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7346in"/>
    </style:style>
    <style:style style:name="co3" style:family="table-column">
      <style:table-column-properties fo:break-before="auto" style:column-width="0.7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937in"/>
    </style:style>
    <style:style style:name="co9" style:family="table-column">
      <style:table-column-properties fo:break-before="auto" style:column-width="0.6035in"/>
    </style:style>
    <style:style style:name="co10" style:family="table-column">
      <style:table-column-properties fo:break-before="auto" style:column-width="0.3126in"/>
    </style:style>
    <style:style style:name="co11" style:family="table-column">
      <style:table-column-properties fo:break-before="auto" style:column-width="0.8563in"/>
    </style:style>
    <style:style style:name="co12" style:family="table-column">
      <style:table-column-properties fo:break-before="auto" style:column-width="0.7161in"/>
    </style:style>
    <style:style style:name="co13" style:family="table-column">
      <style:table-column-properties fo:break-before="auto" style:column-width="1.1283in"/>
    </style:style>
    <style:style style:name="co14" style:family="table-column">
      <style:table-column-properties fo:break-before="auto" style:column-width="0.7252in"/>
    </style:style>
    <style:style style:name="co15" style:family="table-column">
      <style:table-column-properties fo:break-before="auto" style:column-width="0.7063in"/>
    </style:style>
    <style:style style:name="co16" style:family="table-column">
      <style:table-column-properties fo:break-before="auto" style:column-width="0.3783in"/>
    </style:style>
    <style:style style:name="co17" style:family="table-column">
      <style:table-column-properties fo:break-before="auto" style:column-width="0.4437in"/>
    </style:style>
    <style:style style:name="co18" style:family="table-column">
      <style:table-column-properties fo:break-before="auto" style:column-width="0.5189in"/>
    </style:style>
    <style:style style:name="co19" style:family="table-column">
      <style:table-column-properties fo:break-before="auto" style:column-width="1.8134in"/>
    </style:style>
    <style:style style:name="co20" style:family="table-column">
      <style:table-column-properties fo:break-before="auto" style:column-width="1.8035in"/>
    </style:style>
    <style:style style:name="co21" style:family="table-column">
      <style:table-column-properties fo:break-before="auto" style:column-width="1.822in"/>
    </style:style>
    <style:style style:name="co22" style:family="table-column">
      <style:table-column-properties fo:break-before="auto" style:column-width="1.7661in"/>
    </style:style>
    <style:style style:name="co23" style:family="table-column">
      <style:table-column-properties fo:break-before="auto" style:column-width="1.7571in"/>
    </style:style>
    <style:style style:name="co24" style:family="table-column">
      <style:table-column-properties fo:break-before="auto" style:column-width="1.7756in"/>
    </style:style>
    <style:style style:name="co25" style:family="table-column">
      <style:table-column-properties fo:break-before="auto" style:column-width="1.8319in"/>
    </style:style>
    <style:style style:name="co26" style:family="table-column">
      <style:table-column-properties fo:break-before="auto" style:column-width="1.55in"/>
    </style:style>
    <style:style style:name="co27" style:family="table-column">
      <style:table-column-properties fo:break-before="auto" style:column-width="1.5409in"/>
    </style:style>
    <style:style style:name="co28" style:family="table-column">
      <style:table-column-properties fo:break-before="auto" style:column-width="1.5598in"/>
    </style:style>
    <style:style style:name="co29" style:family="table-column">
      <style:table-column-properties fo:break-before="auto" style:column-width="1.8783in"/>
    </style:style>
    <style:style style:name="co30" style:family="table-column">
      <style:table-column-properties fo:break-before="auto" style:column-width="1.8693in"/>
    </style:style>
    <style:style style:name="co31" style:family="table-column">
      <style:table-column-properties fo:break-before="auto" style:column-width="1.8882in"/>
    </style:style>
    <style:style style:name="co32" style:family="table-column">
      <style:table-column-properties fo:break-before="auto" style:column-width="1.7193in"/>
    </style:style>
    <style:style style:name="co33" style:family="table-column">
      <style:table-column-properties fo:break-before="auto" style:column-width="1.7098in"/>
    </style:style>
    <style:style style:name="co34" style:family="table-column">
      <style:table-column-properties fo:break-before="auto" style:column-width="1.7283in"/>
    </style:style>
    <style:style style:name="co35" style:family="table-column">
      <style:table-column-properties fo:break-before="auto" style:column-width="1.7in"/>
    </style:style>
    <style:style style:name="co36" style:family="table-column">
      <style:table-column-properties fo:break-before="auto" style:column-width="1.6909in"/>
    </style:style>
    <style:style style:name="co37" style:family="table-column">
      <style:table-column-properties fo:break-before="auto" style:column-width="1.6535in"/>
    </style:style>
    <style:style style:name="co38" style:family="table-column">
      <style:table-column-properties fo:break-before="auto" style:column-width="1.6437in"/>
    </style:style>
    <style:style style:name="co39" style:family="table-column">
      <style:table-column-properties fo:break-before="auto" style:column-width="1.6626in"/>
    </style:style>
    <style:style style:name="co40" style:family="table-column">
      <style:table-column-properties fo:break-before="auto" style:column-width="1.4374in"/>
    </style:style>
    <style:style style:name="co41" style:family="table-column">
      <style:table-column-properties fo:break-before="auto" style:column-width="1.4283in"/>
    </style:style>
    <style:style style:name="co42" style:family="table-column">
      <style:table-column-properties fo:break-before="auto" style:column-width="1.4472in"/>
    </style:style>
    <style:style style:name="co43" style:family="table-column">
      <style:table-column-properties fo:break-before="auto" style:column-width="1.6063in"/>
    </style:style>
    <style:style style:name="co44" style:family="table-column">
      <style:table-column-properties fo:break-before="auto" style:column-width="1.5972in"/>
    </style:style>
    <style:style style:name="co45" style:family="table-column">
      <style:table-column-properties fo:break-before="auto" style:column-width="1.6161in"/>
    </style:style>
    <style:style style:name="co46" style:family="table-column">
      <style:table-column-properties fo:break-before="auto" style:column-width="1.672in"/>
    </style:style>
    <style:style style:name="co47" style:family="table-column">
      <style:table-column-properties fo:break-before="auto" style:column-width="1.4563in"/>
    </style:style>
    <style:style style:name="co48" style:family="table-column">
      <style:table-column-properties fo:break-before="auto" style:column-width="1.7846in"/>
    </style:style>
    <style:style style:name="co49" style:family="table-column">
      <style:table-column-properties fo:break-before="auto" style:column-width="1.6252in"/>
    </style:style>
    <style:style style:name="co50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 Narrow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2" style:family="table-cell" style:parent-style-name="Default" style:data-style-name="N12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14" style:family="table-cell" style:parent-style-name="Default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5" style:family="table-cell" style:parent-style-name="Blue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Green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Blue" style:data-style-name="N12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1">
      <style:text-properties fo:font-weight="normal" style:font-weight-asian="normal" style:font-weight-complex="normal"/>
    </style:style>
    <style:style style:name="ce19" style:family="table-cell" style:parent-style-name="Default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2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6" style:family="table-cell" style:parent-style-name="Blue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Green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Blue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Red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none" fo:border-top="0.74pt solid #000000"/>
    </style:style>
    <style:style style:name="ce26" style:family="table-cell" style:parent-style-name="Red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1" style:family="table-cell" style:parent-style-name="Default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29" style:family="table-cell" style:parent-style-name="Blue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Red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Green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Blue" style:data-style-name="N12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8" table:default-cell-style-name="ce8"/>
        <table:table-column table:style-name="co7" table:number-columns-repeated="3" table:default-cell-style-name="Default"/>
        <table:table-row table:style-name="ro1">
          <table:table-cell table:number-columns-repeated="5"/>
          <table:table-cell table:style-name="ce12" office:value-type="string" calcext:value-type="string" table:number-columns-spanned="7" table:number-rows-spanned="1">
            <text:p>BothSides</text:p>
          </table:table-cell>
          <table:covered-table-cell table:number-columns-repeated="3" table:style-name="ce19"/>
          <table:covered-table-cell table:style-name="ce25"/>
          <table:covered-table-cell table:style-name="ce19"/>
          <table:covered-table-cell table:style-name="ce27"/>
          <table:table-cell table:style-name="ce12" office:value-type="string" calcext:value-type="string" table:number-columns-spanned="7" table:number-rows-spanned="1">
            <text:p>PosSide</text:p>
          </table:table-cell>
          <table:covered-table-cell table:number-columns-repeated="3" table:style-name="ce19"/>
          <table:covered-table-cell table:style-name="ce25"/>
          <table:covered-table-cell table:style-name="ce19"/>
          <table:covered-table-cell table:style-name="ce27"/>
          <table:table-cell table:style-name="ce12" office:value-type="string" calcext:value-type="string" table:number-columns-spanned="7" table:number-rows-spanned="1">
            <text:p>NegSide</text:p>
          </table:table-cell>
          <table:covered-table-cell table:number-columns-repeated="3" table:style-name="ce19"/>
          <table:covered-table-cell table:style-name="ce25"/>
          <table:covered-table-cell table:style-name="ce19"/>
          <table:covered-table-cell table:style-name="ce27"/>
        </table:table-row>
        <table:table-row table:style-name="ro1">
          <table:table-cell table:style-name="ce1" office:value-type="string" calcext:value-type="string">
            <text:p>Scenario</text:p>
          </table:table-cell>
          <table:table-cell table:style-name="ce5" office:value-type="string" calcext:value-type="string">
            <text:p>fracPos</text:p>
          </table:table-cell>
          <table:table-cell table:style-name="ce5" office:value-type="string" calcext:value-type="string">
            <text:p>fracNeg</text:p>
          </table:table-cell>
          <table:table-cell table:style-name="ce5" office:value-type="string" calcext:value-type="string">
            <text:p>rho</text:p>
          </table:table-cell>
          <table:table-cell table:style-name="ce5" office:value-type="string" calcext:value-type="string">
            <text:p>FDRmethod</text:p>
          </table:table-cell>
          <table:table-cell table:style-name="ce14" office:value-type="string" calcext:value-type="string">
            <text:p>canonical</text:p>
          </table:table-cell>
          <table:table-cell table:style-name="ce28" office:value-type="string" calcext:value-type="string">
            <text:p>twotailed</text:p>
          </table:table-cell>
          <table:table-cell table:style-name="ce28" office:value-type="string" calcext:value-type="string">
            <text:p>combined</text:p>
          </table:table-cell>
          <table:table-cell table:style-name="ce28" office:value-type="string" calcext:value-type="string">
            <text:p>twice</text:p>
          </table:table-cell>
          <table:table-cell table:style-name="ce28" office:value-type="string" calcext:value-type="string">
            <text:p>sidaktwice</text:p>
          </table:table-cell>
          <table:table-cell table:style-name="ce28" office:value-type="string" calcext:value-type="string">
            <text:p>split1tail</text:p>
          </table:table-cell>
          <table:table-cell table:style-name="ce41" office:value-type="string" calcext:value-type="string">
            <text:p>split2tail</text:p>
          </table:table-cell>
          <table:table-cell table:style-name="ce14" office:value-type="string" calcext:value-type="string">
            <text:p>canonical</text:p>
          </table:table-cell>
          <table:table-cell table:style-name="ce28" office:value-type="string" calcext:value-type="string">
            <text:p>twotailed</text:p>
          </table:table-cell>
          <table:table-cell table:style-name="ce28" office:value-type="string" calcext:value-type="string">
            <text:p>combined</text:p>
          </table:table-cell>
          <table:table-cell table:style-name="ce28" office:value-type="string" calcext:value-type="string">
            <text:p>twice</text:p>
          </table:table-cell>
          <table:table-cell table:style-name="ce28" office:value-type="string" calcext:value-type="string">
            <text:p>sidaktwice</text:p>
          </table:table-cell>
          <table:table-cell table:style-name="ce28" office:value-type="string" calcext:value-type="string">
            <text:p>split1tail</text:p>
          </table:table-cell>
          <table:table-cell table:style-name="ce41" office:value-type="string" calcext:value-type="string">
            <text:p>split2tail</text:p>
          </table:table-cell>
          <table:table-cell table:style-name="ce14" office:value-type="string" calcext:value-type="string">
            <text:p>canonical</text:p>
          </table:table-cell>
          <table:table-cell table:style-name="ce28" office:value-type="string" calcext:value-type="string">
            <text:p>twotailed</text:p>
          </table:table-cell>
          <table:table-cell table:style-name="ce28" office:value-type="string" calcext:value-type="string">
            <text:p>combined</text:p>
          </table:table-cell>
          <table:table-cell table:style-name="ce28" office:value-type="string" calcext:value-type="string">
            <text:p>twice</text:p>
          </table:table-cell>
          <table:table-cell table:style-name="ce28" office:value-type="string" calcext:value-type="string">
            <text:p>sidaktwice</text:p>
          </table:table-cell>
          <table:table-cell table:style-name="ce28" office:value-type="string" calcext:value-type="string">
            <text:p>split1tail</text:p>
          </table:table-cell>
          <table:table-cell table:style-name="ce41" office:value-type="string" calcext:value-type="string">
            <text:p>split2tail</text:p>
          </table:table-cell>
        </table:table-row>
        <table:table-row table:style-name="ro1">
          <table:table-cell table:formula="of:=[$raw.A2]" office:value-type="string" office:string-value="bh_dep_balanced" calcext:value-type="string">
            <text:p>bh_dep_balanced</text:p>
          </table:table-cell>
          <table:table-cell table:formula="of:=[$raw.B2]" office:value-type="float" office:value="0.25" calcext:value-type="float">
            <text:p>0.25</text:p>
          </table:table-cell>
          <table:table-cell table:formula="of:=[$raw.C2]" office:value-type="float" office:value="0.25" calcext:value-type="float">
            <text:p>0.25</text:p>
          </table:table-cell>
          <table:table-cell table:formula="of:=[$raw.D2]" office:value-type="float" office:value="0.8" calcext:value-type="float">
            <text:p>0.8</text:p>
          </table:table-cell>
          <table:table-cell table:formula="of:=[$raw.E2]" office:value-type="string" office:string-value="BH1995" calcext:value-type="string">
            <text:p>BH1995</text:p>
          </table:table-cell>
          <table:table-cell table:style-name="ce15" table:formula="of:=[raw.M2]+ORG.OPENOFFICE.STYLE(IF([raw.J2]&lt;[raw.N2];&quot;Red&quot;;IF([raw.J2]&gt;[raw.O2];&quot;Blue&quot;;&quot;Green&quot;)))" office:value-type="float" office:value="0.0175124052987055" calcext:value-type="float">
            <text:p>0.0175</text:p>
          </table:table-cell>
          <table:table-cell table:style-name="ce6" table:formula="of:=[raw.P2]+ORG.OPENOFFICE.STYLE(IF([raw.J2]&lt;[raw.Q2];&quot;Red&quot;;IF([raw.J2]&gt;[raw.R2];&quot;Blue&quot;;&quot;Green&quot;)))" office:value-type="float" office:value="0.01954872113054" calcext:value-type="float">
            <text:p>0.0195</text:p>
          </table:table-cell>
          <table:table-cell table:style-name="ce6" table:formula="of:=[raw.S2]+ORG.OPENOFFICE.STYLE(IF([raw.J2]&lt;[raw.T2];&quot;Red&quot;;IF([raw.J2]&gt;[raw.U2];&quot;Blue&quot;;&quot;Green&quot;)))" office:value-type="float" office:value="0.01954872113054" calcext:value-type="float">
            <text:p>0.0195</text:p>
          </table:table-cell>
          <table:table-cell table:style-name="ce6" table:formula="of:=[raw.V2]+ORG.OPENOFFICE.STYLE(IF([raw.J2]&lt;[raw.W2];&quot;Red&quot;;IF([raw.J2]&gt;[raw.X2];&quot;Blue&quot;;&quot;Green&quot;)))" office:value-type="float" office:value="0.0374667060562604" calcext:value-type="float">
            <text:p>0.0375</text:p>
          </table:table-cell>
          <table:table-cell table:style-name="ce6" table:formula="of:=[raw.Y2]+ORG.OPENOFFICE.STYLE(IF([raw.J2]&lt;[raw.Z2];&quot;Red&quot;;IF([raw.J2]&gt;[raw.AA2];&quot;Blue&quot;;&quot;Green&quot;)))" office:value-type="float" office:value="0.0194736129833463" calcext:value-type="float">
            <text:p>0.0195</text:p>
          </table:table-cell>
          <table:table-cell table:style-name="ce7" table:formula="of:=[raw.AB2]+ORG.OPENOFFICE.STYLE(IF([raw.J2]&lt;[raw.AC2];&quot;Red&quot;;IF([raw.J2]&gt;[raw.AD2];&quot;Blue&quot;;&quot;Green&quot;)))" office:value-type="float" office:value="0.0493736060099008" calcext:value-type="float">
            <text:p>0.0494</text:p>
          </table:table-cell>
          <table:table-cell table:style-name="ce29" table:formula="of:=[raw.AE2]+ORG.OPENOFFICE.STYLE(IF([raw.J2]&lt;[raw.AF2];&quot;Red&quot;;IF([raw.J2]&gt;[raw.AG2];&quot;Blue&quot;;&quot;Green&quot;)))" office:value-type="float" office:value="0.0253815595859771" calcext:value-type="float">
            <text:p>0.0254</text:p>
          </table:table-cell>
          <table:table-cell table:style-name="ce15" table:formula="of:=[raw.AH2]+ORG.OPENOFFICE.STYLE(IF([raw.J2]&lt;[raw.AI2];&quot;Red&quot;;IF([raw.J2]&gt;[raw.AJ2];&quot;Blue&quot;;&quot;Green&quot;)))" office:value-type="float" office:value="0.0175124052987055" calcext:value-type="float">
            <text:p>0.0175</text:p>
          </table:table-cell>
          <table:table-cell table:style-name="ce6" table:formula="of:=[raw.AK2]+ORG.OPENOFFICE.STYLE(IF([raw.J2]&lt;[raw.AL2];&quot;Red&quot;;IF([raw.J2]&gt;[raw.AM2];&quot;Blue&quot;;&quot;Green&quot;)))" office:value-type="float" office:value="0.00841456456213645" calcext:value-type="float">
            <text:p>0.0084</text:p>
          </table:table-cell>
          <table:table-cell table:style-name="ce6" table:formula="of:=[raw.AN2]+ORG.OPENOFFICE.STYLE(IF([raw.J2]&lt;[raw.AO2];&quot;Red&quot;;IF([raw.J2]&gt;[raw.AP2];&quot;Blue&quot;;&quot;Green&quot;)))" office:value-type="float" office:value="0.00841456456213645" calcext:value-type="float">
            <text:p>0.0084</text:p>
          </table:table-cell>
          <table:table-cell table:style-name="ce6" table:formula="of:=[raw.AQ2]+ORG.OPENOFFICE.STYLE(IF([raw.J2]&lt;[raw.AR2];&quot;Red&quot;;IF([raw.J2]&gt;[raw.AS2];&quot;Blue&quot;;&quot;Green&quot;)))" office:value-type="float" office:value="0.0175124052987055" calcext:value-type="float">
            <text:p>0.0175</text:p>
          </table:table-cell>
          <table:table-cell table:style-name="ce6" table:formula="of:=[raw.AT2]+ORG.OPENOFFICE.STYLE(IF([raw.J2]&lt;[raw.AU2];&quot;Red&quot;;IF([raw.J2]&gt;[raw.AV2];&quot;Blue&quot;;&quot;Green&quot;)))" office:value-type="float" office:value="0.00831363479981976" calcext:value-type="float">
            <text:p>0.0083</text:p>
          </table:table-cell>
          <table:table-cell table:style-name="ce6" table:formula="of:=[raw.AW2]+ORG.OPENOFFICE.STYLE(IF([raw.J2]&lt;[raw.AX2];&quot;Red&quot;;IF([raw.J2]&gt;[raw.AY2];&quot;Blue&quot;;&quot;Green&quot;)))" office:value-type="float" office:value="0.0240389986108278" calcext:value-type="float">
            <text:p>0.0240</text:p>
          </table:table-cell>
          <table:table-cell table:style-name="ce29" table:formula="of:=[raw.AZ2]+ORG.OPENOFFICE.STYLE(IF([raw.J2]&lt;[raw.BA2];&quot;Red&quot;;IF([raw.J2]&gt;[raw.BB2];&quot;Blue&quot;;&quot;Green&quot;)))" office:value-type="float" office:value="0.0113129830059818" calcext:value-type="float">
            <text:p>0.0113</text:p>
          </table:table-cell>
          <table:table-cell table:style-name="ce15" table:formula="of:=[raw.BC2]+ORG.OPENOFFICE.STYLE(IF([raw.J2]&lt;[raw.BD2];&quot;Red&quot;;IF([raw.J2]&gt;[raw.BE2];&quot;Blue&quot;;&quot;Green&quot;)))" office:value-type="float" office:value="0" calcext:value-type="float">
            <text:p>0.0000</text:p>
          </table:table-cell>
          <table:table-cell table:style-name="ce6" table:formula="of:=[raw.BF2]+ORG.OPENOFFICE.STYLE(IF([raw.J2]&lt;[raw.BG2];&quot;Red&quot;;IF([raw.J2]&gt;[raw.BH2];&quot;Blue&quot;;&quot;Green&quot;)))" office:value-type="float" office:value="0.0124753468380208" calcext:value-type="float">
            <text:p>0.0125</text:p>
          </table:table-cell>
          <table:table-cell table:style-name="ce6" table:formula="of:=[raw.BI2]+ORG.OPENOFFICE.STYLE(IF([raw.J2]&lt;[raw.BJ2];&quot;Red&quot;;IF([raw.J2]&gt;[raw.BK2];&quot;Blue&quot;;&quot;Green&quot;)))" office:value-type="float" office:value="0.0124753468380208" calcext:value-type="float">
            <text:p>0.0125</text:p>
          </table:table-cell>
          <table:table-cell table:style-name="ce6" table:formula="of:=[raw.BL2]+ORG.OPENOFFICE.STYLE(IF([raw.J2]&lt;[raw.BM2];&quot;Red&quot;;IF([raw.J2]&gt;[raw.BN2];&quot;Blue&quot;;&quot;Green&quot;)))" office:value-type="float" office:value="0.0204239592684123" calcext:value-type="float">
            <text:p>0.0204</text:p>
          </table:table-cell>
          <table:table-cell table:style-name="ce6" table:formula="of:=[raw.BO2]+ORG.OPENOFFICE.STYLE(IF([raw.J2]&lt;[raw.BP2];&quot;Red&quot;;IF([raw.J2]&gt;[raw.BQ2];&quot;Blue&quot;;&quot;Green&quot;)))" office:value-type="float" office:value="0.0115214260424189" calcext:value-type="float">
            <text:p>0.0115</text:p>
          </table:table-cell>
          <table:table-cell table:style-name="ce6" table:formula="of:=[raw.BR2]+ORG.OPENOFFICE.STYLE(IF([raw.J2]&lt;[raw.BS2];&quot;Red&quot;;IF([raw.J2]&gt;[raw.BT2];&quot;Blue&quot;;&quot;Green&quot;)))" office:value-type="float" office:value="0.0267254270713457" calcext:value-type="float">
            <text:p>0.0267</text:p>
          </table:table-cell>
          <table:table-cell table:style-name="ce29" table:formula="of:=[raw.BU2]+ORG.OPENOFFICE.STYLE(IF([raw.J2]&lt;[raw.BV2];&quot;Red&quot;;IF([raw.J2]&gt;[raw.BW2];&quot;Blue&quot;;&quot;Green&quot;)))" office:value-type="float" office:value="0.0146698503899035" calcext:value-type="float">
            <text:p>0.0147</text:p>
          </table:table-cell>
        </table:table-row>
        <table:table-row table:style-name="ro1">
          <table:table-cell table:formula="of:=[$raw.A3]" office:value-type="string" office:string-value="bh_dep_negonly" calcext:value-type="string">
            <text:p>bh_dep_negonly</text:p>
          </table:table-cell>
          <table:table-cell table:formula="of:=[$raw.B3]" office:value-type="float" office:value="0" calcext:value-type="float">
            <text:p>0</text:p>
          </table:table-cell>
          <table:table-cell table:formula="of:=[$raw.C3]" office:value-type="float" office:value="0.25" calcext:value-type="float">
            <text:p>0.25</text:p>
          </table:table-cell>
          <table:table-cell table:formula="of:=[$raw.D3]" office:value-type="float" office:value="0.8" calcext:value-type="float">
            <text:p>0.8</text:p>
          </table:table-cell>
          <table:table-cell table:formula="of:=[$raw.E3]" office:value-type="string" office:string-value="BH1995" calcext:value-type="string">
            <text:p>BH1995</text:p>
          </table:table-cell>
          <table:table-cell table:style-name="ce15" table:formula="of:=[raw.M3]+ORG.OPENOFFICE.STYLE(IF([raw.J3]&lt;[raw.N3];&quot;Red&quot;;IF([raw.J3]&gt;[raw.O3];&quot;Blue&quot;;&quot;Green&quot;)))" office:value-type="float" office:value="0.0105" calcext:value-type="float">
            <text:p>0.0105</text:p>
          </table:table-cell>
          <table:table-cell table:style-name="ce6" table:formula="of:=[raw.P3]+ORG.OPENOFFICE.STYLE(IF([raw.J3]&lt;[raw.Q3];&quot;Red&quot;;IF([raw.J3]&gt;[raw.R3];&quot;Blue&quot;;&quot;Green&quot;)))" office:value-type="float" office:value="0.0212123709224709" calcext:value-type="float">
            <text:p>0.0212</text:p>
          </table:table-cell>
          <table:table-cell table:style-name="ce6" table:formula="of:=[raw.S3]+ORG.OPENOFFICE.STYLE(IF([raw.J3]&lt;[raw.T3];&quot;Red&quot;;IF([raw.J3]&gt;[raw.U3];&quot;Blue&quot;;&quot;Green&quot;)))" office:value-type="float" office:value="0.0212123709224709" calcext:value-type="float">
            <text:p>0.0212</text:p>
          </table:table-cell>
          <table:table-cell table:style-name="ce6" table:formula="of:=[raw.V3]+ORG.OPENOFFICE.STYLE(IF([raw.J3]&lt;[raw.W3];&quot;Red&quot;;IF([raw.J3]&gt;[raw.X3];&quot;Blue&quot;;&quot;Green&quot;)))" office:value-type="float" office:value="0.0424614505544213" calcext:value-type="float">
            <text:p>0.0425</text:p>
          </table:table-cell>
          <table:table-cell table:style-name="ce6" table:formula="of:=[raw.Y3]+ORG.OPENOFFICE.STYLE(IF([raw.J3]&lt;[raw.Z3];&quot;Red&quot;;IF([raw.J3]&gt;[raw.AA3];&quot;Blue&quot;;&quot;Green&quot;)))" office:value-type="float" office:value="0.0212971419990418" calcext:value-type="float">
            <text:p>0.0213</text:p>
          </table:table-cell>
          <table:table-cell table:style-name="ce7" table:formula="of:=[raw.AB3]+ORG.OPENOFFICE.STYLE(IF([raw.J3]&lt;[raw.AC3];&quot;Red&quot;;IF([raw.J3]&gt;[raw.AD3];&quot;Blue&quot;;&quot;Green&quot;)))" office:value-type="float" office:value="0.0467675832224715" calcext:value-type="float">
            <text:p>0.0468</text:p>
          </table:table-cell>
          <table:table-cell table:style-name="ce29" table:formula="of:=[raw.AE3]+ORG.OPENOFFICE.STYLE(IF([raw.J3]&lt;[raw.AF3];&quot;Red&quot;;IF([raw.J3]&gt;[raw.AG3];&quot;Blue&quot;;&quot;Green&quot;)))" office:value-type="float" office:value="0.0235039310175388" calcext:value-type="float">
            <text:p>0.0235</text:p>
          </table:table-cell>
          <table:table-cell table:style-name="ce15" table:formula="of:=[raw.AH3]+ORG.OPENOFFICE.STYLE(IF([raw.J3]&lt;[raw.AI3];&quot;Red&quot;;IF([raw.J3]&gt;[raw.AJ3];&quot;Blue&quot;;&quot;Green&quot;)))" office:value-type="float" office:value="0.0105" calcext:value-type="float">
            <text:p>0.0105</text:p>
          </table:table-cell>
          <table:table-cell table:style-name="ce6" table:formula="of:=[raw.AK3]+ORG.OPENOFFICE.STYLE(IF([raw.J3]&lt;[raw.AL3];&quot;Red&quot;;IF([raw.J3]&gt;[raw.AM3];&quot;Blue&quot;;&quot;Green&quot;)))" office:value-type="float" office:value="0.004" calcext:value-type="float">
            <text:p>0.0040</text:p>
          </table:table-cell>
          <table:table-cell table:style-name="ce6" table:formula="of:=[raw.AN3]+ORG.OPENOFFICE.STYLE(IF([raw.J3]&lt;[raw.AO3];&quot;Red&quot;;IF([raw.J3]&gt;[raw.AP3];&quot;Blue&quot;;&quot;Green&quot;)))" office:value-type="float" office:value="0.004" calcext:value-type="float">
            <text:p>0.0040</text:p>
          </table:table-cell>
          <table:table-cell table:style-name="ce6" table:formula="of:=[raw.AQ3]+ORG.OPENOFFICE.STYLE(IF([raw.J3]&lt;[raw.AR3];&quot;Red&quot;;IF([raw.J3]&gt;[raw.AS3];&quot;Blue&quot;;&quot;Green&quot;)))" office:value-type="float" office:value="0.0105" calcext:value-type="float">
            <text:p>0.0105</text:p>
          </table:table-cell>
          <table:table-cell table:style-name="ce6" table:formula="of:=[raw.AT3]+ORG.OPENOFFICE.STYLE(IF([raw.J3]&lt;[raw.AU3];&quot;Red&quot;;IF([raw.J3]&gt;[raw.AV3];&quot;Blue&quot;;&quot;Green&quot;)))" office:value-type="float" office:value="0.004" calcext:value-type="float">
            <text:p>0.0040</text:p>
          </table:table-cell>
          <table:table-cell table:style-name="ce6" table:formula="of:=[raw.AW3]+ORG.OPENOFFICE.STYLE(IF([raw.J3]&lt;[raw.AX3];&quot;Red&quot;;IF([raw.J3]&gt;[raw.AY3];&quot;Blue&quot;;&quot;Green&quot;)))" office:value-type="float" office:value="0.0145" calcext:value-type="float">
            <text:p>0.0145</text:p>
          </table:table-cell>
          <table:table-cell table:style-name="ce29" table:formula="of:=[raw.AZ3]+ORG.OPENOFFICE.STYLE(IF([raw.J3]&lt;[raw.BA3];&quot;Red&quot;;IF([raw.J3]&gt;[raw.BB3];&quot;Blue&quot;;&quot;Green&quot;)))" office:value-type="float" office:value="0.006" calcext:value-type="float">
            <text:p>0.0060</text:p>
          </table:table-cell>
          <table:table-cell table:style-name="ce15" table:formula="of:=[raw.BC3]+ORG.OPENOFFICE.STYLE(IF([raw.J3]&lt;[raw.BD3];&quot;Red&quot;;IF([raw.J3]&gt;[raw.BE3];&quot;Blue&quot;;&quot;Green&quot;)))" office:value-type="float" office:value="0" calcext:value-type="float">
            <text:p>0.0000</text:p>
          </table:table-cell>
          <table:table-cell table:style-name="ce6" table:formula="of:=[raw.BF3]+ORG.OPENOFFICE.STYLE(IF([raw.J3]&lt;[raw.BG3];&quot;Red&quot;;IF([raw.J3]&gt;[raw.BH3];&quot;Blue&quot;;&quot;Green&quot;)))" office:value-type="float" office:value="0.0172123709224708" calcext:value-type="float">
            <text:p>0.0172</text:p>
          </table:table-cell>
          <table:table-cell table:style-name="ce6" table:formula="of:=[raw.BI3]+ORG.OPENOFFICE.STYLE(IF([raw.J3]&lt;[raw.BJ3];&quot;Red&quot;;IF([raw.J3]&gt;[raw.BK3];&quot;Blue&quot;;&quot;Green&quot;)))" office:value-type="float" office:value="0.0172123709224708" calcext:value-type="float">
            <text:p>0.0172</text:p>
          </table:table-cell>
          <table:table-cell table:style-name="ce6" table:formula="of:=[raw.BL3]+ORG.OPENOFFICE.STYLE(IF([raw.J3]&lt;[raw.BM3];&quot;Red&quot;;IF([raw.J3]&gt;[raw.BN3];&quot;Blue&quot;;&quot;Green&quot;)))" office:value-type="float" office:value="0.0319614505544213" calcext:value-type="float">
            <text:p>0.0320</text:p>
          </table:table-cell>
          <table:table-cell table:style-name="ce6" table:formula="of:=[raw.BO3]+ORG.OPENOFFICE.STYLE(IF([raw.J3]&lt;[raw.BP3];&quot;Red&quot;;IF([raw.J3]&gt;[raw.BQ3];&quot;Blue&quot;;&quot;Green&quot;)))" office:value-type="float" office:value="0.0172971419990418" calcext:value-type="float">
            <text:p>0.0173</text:p>
          </table:table-cell>
          <table:table-cell table:style-name="ce6" table:formula="of:=[raw.BR3]+ORG.OPENOFFICE.STYLE(IF([raw.J3]&lt;[raw.BS3];&quot;Red&quot;;IF([raw.J3]&gt;[raw.BT3];&quot;Blue&quot;;&quot;Green&quot;)))" office:value-type="float" office:value="0.0322675832224714" calcext:value-type="float">
            <text:p>0.0323</text:p>
          </table:table-cell>
          <table:table-cell table:style-name="ce29" table:formula="of:=[raw.BU3]+ORG.OPENOFFICE.STYLE(IF([raw.J3]&lt;[raw.BV3];&quot;Red&quot;;IF([raw.J3]&gt;[raw.BW3];&quot;Blue&quot;;&quot;Green&quot;)))" office:value-type="float" office:value="0.0175039310175388" calcext:value-type="float">
            <text:p>0.0175</text:p>
          </table:table-cell>
        </table:table-row>
        <table:table-row table:style-name="ro1">
          <table:table-cell table:formula="of:=[$raw.A4]" office:value-type="string" office:string-value="bh_dep_null" calcext:value-type="string">
            <text:p>bh_dep_null</text:p>
          </table:table-cell>
          <table:table-cell table:formula="of:=[$raw.B4]" office:value-type="float" office:value="0" calcext:value-type="float">
            <text:p>0</text:p>
          </table:table-cell>
          <table:table-cell table:formula="of:=[$raw.C4]" office:value-type="float" office:value="0" calcext:value-type="float">
            <text:p>0</text:p>
          </table:table-cell>
          <table:table-cell table:formula="of:=[$raw.D4]" office:value-type="float" office:value="0.8" calcext:value-type="float">
            <text:p>0.8</text:p>
          </table:table-cell>
          <table:table-cell table:formula="of:=[$raw.E4]" office:value-type="string" office:string-value="BH1995" calcext:value-type="string">
            <text:p>BH1995</text:p>
          </table:table-cell>
          <table:table-cell table:style-name="ce15" table:formula="of:=[raw.M4]+ORG.OPENOFFICE.STYLE(IF([raw.J4]&lt;[raw.N4];&quot;Red&quot;;IF([raw.J4]&gt;[raw.O4];&quot;Blue&quot;;&quot;Green&quot;)))" office:value-type="float" office:value="0.0205" calcext:value-type="float">
            <text:p>0.0205</text:p>
          </table:table-cell>
          <table:table-cell table:style-name="ce6" table:formula="of:=[raw.P4]+ORG.OPENOFFICE.STYLE(IF([raw.J4]&lt;[raw.Q4];&quot;Red&quot;;IF([raw.J4]&gt;[raw.R4];&quot;Blue&quot;;&quot;Green&quot;)))" office:value-type="float" office:value="0.02" calcext:value-type="float">
            <text:p>0.0200</text:p>
          </table:table-cell>
          <table:table-cell table:style-name="ce6" table:formula="of:=[raw.S4]+ORG.OPENOFFICE.STYLE(IF([raw.J4]&lt;[raw.T4];&quot;Red&quot;;IF([raw.J4]&gt;[raw.U4];&quot;Blue&quot;;&quot;Green&quot;)))" office:value-type="float" office:value="0.02" calcext:value-type="float">
            <text:p>0.0200</text:p>
          </table:table-cell>
          <table:table-cell table:style-name="ce6" table:formula="of:=[raw.V4]+ORG.OPENOFFICE.STYLE(IF([raw.J4]&lt;[raw.W4];&quot;Red&quot;;IF([raw.J4]&gt;[raw.X4];&quot;Blue&quot;;&quot;Green&quot;)))" office:value-type="float" office:value="0.0375" calcext:value-type="float">
            <text:p>0.0375</text:p>
          </table:table-cell>
          <table:table-cell table:style-name="ce6" table:formula="of:=[raw.Y4]+ORG.OPENOFFICE.STYLE(IF([raw.J4]&lt;[raw.Z4];&quot;Red&quot;;IF([raw.J4]&gt;[raw.AA4];&quot;Blue&quot;;&quot;Green&quot;)))" office:value-type="float" office:value="0.02" calcext:value-type="float">
            <text:p>0.0200</text:p>
          </table:table-cell>
          <table:table-cell table:style-name="ce6" table:formula="of:=[raw.AB4]+ORG.OPENOFFICE.STYLE(IF([raw.J4]&lt;[raw.AC4];&quot;Red&quot;;IF([raw.J4]&gt;[raw.AD4];&quot;Blue&quot;;&quot;Green&quot;)))" office:value-type="float" office:value="0.0375" calcext:value-type="float">
            <text:p>0.0375</text:p>
          </table:table-cell>
          <table:table-cell table:style-name="ce29" table:formula="of:=[raw.AE4]+ORG.OPENOFFICE.STYLE(IF([raw.J4]&lt;[raw.AF4];&quot;Red&quot;;IF([raw.J4]&gt;[raw.AG4];&quot;Blue&quot;;&quot;Green&quot;)))" office:value-type="float" office:value="0.02" calcext:value-type="float">
            <text:p>0.0200</text:p>
          </table:table-cell>
          <table:table-cell table:style-name="ce15" table:formula="of:=[raw.AH4]+ORG.OPENOFFICE.STYLE(IF([raw.J4]&lt;[raw.AI4];&quot;Red&quot;;IF([raw.J4]&gt;[raw.AJ4];&quot;Blue&quot;;&quot;Green&quot;)))" office:value-type="float" office:value="0.0205" calcext:value-type="float">
            <text:p>0.0205</text:p>
          </table:table-cell>
          <table:table-cell table:style-name="ce6" table:formula="of:=[raw.AK4]+ORG.OPENOFFICE.STYLE(IF([raw.J4]&lt;[raw.AL4];&quot;Red&quot;;IF([raw.J4]&gt;[raw.AM4];&quot;Blue&quot;;&quot;Green&quot;)))" office:value-type="float" office:value="0.0095" calcext:value-type="float">
            <text:p>0.0095</text:p>
          </table:table-cell>
          <table:table-cell table:style-name="ce6" table:formula="of:=[raw.AN4]+ORG.OPENOFFICE.STYLE(IF([raw.J4]&lt;[raw.AO4];&quot;Red&quot;;IF([raw.J4]&gt;[raw.AP4];&quot;Blue&quot;;&quot;Green&quot;)))" office:value-type="float" office:value="0.0095" calcext:value-type="float">
            <text:p>0.0095</text:p>
          </table:table-cell>
          <table:table-cell table:style-name="ce6" table:formula="of:=[raw.AQ4]+ORG.OPENOFFICE.STYLE(IF([raw.J4]&lt;[raw.AR4];&quot;Red&quot;;IF([raw.J4]&gt;[raw.AS4];&quot;Blue&quot;;&quot;Green&quot;)))" office:value-type="float" office:value="0.0205" calcext:value-type="float">
            <text:p>0.0205</text:p>
          </table:table-cell>
          <table:table-cell table:style-name="ce6" table:formula="of:=[raw.AT4]+ORG.OPENOFFICE.STYLE(IF([raw.J4]&lt;[raw.AU4];&quot;Red&quot;;IF([raw.J4]&gt;[raw.AV4];&quot;Blue&quot;;&quot;Green&quot;)))" office:value-type="float" office:value="0.0095" calcext:value-type="float">
            <text:p>0.0095</text:p>
          </table:table-cell>
          <table:table-cell table:style-name="ce6" table:formula="of:=[raw.AW4]+ORG.OPENOFFICE.STYLE(IF([raw.J4]&lt;[raw.AX4];&quot;Red&quot;;IF([raw.J4]&gt;[raw.AY4];&quot;Blue&quot;;&quot;Green&quot;)))" office:value-type="float" office:value="0.0205" calcext:value-type="float">
            <text:p>0.0205</text:p>
          </table:table-cell>
          <table:table-cell table:style-name="ce29" table:formula="of:=[raw.AZ4]+ORG.OPENOFFICE.STYLE(IF([raw.J4]&lt;[raw.BA4];&quot;Red&quot;;IF([raw.J4]&gt;[raw.BB4];&quot;Blue&quot;;&quot;Green&quot;)))" office:value-type="float" office:value="0.0095" calcext:value-type="float">
            <text:p>0.0095</text:p>
          </table:table-cell>
          <table:table-cell table:style-name="ce15" table:formula="of:=[raw.BC4]+ORG.OPENOFFICE.STYLE(IF([raw.J4]&lt;[raw.BD4];&quot;Red&quot;;IF([raw.J4]&gt;[raw.BE4];&quot;Blue&quot;;&quot;Green&quot;)))" office:value-type="float" office:value="0" calcext:value-type="float">
            <text:p>0.0000</text:p>
          </table:table-cell>
          <table:table-cell table:style-name="ce6" table:formula="of:=[raw.BF4]+ORG.OPENOFFICE.STYLE(IF([raw.J4]&lt;[raw.BG4];&quot;Red&quot;;IF([raw.J4]&gt;[raw.BH4];&quot;Blue&quot;;&quot;Green&quot;)))" office:value-type="float" office:value="0.0105" calcext:value-type="float">
            <text:p>0.0105</text:p>
          </table:table-cell>
          <table:table-cell table:style-name="ce6" table:formula="of:=[raw.BI4]+ORG.OPENOFFICE.STYLE(IF([raw.J4]&lt;[raw.BJ4];&quot;Red&quot;;IF([raw.J4]&gt;[raw.BK4];&quot;Blue&quot;;&quot;Green&quot;)))" office:value-type="float" office:value="0.0105" calcext:value-type="float">
            <text:p>0.0105</text:p>
          </table:table-cell>
          <table:table-cell table:style-name="ce6" table:formula="of:=[raw.BL4]+ORG.OPENOFFICE.STYLE(IF([raw.J4]&lt;[raw.BM4];&quot;Red&quot;;IF([raw.J4]&gt;[raw.BN4];&quot;Blue&quot;;&quot;Green&quot;)))" office:value-type="float" office:value="0.017" calcext:value-type="float">
            <text:p>0.0170</text:p>
          </table:table-cell>
          <table:table-cell table:style-name="ce6" table:formula="of:=[raw.BO4]+ORG.OPENOFFICE.STYLE(IF([raw.J4]&lt;[raw.BP4];&quot;Red&quot;;IF([raw.J4]&gt;[raw.BQ4];&quot;Blue&quot;;&quot;Green&quot;)))" office:value-type="float" office:value="0.0105" calcext:value-type="float">
            <text:p>0.0105</text:p>
          </table:table-cell>
          <table:table-cell table:style-name="ce6" table:formula="of:=[raw.BR4]+ORG.OPENOFFICE.STYLE(IF([raw.J4]&lt;[raw.BS4];&quot;Red&quot;;IF([raw.J4]&gt;[raw.BT4];&quot;Blue&quot;;&quot;Green&quot;)))" office:value-type="float" office:value="0.017" calcext:value-type="float">
            <text:p>0.0170</text:p>
          </table:table-cell>
          <table:table-cell table:style-name="ce29" table:formula="of:=[raw.BU4]+ORG.OPENOFFICE.STYLE(IF([raw.J4]&lt;[raw.BV4];&quot;Red&quot;;IF([raw.J4]&gt;[raw.BW4];&quot;Blue&quot;;&quot;Green&quot;)))" office:value-type="float" office:value="0.0105" calcext:value-type="float">
            <text:p>0.0105</text:p>
          </table:table-cell>
        </table:table-row>
        <table:table-row table:style-name="ro1">
          <table:table-cell table:formula="of:=[$raw.A5]" office:value-type="string" office:string-value="bh_dep_posonly" calcext:value-type="string">
            <text:p>bh_dep_posonly</text:p>
          </table:table-cell>
          <table:table-cell table:formula="of:=[$raw.B5]" office:value-type="float" office:value="0.25" calcext:value-type="float">
            <text:p>0.25</text:p>
          </table:table-cell>
          <table:table-cell table:formula="of:=[$raw.C5]" office:value-type="float" office:value="0" calcext:value-type="float">
            <text:p>0</text:p>
          </table:table-cell>
          <table:table-cell table:formula="of:=[$raw.D5]" office:value-type="float" office:value="0.8" calcext:value-type="float">
            <text:p>0.8</text:p>
          </table:table-cell>
          <table:table-cell table:formula="of:=[$raw.E5]" office:value-type="string" office:string-value="BH1995" calcext:value-type="string">
            <text:p>BH1995</text:p>
          </table:table-cell>
          <table:table-cell table:style-name="ce15" table:formula="of:=[raw.M5]+ORG.OPENOFFICE.STYLE(IF([raw.J5]&lt;[raw.N5];&quot;Red&quot;;IF([raw.J5]&gt;[raw.O5];&quot;Blue&quot;;&quot;Green&quot;)))" office:value-type="float" office:value="0.0287811138933913" calcext:value-type="float">
            <text:p>0.0288</text:p>
          </table:table-cell>
          <table:table-cell table:style-name="ce6" table:formula="of:=[raw.P5]+ORG.OPENOFFICE.STYLE(IF([raw.J5]&lt;[raw.Q5];&quot;Red&quot;;IF([raw.J5]&gt;[raw.R5];&quot;Blue&quot;;&quot;Green&quot;)))" office:value-type="float" office:value="0.0202943916810355" calcext:value-type="float">
            <text:p>0.0203</text:p>
          </table:table-cell>
          <table:table-cell table:style-name="ce6" table:formula="of:=[raw.S5]+ORG.OPENOFFICE.STYLE(IF([raw.J5]&lt;[raw.T5];&quot;Red&quot;;IF([raw.J5]&gt;[raw.U5];&quot;Blue&quot;;&quot;Green&quot;)))" office:value-type="float" office:value="0.0202943916810355" calcext:value-type="float">
            <text:p>0.0203</text:p>
          </table:table-cell>
          <table:table-cell table:style-name="ce6" table:formula="of:=[raw.V5]+ORG.OPENOFFICE.STYLE(IF([raw.J5]&lt;[raw.W5];&quot;Red&quot;;IF([raw.J5]&gt;[raw.X5];&quot;Blue&quot;;&quot;Green&quot;)))" office:value-type="float" office:value="0.0407811138933913" calcext:value-type="float">
            <text:p>0.0408</text:p>
          </table:table-cell>
          <table:table-cell table:style-name="ce6" table:formula="of:=[raw.Y5]+ORG.OPENOFFICE.STYLE(IF([raw.J5]&lt;[raw.Z5];&quot;Red&quot;;IF([raw.J5]&gt;[raw.AA5];&quot;Blue&quot;;&quot;Green&quot;)))" office:value-type="float" office:value="0.0203533086809274" calcext:value-type="float">
            <text:p>0.0204</text:p>
          </table:table-cell>
          <table:table-cell table:style-name="ce7" table:formula="of:=[raw.AB5]+ORG.OPENOFFICE.STYLE(IF([raw.J5]&lt;[raw.AC5];&quot;Red&quot;;IF([raw.J5]&gt;[raw.AD5];&quot;Blue&quot;;&quot;Green&quot;)))" office:value-type="float" office:value="0.0448236130984611" calcext:value-type="float">
            <text:p>0.0448</text:p>
          </table:table-cell>
          <table:table-cell table:style-name="ce29" table:formula="of:=[raw.AE5]+ORG.OPENOFFICE.STYLE(IF([raw.J5]&lt;[raw.AF5];&quot;Red&quot;;IF([raw.J5]&gt;[raw.AG5];&quot;Blue&quot;;&quot;Green&quot;)))" office:value-type="float" office:value="0.0218012861767135" calcext:value-type="float">
            <text:p>0.0218</text:p>
          </table:table-cell>
          <table:table-cell table:style-name="ce15" table:formula="of:=[raw.AH5]+ORG.OPENOFFICE.STYLE(IF([raw.J5]&lt;[raw.AI5];&quot;Red&quot;;IF([raw.J5]&gt;[raw.AJ5];&quot;Blue&quot;;&quot;Green&quot;)))" office:value-type="float" office:value="0.0287811138933913" calcext:value-type="float">
            <text:p>0.0288</text:p>
          </table:table-cell>
          <table:table-cell table:style-name="ce6" table:formula="of:=[raw.AK5]+ORG.OPENOFFICE.STYLE(IF([raw.J5]&lt;[raw.AL5];&quot;Red&quot;;IF([raw.J5]&gt;[raw.AM5];&quot;Blue&quot;;&quot;Green&quot;)))" office:value-type="float" office:value="0.0142943916810355" calcext:value-type="float">
            <text:p>0.0143</text:p>
          </table:table-cell>
          <table:table-cell table:style-name="ce6" table:formula="of:=[raw.AN5]+ORG.OPENOFFICE.STYLE(IF([raw.J5]&lt;[raw.AO5];&quot;Red&quot;;IF([raw.J5]&gt;[raw.AP5];&quot;Blue&quot;;&quot;Green&quot;)))" office:value-type="float" office:value="0.0142943916810355" calcext:value-type="float">
            <text:p>0.0143</text:p>
          </table:table-cell>
          <table:table-cell table:style-name="ce6" table:formula="of:=[raw.AQ5]+ORG.OPENOFFICE.STYLE(IF([raw.J5]&lt;[raw.AR5];&quot;Red&quot;;IF([raw.J5]&gt;[raw.AS5];&quot;Blue&quot;;&quot;Green&quot;)))" office:value-type="float" office:value="0.0287811138933913" calcext:value-type="float">
            <text:p>0.0288</text:p>
          </table:table-cell>
          <table:table-cell table:style-name="ce6" table:formula="of:=[raw.AT5]+ORG.OPENOFFICE.STYLE(IF([raw.J5]&lt;[raw.AU5];&quot;Red&quot;;IF([raw.J5]&gt;[raw.AV5];&quot;Blue&quot;;&quot;Green&quot;)))" office:value-type="float" office:value="0.0143533086809274" calcext:value-type="float">
            <text:p>0.0144</text:p>
          </table:table-cell>
          <table:table-cell table:style-name="ce6" table:formula="of:=[raw.AW5]+ORG.OPENOFFICE.STYLE(IF([raw.J5]&lt;[raw.AX5];&quot;Red&quot;;IF([raw.J5]&gt;[raw.AY5];&quot;Blue&quot;;&quot;Green&quot;)))" office:value-type="float" office:value="0.0288249442137122" calcext:value-type="float">
            <text:p>0.0288</text:p>
          </table:table-cell>
          <table:table-cell table:style-name="ce29" table:formula="of:=[raw.AZ5]+ORG.OPENOFFICE.STYLE(IF([raw.J5]&lt;[raw.BA5];&quot;Red&quot;;IF([raw.J5]&gt;[raw.BB5];&quot;Blue&quot;;&quot;Green&quot;)))" office:value-type="float" office:value="0.0143012861767135" calcext:value-type="float">
            <text:p>0.0143</text:p>
          </table:table-cell>
          <table:table-cell table:style-name="ce15" table:formula="of:=[raw.BC5]+ORG.OPENOFFICE.STYLE(IF([raw.J5]&lt;[raw.BD5];&quot;Red&quot;;IF([raw.J5]&gt;[raw.BE5];&quot;Blue&quot;;&quot;Green&quot;)))" office:value-type="float" office:value="0" calcext:value-type="float">
            <text:p>0.0000</text:p>
          </table:table-cell>
          <table:table-cell table:style-name="ce6" table:formula="of:=[raw.BF5]+ORG.OPENOFFICE.STYLE(IF([raw.J5]&lt;[raw.BG5];&quot;Red&quot;;IF([raw.J5]&gt;[raw.BH5];&quot;Blue&quot;;&quot;Green&quot;)))" office:value-type="float" office:value="0.006" calcext:value-type="float">
            <text:p>0.0060</text:p>
          </table:table-cell>
          <table:table-cell table:style-name="ce6" table:formula="of:=[raw.BI5]+ORG.OPENOFFICE.STYLE(IF([raw.J5]&lt;[raw.BJ5];&quot;Red&quot;;IF([raw.J5]&gt;[raw.BK5];&quot;Blue&quot;;&quot;Green&quot;)))" office:value-type="float" office:value="0.006" calcext:value-type="float">
            <text:p>0.0060</text:p>
          </table:table-cell>
          <table:table-cell table:style-name="ce6" table:formula="of:=[raw.BL5]+ORG.OPENOFFICE.STYLE(IF([raw.J5]&lt;[raw.BM5];&quot;Red&quot;;IF([raw.J5]&gt;[raw.BN5];&quot;Blue&quot;;&quot;Green&quot;)))" office:value-type="float" office:value="0.012" calcext:value-type="float">
            <text:p>0.0120</text:p>
          </table:table-cell>
          <table:table-cell table:style-name="ce6" table:formula="of:=[raw.BO5]+ORG.OPENOFFICE.STYLE(IF([raw.J5]&lt;[raw.BP5];&quot;Red&quot;;IF([raw.J5]&gt;[raw.BQ5];&quot;Blue&quot;;&quot;Green&quot;)))" office:value-type="float" office:value="0.006" calcext:value-type="float">
            <text:p>0.0060</text:p>
          </table:table-cell>
          <table:table-cell table:style-name="ce6" table:formula="of:=[raw.BR5]+ORG.OPENOFFICE.STYLE(IF([raw.J5]&lt;[raw.BS5];&quot;Red&quot;;IF([raw.J5]&gt;[raw.BT5];&quot;Blue&quot;;&quot;Green&quot;)))" office:value-type="float" office:value="0.016" calcext:value-type="float">
            <text:p>0.0160</text:p>
          </table:table-cell>
          <table:table-cell table:style-name="ce29" table:formula="of:=[raw.BU5]+ORG.OPENOFFICE.STYLE(IF([raw.J5]&lt;[raw.BV5];&quot;Red&quot;;IF([raw.J5]&gt;[raw.BW5];&quot;Blue&quot;;&quot;Green&quot;)))" office:value-type="float" office:value="0.0075" calcext:value-type="float">
            <text:p>0.0075</text:p>
          </table:table-cell>
        </table:table-row>
        <table:table-row table:style-name="ro1">
          <table:table-cell table:formula="of:=[$raw.A6]" office:value-type="string" office:string-value="bh_dep_unbalanced" calcext:value-type="string">
            <text:p>bh_dep_unbalanced</text:p>
          </table:table-cell>
          <table:table-cell table:formula="of:=[$raw.B6]" office:value-type="float" office:value="0.1" calcext:value-type="float">
            <text:p>0.1</text:p>
          </table:table-cell>
          <table:table-cell table:formula="of:=[$raw.C6]" office:value-type="float" office:value="0.4" calcext:value-type="float">
            <text:p>0.4</text:p>
          </table:table-cell>
          <table:table-cell table:formula="of:=[$raw.D6]" office:value-type="float" office:value="0.8" calcext:value-type="float">
            <text:p>0.8</text:p>
          </table:table-cell>
          <table:table-cell table:formula="of:=[$raw.E6]" office:value-type="string" office:string-value="BH1995" calcext:value-type="string">
            <text:p>BH1995</text:p>
          </table:table-cell>
          <table:table-cell table:style-name="ce15" table:formula="of:=[raw.M6]+ORG.OPENOFFICE.STYLE(IF([raw.J6]&lt;[raw.N6];&quot;Red&quot;;IF([raw.J6]&gt;[raw.O6];&quot;Blue&quot;;&quot;Green&quot;)))" office:value-type="float" office:value="0.0192121517964532" calcext:value-type="float">
            <text:p>0.0192</text:p>
          </table:table-cell>
          <table:table-cell table:style-name="ce6" table:formula="of:=[raw.P6]+ORG.OPENOFFICE.STYLE(IF([raw.J6]&lt;[raw.Q6];&quot;Red&quot;;IF([raw.J6]&gt;[raw.R6];&quot;Blue&quot;;&quot;Green&quot;)))" office:value-type="float" office:value="0.0206043380859617" calcext:value-type="float">
            <text:p>0.0206</text:p>
          </table:table-cell>
          <table:table-cell table:style-name="ce6" table:formula="of:=[raw.S6]+ORG.OPENOFFICE.STYLE(IF([raw.J6]&lt;[raw.T6];&quot;Red&quot;;IF([raw.J6]&gt;[raw.U6];&quot;Blue&quot;;&quot;Green&quot;)))" office:value-type="float" office:value="0.0206043380859617" calcext:value-type="float">
            <text:p>0.0206</text:p>
          </table:table-cell>
          <table:table-cell table:style-name="ce6" table:formula="of:=[raw.V6]+ORG.OPENOFFICE.STYLE(IF([raw.J6]&lt;[raw.W6];&quot;Red&quot;;IF([raw.J6]&gt;[raw.X6];&quot;Blue&quot;;&quot;Green&quot;)))" office:value-type="float" office:value="0.0392817938605083" calcext:value-type="float">
            <text:p>0.0393</text:p>
          </table:table-cell>
          <table:table-cell table:style-name="ce6" table:formula="of:=[raw.Y6]+ORG.OPENOFFICE.STYLE(IF([raw.J6]&lt;[raw.Z6];&quot;Red&quot;;IF([raw.J6]&gt;[raw.AA6];&quot;Blue&quot;;&quot;Green&quot;)))" office:value-type="float" office:value="0.0206002855179674" calcext:value-type="float">
            <text:p>0.0206</text:p>
          </table:table-cell>
          <table:table-cell table:style-name="ce7" table:formula="of:=[raw.AB6]+ORG.OPENOFFICE.STYLE(IF([raw.J6]&lt;[raw.AC6];&quot;Red&quot;;IF([raw.J6]&gt;[raw.AD6];&quot;Blue&quot;;&quot;Green&quot;)))" office:value-type="float" office:value="0.0525772499303939" calcext:value-type="float">
            <text:p>0.0526</text:p>
          </table:table-cell>
          <table:table-cell table:style-name="ce29" table:formula="of:=[raw.AE6]+ORG.OPENOFFICE.STYLE(IF([raw.J6]&lt;[raw.AF6];&quot;Red&quot;;IF([raw.J6]&gt;[raw.AG6];&quot;Blue&quot;;&quot;Green&quot;)))" office:value-type="float" office:value="0.0272201851538066" calcext:value-type="float">
            <text:p>0.0272</text:p>
          </table:table-cell>
          <table:table-cell table:style-name="ce15" table:formula="of:=[raw.AH6]+ORG.OPENOFFICE.STYLE(IF([raw.J6]&lt;[raw.AI6];&quot;Red&quot;;IF([raw.J6]&gt;[raw.AJ6];&quot;Blue&quot;;&quot;Green&quot;)))" office:value-type="float" office:value="0.0192121517964532" calcext:value-type="float">
            <text:p>0.0192</text:p>
          </table:table-cell>
          <table:table-cell table:style-name="ce6" table:formula="of:=[raw.AK6]+ORG.OPENOFFICE.STYLE(IF([raw.J6]&lt;[raw.AL6];&quot;Red&quot;;IF([raw.J6]&gt;[raw.AM6];&quot;Blue&quot;;&quot;Green&quot;)))" office:value-type="float" office:value="0.0107623211198005" calcext:value-type="float">
            <text:p>0.0108</text:p>
          </table:table-cell>
          <table:table-cell table:style-name="ce6" table:formula="of:=[raw.AN6]+ORG.OPENOFFICE.STYLE(IF([raw.J6]&lt;[raw.AO6];&quot;Red&quot;;IF([raw.J6]&gt;[raw.AP6];&quot;Blue&quot;;&quot;Green&quot;)))" office:value-type="float" office:value="0.0107623211198005" calcext:value-type="float">
            <text:p>0.0108</text:p>
          </table:table-cell>
          <table:table-cell table:style-name="ce6" table:formula="of:=[raw.AQ6]+ORG.OPENOFFICE.STYLE(IF([raw.J6]&lt;[raw.AR6];&quot;Red&quot;;IF([raw.J6]&gt;[raw.AS6];&quot;Blue&quot;;&quot;Green&quot;)))" office:value-type="float" office:value="0.0192121517964532" calcext:value-type="float">
            <text:p>0.0192</text:p>
          </table:table-cell>
          <table:table-cell table:style-name="ce6" table:formula="of:=[raw.AT6]+ORG.OPENOFFICE.STYLE(IF([raw.J6]&lt;[raw.AU6];&quot;Red&quot;;IF([raw.J6]&gt;[raw.AV6];&quot;Blue&quot;;&quot;Green&quot;)))" office:value-type="float" office:value="0.0107544489347063" calcext:value-type="float">
            <text:p>0.0108</text:p>
          </table:table-cell>
          <table:table-cell table:style-name="ce6" table:formula="of:=[raw.AW6]+ORG.OPENOFFICE.STYLE(IF([raw.J6]&lt;[raw.AX6];&quot;Red&quot;;IF([raw.J6]&gt;[raw.AY6];&quot;Blue&quot;;&quot;Green&quot;)))" office:value-type="float" office:value="0.0303809910072488" calcext:value-type="float">
            <text:p>0.0304</text:p>
          </table:table-cell>
          <table:table-cell table:style-name="ce29" table:formula="of:=[raw.AZ6]+ORG.OPENOFFICE.STYLE(IF([raw.J6]&lt;[raw.BA6];&quot;Red&quot;;IF([raw.J6]&gt;[raw.BB6];&quot;Blue&quot;;&quot;Green&quot;)))" office:value-type="float" office:value="0.0163285511908561" calcext:value-type="float">
            <text:p>0.0163</text:p>
          </table:table-cell>
          <table:table-cell table:style-name="ce15" table:formula="of:=[raw.BC6]+ORG.OPENOFFICE.STYLE(IF([raw.J6]&lt;[raw.BD6];&quot;Red&quot;;IF([raw.J6]&gt;[raw.BE6];&quot;Blue&quot;;&quot;Green&quot;)))" office:value-type="float" office:value="0" calcext:value-type="float">
            <text:p>0.0000</text:p>
          </table:table-cell>
          <table:table-cell table:style-name="ce6" table:formula="of:=[raw.BF6]+ORG.OPENOFFICE.STYLE(IF([raw.J6]&lt;[raw.BG6];&quot;Red&quot;;IF([raw.J6]&gt;[raw.BH6];&quot;Blue&quot;;&quot;Green&quot;)))" office:value-type="float" office:value="0.0101387077674452" calcext:value-type="float">
            <text:p>0.0101</text:p>
          </table:table-cell>
          <table:table-cell table:style-name="ce6" table:formula="of:=[raw.BI6]+ORG.OPENOFFICE.STYLE(IF([raw.J6]&lt;[raw.BJ6];&quot;Red&quot;;IF([raw.J6]&gt;[raw.BK6];&quot;Blue&quot;;&quot;Green&quot;)))" office:value-type="float" office:value="0.0101387077674452" calcext:value-type="float">
            <text:p>0.0101</text:p>
          </table:table-cell>
          <table:table-cell table:style-name="ce6" table:formula="of:=[raw.BL6]+ORG.OPENOFFICE.STYLE(IF([raw.J6]&lt;[raw.BM6];&quot;Red&quot;;IF([raw.J6]&gt;[raw.BN6];&quot;Blue&quot;;&quot;Green&quot;)))" office:value-type="float" office:value="0.0201789865295026" calcext:value-type="float">
            <text:p>0.0202</text:p>
          </table:table-cell>
          <table:table-cell table:style-name="ce6" table:formula="of:=[raw.BO6]+ORG.OPENOFFICE.STYLE(IF([raw.J6]&lt;[raw.BP6];&quot;Red&quot;;IF([raw.J6]&gt;[raw.BQ6];&quot;Blue&quot;;&quot;Green&quot;)))" office:value-type="float" office:value="0.00991154972092186" calcext:value-type="float">
            <text:p>0.0099</text:p>
          </table:table-cell>
          <table:table-cell table:style-name="ce6" table:formula="of:=[raw.BR6]+ORG.OPENOFFICE.STYLE(IF([raw.J6]&lt;[raw.BS6];&quot;Red&quot;;IF([raw.J6]&gt;[raw.BT6];&quot;Blue&quot;;&quot;Green&quot;)))" office:value-type="float" office:value="0.0227301355357508" calcext:value-type="float">
            <text:p>0.0227</text:p>
          </table:table-cell>
          <table:table-cell table:style-name="ce29" table:formula="of:=[raw.BU6]+ORG.OPENOFFICE.STYLE(IF([raw.J6]&lt;[raw.BV6];&quot;Red&quot;;IF([raw.J6]&gt;[raw.BW6];&quot;Blue&quot;;&quot;Green&quot;)))" office:value-type="float" office:value="0.0110397492127835" calcext:value-type="float">
            <text:p>0.0110</text:p>
          </table:table-cell>
        </table:table-row>
        <table:table-row table:style-name="ro1">
          <table:table-cell table:formula="of:=[$raw.A7]" office:value-type="string" office:string-value="bh_indep_balanced" calcext:value-type="string">
            <text:p>bh_indep_balanced</text:p>
          </table:table-cell>
          <table:table-cell table:formula="of:=[$raw.B7]" office:value-type="float" office:value="0.25" calcext:value-type="float">
            <text:p>0.25</text:p>
          </table:table-cell>
          <table:table-cell table:formula="of:=[$raw.C7]" office:value-type="float" office:value="0.25" calcext:value-type="float">
            <text:p>0.25</text:p>
          </table:table-cell>
          <table:table-cell table:formula="of:=[$raw.D7]" office:value-type="float" office:value="0" calcext:value-type="float">
            <text:p>0</text:p>
          </table:table-cell>
          <table:table-cell table:formula="of:=[$raw.E7]" office:value-type="string" office:string-value="BH1995" calcext:value-type="string">
            <text:p>BH1995</text:p>
          </table:table-cell>
          <table:table-cell table:style-name="ce15" table:formula="of:=[raw.M7]+ORG.OPENOFFICE.STYLE(IF([raw.J7]&lt;[raw.N7];&quot;Red&quot;;IF([raw.J7]&gt;[raw.O7];&quot;Blue&quot;;&quot;Green&quot;)))" office:value-type="float" office:value="0.0248132379941887" calcext:value-type="float">
            <text:p>0.0248</text:p>
          </table:table-cell>
          <table:table-cell table:style-name="ce6" table:formula="of:=[raw.P7]+ORG.OPENOFFICE.STYLE(IF([raw.J7]&lt;[raw.Q7];&quot;Red&quot;;IF([raw.J7]&gt;[raw.R7];&quot;Blue&quot;;&quot;Green&quot;)))" office:value-type="float" office:value="0.0258724451699264" calcext:value-type="float">
            <text:p>0.0259</text:p>
          </table:table-cell>
          <table:table-cell table:style-name="ce6" table:formula="of:=[raw.S7]+ORG.OPENOFFICE.STYLE(IF([raw.J7]&lt;[raw.T7];&quot;Red&quot;;IF([raw.J7]&gt;[raw.U7];&quot;Blue&quot;;&quot;Green&quot;)))" office:value-type="float" office:value="0.0258724451699264" calcext:value-type="float">
            <text:p>0.0259</text:p>
          </table:table-cell>
          <table:table-cell table:style-name="ce6" table:formula="of:=[raw.V7]+ORG.OPENOFFICE.STYLE(IF([raw.J7]&lt;[raw.W7];&quot;Red&quot;;IF([raw.J7]&gt;[raw.X7];&quot;Blue&quot;;&quot;Green&quot;)))" office:value-type="float" office:value="0.0259016824968097" calcext:value-type="float">
            <text:p>0.0259</text:p>
          </table:table-cell>
          <table:table-cell table:style-name="ce6" table:formula="of:=[raw.Y7]+ORG.OPENOFFICE.STYLE(IF([raw.J7]&lt;[raw.Z7];&quot;Red&quot;;IF([raw.J7]&gt;[raw.AA7];&quot;Blue&quot;;&quot;Green&quot;)))" office:value-type="float" office:value="0.0133827306894201" calcext:value-type="float">
            <text:p>0.0134</text:p>
          </table:table-cell>
          <table:table-cell table:style-name="ce9" table:formula="of:=[raw.AB7]+ORG.OPENOFFICE.STYLE(IF([raw.J7]&lt;[raw.AC7];&quot;Red&quot;;IF([raw.J7]&gt;[raw.AD7];&quot;Blue&quot;;&quot;Green&quot;)))" office:value-type="float" office:value="0.0509180924632622" calcext:value-type="float">
            <text:p>0.0509</text:p>
          </table:table-cell>
          <table:table-cell table:style-name="ce29" table:formula="of:=[raw.AE7]+ORG.OPENOFFICE.STYLE(IF([raw.J7]&lt;[raw.AF7];&quot;Red&quot;;IF([raw.J7]&gt;[raw.AG7];&quot;Blue&quot;;&quot;Green&quot;)))" office:value-type="float" office:value="0.0258870986471532" calcext:value-type="float">
            <text:p>0.0259</text:p>
          </table:table-cell>
          <table:table-cell table:style-name="ce15" table:formula="of:=[raw.AH7]+ORG.OPENOFFICE.STYLE(IF([raw.J7]&lt;[raw.AI7];&quot;Red&quot;;IF([raw.J7]&gt;[raw.AJ7];&quot;Blue&quot;;&quot;Green&quot;)))" office:value-type="float" office:value="0.0248132379941887" calcext:value-type="float">
            <text:p>0.0248</text:p>
          </table:table-cell>
          <table:table-cell table:style-name="ce6" table:formula="of:=[raw.AK7]+ORG.OPENOFFICE.STYLE(IF([raw.J7]&lt;[raw.AL7];&quot;Red&quot;;IF([raw.J7]&gt;[raw.AM7];&quot;Blue&quot;;&quot;Green&quot;)))" office:value-type="float" office:value="0.0247842380131749" calcext:value-type="float">
            <text:p>0.0248</text:p>
          </table:table-cell>
          <table:table-cell table:style-name="ce6" table:formula="of:=[raw.AN7]+ORG.OPENOFFICE.STYLE(IF([raw.J7]&lt;[raw.AO7];&quot;Red&quot;;IF([raw.J7]&gt;[raw.AP7];&quot;Blue&quot;;&quot;Green&quot;)))" office:value-type="float" office:value="0.0247842380131749" calcext:value-type="float">
            <text:p>0.0248</text:p>
          </table:table-cell>
          <table:table-cell table:style-name="ce6" table:formula="of:=[raw.AQ7]+ORG.OPENOFFICE.STYLE(IF([raw.J7]&lt;[raw.AR7];&quot;Red&quot;;IF([raw.J7]&gt;[raw.AS7];&quot;Blue&quot;;&quot;Green&quot;)))" office:value-type="float" office:value="0.0248132379941887" calcext:value-type="float">
            <text:p>0.0248</text:p>
          </table:table-cell>
          <table:table-cell table:style-name="ce6" table:formula="of:=[raw.AT7]+ORG.OPENOFFICE.STYLE(IF([raw.J7]&lt;[raw.AU7];&quot;Red&quot;;IF([raw.J7]&gt;[raw.AV7];&quot;Blue&quot;;&quot;Green&quot;)))" office:value-type="float" office:value="0.0123373616675602" calcext:value-type="float">
            <text:p>0.0123</text:p>
          </table:table-cell>
          <table:table-cell table:style-name="ce7" table:formula="of:=[raw.AW7]+ORG.OPENOFFICE.STYLE(IF([raw.J7]&lt;[raw.AX7];&quot;Red&quot;;IF([raw.J7]&gt;[raw.AY7];&quot;Blue&quot;;&quot;Green&quot;)))" office:value-type="float" office:value="0.0497461162290496" calcext:value-type="float">
            <text:p>0.0497</text:p>
          </table:table-cell>
          <table:table-cell table:style-name="ce29" table:formula="of:=[raw.AZ7]+ORG.OPENOFFICE.STYLE(IF([raw.J7]&lt;[raw.BA7];&quot;Red&quot;;IF([raw.J7]&gt;[raw.BB7];&quot;Blue&quot;;&quot;Green&quot;)))" office:value-type="float" office:value="0.0247644400047118" calcext:value-type="float">
            <text:p>0.0248</text:p>
          </table:table-cell>
          <table:table-cell table:style-name="ce15" table:formula="of:=[raw.BC7]+ORG.OPENOFFICE.STYLE(IF([raw.J7]&lt;[raw.BD7];&quot;Red&quot;;IF([raw.J7]&gt;[raw.BE7];&quot;Blue&quot;;&quot;Green&quot;)))" office:value-type="float" office:value="0" calcext:value-type="float">
            <text:p>0.0000</text:p>
          </table:table-cell>
          <table:table-cell table:style-name="ce6" table:formula="of:=[raw.BF7]+ORG.OPENOFFICE.STYLE(IF([raw.J7]&lt;[raw.BG7];&quot;Red&quot;;IF([raw.J7]&gt;[raw.BH7];&quot;Blue&quot;;&quot;Green&quot;)))" office:value-type="float" office:value="0.0269124525885538" calcext:value-type="float">
            <text:p>0.0269</text:p>
          </table:table-cell>
          <table:table-cell table:style-name="ce6" table:formula="of:=[raw.BI7]+ORG.OPENOFFICE.STYLE(IF([raw.J7]&lt;[raw.BJ7];&quot;Red&quot;;IF([raw.J7]&gt;[raw.BK7];&quot;Blue&quot;;&quot;Green&quot;)))" office:value-type="float" office:value="0.0269124525885538" calcext:value-type="float">
            <text:p>0.0269</text:p>
          </table:table-cell>
          <table:table-cell table:style-name="ce6" table:formula="of:=[raw.BL7]+ORG.OPENOFFICE.STYLE(IF([raw.J7]&lt;[raw.BM7];&quot;Red&quot;;IF([raw.J7]&gt;[raw.BN7];&quot;Blue&quot;;&quot;Green&quot;)))" office:value-type="float" office:value="0.0269071953449892" calcext:value-type="float">
            <text:p>0.0269</text:p>
          </table:table-cell>
          <table:table-cell table:style-name="ce6" table:formula="of:=[raw.BO7]+ORG.OPENOFFICE.STYLE(IF([raw.J7]&lt;[raw.BP7];&quot;Red&quot;;IF([raw.J7]&gt;[raw.BQ7];&quot;Blue&quot;;&quot;Green&quot;)))" office:value-type="float" office:value="0.0143705223846057" calcext:value-type="float">
            <text:p>0.0144</text:p>
          </table:table-cell>
          <table:table-cell table:style-name="ce9" table:formula="of:=[raw.BR7]+ORG.OPENOFFICE.STYLE(IF([raw.J7]&lt;[raw.BS7];&quot;Red&quot;;IF([raw.J7]&gt;[raw.BT7];&quot;Blue&quot;;&quot;Green&quot;)))" office:value-type="float" office:value="0.0519602736022068" calcext:value-type="float">
            <text:p>0.0520</text:p>
          </table:table-cell>
          <table:table-cell table:style-name="ce29" table:formula="of:=[raw.BU7]+ORG.OPENOFFICE.STYLE(IF([raw.J7]&lt;[raw.BV7];&quot;Red&quot;;IF([raw.J7]&gt;[raw.BW7];&quot;Blue&quot;;&quot;Green&quot;)))" office:value-type="float" office:value="0.0269296816215088" calcext:value-type="float">
            <text:p>0.0269</text:p>
          </table:table-cell>
        </table:table-row>
        <table:table-row table:style-name="ro1">
          <table:table-cell table:formula="of:=[$raw.A8]" office:value-type="string" office:string-value="bh_indep_negonly" calcext:value-type="string">
            <text:p>bh_indep_negonly</text:p>
          </table:table-cell>
          <table:table-cell table:formula="of:=[$raw.B8]" office:value-type="float" office:value="0" calcext:value-type="float">
            <text:p>0</text:p>
          </table:table-cell>
          <table:table-cell table:formula="of:=[$raw.C8]" office:value-type="float" office:value="0.25" calcext:value-type="float">
            <text:p>0.25</text:p>
          </table:table-cell>
          <table:table-cell table:formula="of:=[$raw.D8]" office:value-type="float" office:value="0" calcext:value-type="float">
            <text:p>0</text:p>
          </table:table-cell>
          <table:table-cell table:formula="of:=[$raw.E8]" office:value-type="string" office:string-value="BH1995" calcext:value-type="string">
            <text:p>BH1995</text:p>
          </table:table-cell>
          <table:table-cell table:style-name="ce15" table:formula="of:=[raw.M8]+ORG.OPENOFFICE.STYLE(IF([raw.J8]&lt;[raw.N8];&quot;Red&quot;;IF([raw.J8]&gt;[raw.O8];&quot;Blue&quot;;&quot;Green&quot;)))" office:value-type="float" office:value="0.032" calcext:value-type="float">
            <text:p>0.0320</text:p>
          </table:table-cell>
          <table:table-cell table:style-name="ce6" table:formula="of:=[raw.P8]+ORG.OPENOFFICE.STYLE(IF([raw.J8]&lt;[raw.Q8];&quot;Red&quot;;IF([raw.J8]&gt;[raw.R8];&quot;Blue&quot;;&quot;Green&quot;)))" office:value-type="float" office:value="0.0394316849298215" calcext:value-type="float">
            <text:p>0.0394</text:p>
          </table:table-cell>
          <table:table-cell table:style-name="ce6" table:formula="of:=[raw.S8]+ORG.OPENOFFICE.STYLE(IF([raw.J8]&lt;[raw.T8];&quot;Red&quot;;IF([raw.J8]&gt;[raw.U8];&quot;Blue&quot;;&quot;Green&quot;)))" office:value-type="float" office:value="0.0394316849298215" calcext:value-type="float">
            <text:p>0.0394</text:p>
          </table:table-cell>
          <table:table-cell table:style-name="ce6" table:formula="of:=[raw.V8]+ORG.OPENOFFICE.STYLE(IF([raw.J8]&lt;[raw.W8];&quot;Red&quot;;IF([raw.J8]&gt;[raw.X8];&quot;Blue&quot;;&quot;Green&quot;)))" office:value-type="float" office:value="0.0393584420535866" calcext:value-type="float">
            <text:p>0.0394</text:p>
          </table:table-cell>
          <table:table-cell table:style-name="ce6" table:formula="of:=[raw.Y8]+ORG.OPENOFFICE.STYLE(IF([raw.J8]&lt;[raw.Z8];&quot;Red&quot;;IF([raw.J8]&gt;[raw.AA8];&quot;Blue&quot;;&quot;Green&quot;)))" office:value-type="float" office:value="0.0207575343750626" calcext:value-type="float">
            <text:p>0.0208</text:p>
          </table:table-cell>
          <table:table-cell table:style-name="ce9" table:formula="of:=[raw.AB8]+ORG.OPENOFFICE.STYLE(IF([raw.J8]&lt;[raw.AC8];&quot;Red&quot;;IF([raw.J8]&gt;[raw.AD8];&quot;Blue&quot;;&quot;Green&quot;)))" office:value-type="float" office:value="0.0620748870175605" calcext:value-type="float">
            <text:p>0.0621</text:p>
          </table:table-cell>
          <table:table-cell table:style-name="ce29" table:formula="of:=[raw.AE8]+ORG.OPENOFFICE.STYLE(IF([raw.J8]&lt;[raw.AF8];&quot;Red&quot;;IF([raw.J8]&gt;[raw.AG8];&quot;Blue&quot;;&quot;Green&quot;)))" office:value-type="float" office:value="0.0318692450632239" calcext:value-type="float">
            <text:p>0.0319</text:p>
          </table:table-cell>
          <table:table-cell table:style-name="ce15" table:formula="of:=[raw.AH8]+ORG.OPENOFFICE.STYLE(IF([raw.J8]&lt;[raw.AI8];&quot;Red&quot;;IF([raw.J8]&gt;[raw.AJ8];&quot;Blue&quot;;&quot;Green&quot;)))" office:value-type="float" office:value="0.032" calcext:value-type="float">
            <text:p>0.0320</text:p>
          </table:table-cell>
          <table:table-cell table:style-name="ce9" table:formula="of:=[raw.AK8]+ORG.OPENOFFICE.STYLE(IF([raw.J8]&lt;[raw.AL8];&quot;Red&quot;;IF([raw.J8]&gt;[raw.AM8];&quot;Blue&quot;;&quot;Green&quot;)))" office:value-type="float" office:value="0.997" calcext:value-type="float">
            <text:p>0.9970</text:p>
          </table:table-cell>
          <table:table-cell table:style-name="ce9" table:formula="of:=[raw.AN8]+ORG.OPENOFFICE.STYLE(IF([raw.J8]&lt;[raw.AO8];&quot;Red&quot;;IF([raw.J8]&gt;[raw.AP8];&quot;Blue&quot;;&quot;Green&quot;)))" office:value-type="float" office:value="0.997" calcext:value-type="float">
            <text:p>0.9970</text:p>
          </table:table-cell>
          <table:table-cell table:style-name="ce6" table:formula="of:=[raw.AQ8]+ORG.OPENOFFICE.STYLE(IF([raw.J8]&lt;[raw.AR8];&quot;Red&quot;;IF([raw.J8]&gt;[raw.AS8];&quot;Blue&quot;;&quot;Green&quot;)))" office:value-type="float" office:value="0.032" calcext:value-type="float">
            <text:p>0.0320</text:p>
          </table:table-cell>
          <table:table-cell table:style-name="ce6" table:formula="of:=[raw.AT8]+ORG.OPENOFFICE.STYLE(IF([raw.J8]&lt;[raw.AU8];&quot;Red&quot;;IF([raw.J8]&gt;[raw.AV8];&quot;Blue&quot;;&quot;Green&quot;)))" office:value-type="float" office:value="0.016" calcext:value-type="float">
            <text:p>0.0160</text:p>
          </table:table-cell>
          <table:table-cell table:style-name="ce9" table:formula="of:=[raw.AW8]+ORG.OPENOFFICE.STYLE(IF([raw.J8]&lt;[raw.AX8];&quot;Red&quot;;IF([raw.J8]&gt;[raw.AY8];&quot;Blue&quot;;&quot;Green&quot;)))" office:value-type="float" office:value="0.1015" calcext:value-type="float">
            <text:p>0.1015</text:p>
          </table:table-cell>
          <table:table-cell table:style-name="ce31" table:formula="of:=[raw.AZ8]+ORG.OPENOFFICE.STYLE(IF([raw.J8]&lt;[raw.BA8];&quot;Red&quot;;IF([raw.J8]&gt;[raw.BB8];&quot;Blue&quot;;&quot;Green&quot;)))" office:value-type="float" office:value="0.0475" calcext:value-type="float">
            <text:p>0.0475</text:p>
          </table:table-cell>
          <table:table-cell table:style-name="ce15" table:formula="of:=[raw.BC8]+ORG.OPENOFFICE.STYLE(IF([raw.J8]&lt;[raw.BD8];&quot;Red&quot;;IF([raw.J8]&gt;[raw.BE8];&quot;Blue&quot;;&quot;Green&quot;)))" office:value-type="float" office:value="0" calcext:value-type="float">
            <text:p>0.0000</text:p>
          </table:table-cell>
          <table:table-cell table:style-name="ce6" table:formula="of:=[raw.BF8]+ORG.OPENOFFICE.STYLE(IF([raw.J8]&lt;[raw.BG8];&quot;Red&quot;;IF([raw.J8]&gt;[raw.BH8];&quot;Blue&quot;;&quot;Green&quot;)))" office:value-type="float" office:value="0.0210163899115917" calcext:value-type="float">
            <text:p>0.0210</text:p>
          </table:table-cell>
          <table:table-cell table:style-name="ce6" table:formula="of:=[raw.BI8]+ORG.OPENOFFICE.STYLE(IF([raw.J8]&lt;[raw.BJ8];&quot;Red&quot;;IF([raw.J8]&gt;[raw.BK8];&quot;Blue&quot;;&quot;Green&quot;)))" office:value-type="float" office:value="0.0210163899115917" calcext:value-type="float">
            <text:p>0.0210</text:p>
          </table:table-cell>
          <table:table-cell table:style-name="ce6" table:formula="of:=[raw.BL8]+ORG.OPENOFFICE.STYLE(IF([raw.J8]&lt;[raw.BM8];&quot;Red&quot;;IF([raw.J8]&gt;[raw.BN8];&quot;Blue&quot;;&quot;Green&quot;)))" office:value-type="float" office:value="0.0392719924462441" calcext:value-type="float">
            <text:p>0.0393</text:p>
          </table:table-cell>
          <table:table-cell table:style-name="ce6" table:formula="of:=[raw.BO8]+ORG.OPENOFFICE.STYLE(IF([raw.J8]&lt;[raw.BP8];&quot;Red&quot;;IF([raw.J8]&gt;[raw.BQ8];&quot;Blue&quot;;&quot;Green&quot;)))" office:value-type="float" office:value="0.020704343336942" calcext:value-type="float">
            <text:p>0.0207</text:p>
          </table:table-cell>
          <table:table-cell table:style-name="ce9" table:formula="of:=[raw.BR8]+ORG.OPENOFFICE.STYLE(IF([raw.J8]&lt;[raw.BS8];&quot;Red&quot;;IF([raw.J8]&gt;[raw.BT8];&quot;Blue&quot;;&quot;Green&quot;)))" office:value-type="float" office:value="0.06179928694657" calcext:value-type="float">
            <text:p>0.0618</text:p>
          </table:table-cell>
          <table:table-cell table:style-name="ce29" table:formula="of:=[raw.BU8]+ORG.OPENOFFICE.STYLE(IF([raw.J8]&lt;[raw.BV8];&quot;Red&quot;;IF([raw.J8]&gt;[raw.BW8];&quot;Blue&quot;;&quot;Green&quot;)))" office:value-type="float" office:value="0.0317317394373559" calcext:value-type="float">
            <text:p>0.0317</text:p>
          </table:table-cell>
        </table:table-row>
        <table:table-row table:style-name="ro1">
          <table:table-cell table:formula="of:=[$raw.A9]" office:value-type="string" office:string-value="bh_indep_null" calcext:value-type="string">
            <text:p>bh_indep_null</text:p>
          </table:table-cell>
          <table:table-cell table:formula="of:=[$raw.B9]" office:value-type="float" office:value="0" calcext:value-type="float">
            <text:p>0</text:p>
          </table:table-cell>
          <table:table-cell table:formula="of:=[$raw.C9]" office:value-type="float" office:value="0" calcext:value-type="float">
            <text:p>0</text:p>
          </table:table-cell>
          <table:table-cell table:formula="of:=[$raw.D9]" office:value-type="float" office:value="0" calcext:value-type="float">
            <text:p>0</text:p>
          </table:table-cell>
          <table:table-cell table:formula="of:=[$raw.E9]" office:value-type="string" office:string-value="BH1995" calcext:value-type="string">
            <text:p>BH1995</text:p>
          </table:table-cell>
          <table:table-cell table:style-name="ce16" table:formula="of:=[raw.M9]+ORG.OPENOFFICE.STYLE(IF([raw.J9]&lt;[raw.N9];&quot;Red&quot;;IF([raw.J9]&gt;[raw.O9];&quot;Blue&quot;;&quot;Green&quot;)))" office:value-type="float" office:value="0.048" calcext:value-type="float">
            <text:p>0.0480</text:p>
          </table:table-cell>
          <table:table-cell table:style-name="ce7" table:formula="of:=[raw.P9]+ORG.OPENOFFICE.STYLE(IF([raw.J9]&lt;[raw.Q9];&quot;Red&quot;;IF([raw.J9]&gt;[raw.R9];&quot;Blue&quot;;&quot;Green&quot;)))" office:value-type="float" office:value="0.0475" calcext:value-type="float">
            <text:p>0.0475</text:p>
          </table:table-cell>
          <table:table-cell table:style-name="ce7" table:formula="of:=[raw.S9]+ORG.OPENOFFICE.STYLE(IF([raw.J9]&lt;[raw.T9];&quot;Red&quot;;IF([raw.J9]&gt;[raw.U9];&quot;Blue&quot;;&quot;Green&quot;)))" office:value-type="float" office:value="0.0475" calcext:value-type="float">
            <text:p>0.0475</text:p>
          </table:table-cell>
          <table:table-cell table:style-name="ce9" table:formula="of:=[raw.V9]+ORG.OPENOFFICE.STYLE(IF([raw.J9]&lt;[raw.W9];&quot;Red&quot;;IF([raw.J9]&gt;[raw.X9];&quot;Blue&quot;;&quot;Green&quot;)))" office:value-type="float" office:value="0.0955" calcext:value-type="float">
            <text:p>0.0955</text:p>
          </table:table-cell>
          <table:table-cell table:style-name="ce7" table:formula="of:=[raw.Y9]+ORG.OPENOFFICE.STYLE(IF([raw.J9]&lt;[raw.Z9];&quot;Red&quot;;IF([raw.J9]&gt;[raw.AA9];&quot;Blue&quot;;&quot;Green&quot;)))" office:value-type="float" office:value="0.047" calcext:value-type="float">
            <text:p>0.0470</text:p>
          </table:table-cell>
          <table:table-cell table:style-name="ce9" table:formula="of:=[raw.AB9]+ORG.OPENOFFICE.STYLE(IF([raw.J9]&lt;[raw.AC9];&quot;Red&quot;;IF([raw.J9]&gt;[raw.AD9];&quot;Blue&quot;;&quot;Green&quot;)))" office:value-type="float" office:value="0.1815" calcext:value-type="float">
            <text:p>0.1815</text:p>
          </table:table-cell>
          <table:table-cell table:style-name="ce30" table:formula="of:=[raw.AE9]+ORG.OPENOFFICE.STYLE(IF([raw.J9]&lt;[raw.AF9];&quot;Red&quot;;IF([raw.J9]&gt;[raw.AG9];&quot;Blue&quot;;&quot;Green&quot;)))" office:value-type="float" office:value="0.0935" calcext:value-type="float">
            <text:p>0.0935</text:p>
          </table:table-cell>
          <table:table-cell table:style-name="ce16" table:formula="of:=[raw.AH9]+ORG.OPENOFFICE.STYLE(IF([raw.J9]&lt;[raw.AI9];&quot;Red&quot;;IF([raw.J9]&gt;[raw.AJ9];&quot;Blue&quot;;&quot;Green&quot;)))" office:value-type="float" office:value="0.048" calcext:value-type="float">
            <text:p>0.0480</text:p>
          </table:table-cell>
          <table:table-cell table:style-name="ce6" table:formula="of:=[raw.AK9]+ORG.OPENOFFICE.STYLE(IF([raw.J9]&lt;[raw.AL9];&quot;Red&quot;;IF([raw.J9]&gt;[raw.AM9];&quot;Blue&quot;;&quot;Green&quot;)))" office:value-type="float" office:value="0.025" calcext:value-type="float">
            <text:p>0.0250</text:p>
          </table:table-cell>
          <table:table-cell table:style-name="ce6" table:formula="of:=[raw.AN9]+ORG.OPENOFFICE.STYLE(IF([raw.J9]&lt;[raw.AO9];&quot;Red&quot;;IF([raw.J9]&gt;[raw.AP9];&quot;Blue&quot;;&quot;Green&quot;)))" office:value-type="float" office:value="0.025" calcext:value-type="float">
            <text:p>0.0250</text:p>
          </table:table-cell>
          <table:table-cell table:style-name="ce7" table:formula="of:=[raw.AQ9]+ORG.OPENOFFICE.STYLE(IF([raw.J9]&lt;[raw.AR9];&quot;Red&quot;;IF([raw.J9]&gt;[raw.AS9];&quot;Blue&quot;;&quot;Green&quot;)))" office:value-type="float" office:value="0.048" calcext:value-type="float">
            <text:p>0.0480</text:p>
          </table:table-cell>
          <table:table-cell table:style-name="ce6" table:formula="of:=[raw.AT9]+ORG.OPENOFFICE.STYLE(IF([raw.J9]&lt;[raw.AU9];&quot;Red&quot;;IF([raw.J9]&gt;[raw.AV9];&quot;Blue&quot;;&quot;Green&quot;)))" office:value-type="float" office:value="0.024" calcext:value-type="float">
            <text:p>0.0240</text:p>
          </table:table-cell>
          <table:table-cell table:style-name="ce9" table:formula="of:=[raw.AW9]+ORG.OPENOFFICE.STYLE(IF([raw.J9]&lt;[raw.AX9];&quot;Red&quot;;IF([raw.J9]&gt;[raw.AY9];&quot;Blue&quot;;&quot;Green&quot;)))" office:value-type="float" office:value="0.1" calcext:value-type="float">
            <text:p>0.1000</text:p>
          </table:table-cell>
          <table:table-cell table:style-name="ce31" table:formula="of:=[raw.AZ9]+ORG.OPENOFFICE.STYLE(IF([raw.J9]&lt;[raw.BA9];&quot;Red&quot;;IF([raw.J9]&gt;[raw.BB9];&quot;Blue&quot;;&quot;Green&quot;)))" office:value-type="float" office:value="0.047" calcext:value-type="float">
            <text:p>0.0470</text:p>
          </table:table-cell>
          <table:table-cell table:style-name="ce15" table:formula="of:=[raw.BC9]+ORG.OPENOFFICE.STYLE(IF([raw.J9]&lt;[raw.BD9];&quot;Red&quot;;IF([raw.J9]&gt;[raw.BE9];&quot;Blue&quot;;&quot;Green&quot;)))" office:value-type="float" office:value="0" calcext:value-type="float">
            <text:p>0.0000</text:p>
          </table:table-cell>
          <table:table-cell table:style-name="ce6" table:formula="of:=[raw.BF9]+ORG.OPENOFFICE.STYLE(IF([raw.J9]&lt;[raw.BG9];&quot;Red&quot;;IF([raw.J9]&gt;[raw.BH9];&quot;Blue&quot;;&quot;Green&quot;)))" office:value-type="float" office:value="0.025" calcext:value-type="float">
            <text:p>0.0250</text:p>
          </table:table-cell>
          <table:table-cell table:style-name="ce6" table:formula="of:=[raw.BI9]+ORG.OPENOFFICE.STYLE(IF([raw.J9]&lt;[raw.BJ9];&quot;Red&quot;;IF([raw.J9]&gt;[raw.BK9];&quot;Blue&quot;;&quot;Green&quot;)))" office:value-type="float" office:value="0.025" calcext:value-type="float">
            <text:p>0.0250</text:p>
          </table:table-cell>
          <table:table-cell table:style-name="ce7" table:formula="of:=[raw.BL9]+ORG.OPENOFFICE.STYLE(IF([raw.J9]&lt;[raw.BM9];&quot;Red&quot;;IF([raw.J9]&gt;[raw.BN9];&quot;Blue&quot;;&quot;Green&quot;)))" office:value-type="float" office:value="0.05" calcext:value-type="float">
            <text:p>0.0500</text:p>
          </table:table-cell>
          <table:table-cell table:style-name="ce6" table:formula="of:=[raw.BO9]+ORG.OPENOFFICE.STYLE(IF([raw.J9]&lt;[raw.BP9];&quot;Red&quot;;IF([raw.J9]&gt;[raw.BQ9];&quot;Blue&quot;;&quot;Green&quot;)))" office:value-type="float" office:value="0.0235" calcext:value-type="float">
            <text:p>0.0235</text:p>
          </table:table-cell>
          <table:table-cell table:style-name="ce9" table:formula="of:=[raw.BR9]+ORG.OPENOFFICE.STYLE(IF([raw.J9]&lt;[raw.BS9];&quot;Red&quot;;IF([raw.J9]&gt;[raw.BT9];&quot;Blue&quot;;&quot;Green&quot;)))" office:value-type="float" office:value="0.0955" calcext:value-type="float">
            <text:p>0.0955</text:p>
          </table:table-cell>
          <table:table-cell table:style-name="ce31" table:formula="of:=[raw.BU9]+ORG.OPENOFFICE.STYLE(IF([raw.J9]&lt;[raw.BV9];&quot;Red&quot;;IF([raw.J9]&gt;[raw.BW9];&quot;Blue&quot;;&quot;Green&quot;)))" office:value-type="float" office:value="0.049" calcext:value-type="float">
            <text:p>0.0490</text:p>
          </table:table-cell>
        </table:table-row>
        <table:table-row table:style-name="ro1">
          <table:table-cell table:formula="of:=[$raw.A10]" office:value-type="string" office:string-value="bh_indep_posonly" calcext:value-type="string">
            <text:p>bh_indep_posonly</text:p>
          </table:table-cell>
          <table:table-cell table:formula="of:=[$raw.B10]" office:value-type="float" office:value="0.25" calcext:value-type="float">
            <text:p>0.25</text:p>
          </table:table-cell>
          <table:table-cell table:formula="of:=[$raw.C10]" office:value-type="float" office:value="0" calcext:value-type="float">
            <text:p>0</text:p>
          </table:table-cell>
          <table:table-cell table:formula="of:=[$raw.D10]" office:value-type="float" office:value="0" calcext:value-type="float">
            <text:p>0</text:p>
          </table:table-cell>
          <table:table-cell table:formula="of:=[$raw.E10]" office:value-type="string" office:string-value="BH1995" calcext:value-type="string">
            <text:p>BH1995</text:p>
          </table:table-cell>
          <table:table-cell table:style-name="ce15" table:formula="of:=[raw.M10]+ORG.OPENOFFICE.STYLE(IF([raw.J10]&lt;[raw.N10];&quot;Red&quot;;IF([raw.J10]&gt;[raw.O10];&quot;Blue&quot;;&quot;Green&quot;)))" office:value-type="float" office:value="0.0372313708367953" calcext:value-type="float">
            <text:p>0.0372</text:p>
          </table:table-cell>
          <table:table-cell table:style-name="ce6" table:formula="of:=[raw.P10]+ORG.OPENOFFICE.STYLE(IF([raw.J10]&lt;[raw.Q10];&quot;Red&quot;;IF([raw.J10]&gt;[raw.R10];&quot;Blue&quot;;&quot;Green&quot;)))" office:value-type="float" office:value="0.0376325539053135" calcext:value-type="float">
            <text:p>0.0376</text:p>
          </table:table-cell>
          <table:table-cell table:style-name="ce6" table:formula="of:=[raw.S10]+ORG.OPENOFFICE.STYLE(IF([raw.J10]&lt;[raw.T10];&quot;Red&quot;;IF([raw.J10]&gt;[raw.U10];&quot;Blue&quot;;&quot;Green&quot;)))" office:value-type="float" office:value="0.0376325539053135" calcext:value-type="float">
            <text:p>0.0376</text:p>
          </table:table-cell>
          <table:table-cell table:style-name="ce6" table:formula="of:=[raw.V10]+ORG.OPENOFFICE.STYLE(IF([raw.J10]&lt;[raw.W10];&quot;Red&quot;;IF([raw.J10]&gt;[raw.X10];&quot;Blue&quot;;&quot;Green&quot;)))" office:value-type="float" office:value="0.037346616273727" calcext:value-type="float">
            <text:p>0.0373</text:p>
          </table:table-cell>
          <table:table-cell table:style-name="ce6" table:formula="of:=[raw.Y10]+ORG.OPENOFFICE.STYLE(IF([raw.J10]&lt;[raw.Z10];&quot;Red&quot;;IF([raw.J10]&gt;[raw.AA10];&quot;Blue&quot;;&quot;Green&quot;)))" office:value-type="float" office:value="0.0189876714667651" calcext:value-type="float">
            <text:p>0.0190</text:p>
          </table:table-cell>
          <table:table-cell table:style-name="ce9" table:formula="of:=[raw.AB10]+ORG.OPENOFFICE.STYLE(IF([raw.J10]&lt;[raw.AC10];&quot;Red&quot;;IF([raw.J10]&gt;[raw.AD10];&quot;Blue&quot;;&quot;Green&quot;)))" office:value-type="float" office:value="0.0601915545829446" calcext:value-type="float">
            <text:p>0.0602</text:p>
          </table:table-cell>
          <table:table-cell table:style-name="ce29" table:formula="of:=[raw.AE10]+ORG.OPENOFFICE.STYLE(IF([raw.J10]&lt;[raw.AF10];&quot;Red&quot;;IF([raw.J10]&gt;[raw.AG10];&quot;Blue&quot;;&quot;Green&quot;)))" office:value-type="float" office:value="0.0299852194388121" calcext:value-type="float">
            <text:p>0.0300</text:p>
          </table:table-cell>
          <table:table-cell table:style-name="ce15" table:formula="of:=[raw.AH10]+ORG.OPENOFFICE.STYLE(IF([raw.J10]&lt;[raw.AI10];&quot;Red&quot;;IF([raw.J10]&gt;[raw.AJ10];&quot;Blue&quot;;&quot;Green&quot;)))" office:value-type="float" office:value="0.0372313708367953" calcext:value-type="float">
            <text:p>0.0372</text:p>
          </table:table-cell>
          <table:table-cell table:style-name="ce6" table:formula="of:=[raw.AK10]+ORG.OPENOFFICE.STYLE(IF([raw.J10]&lt;[raw.AL10];&quot;Red&quot;;IF([raw.J10]&gt;[raw.AM10];&quot;Blue&quot;;&quot;Green&quot;)))" office:value-type="float" office:value="0.0192395842233428" calcext:value-type="float">
            <text:p>0.0192</text:p>
          </table:table-cell>
          <table:table-cell table:style-name="ce6" table:formula="of:=[raw.AN10]+ORG.OPENOFFICE.STYLE(IF([raw.J10]&lt;[raw.AO10];&quot;Red&quot;;IF([raw.J10]&gt;[raw.AP10];&quot;Blue&quot;;&quot;Green&quot;)))" office:value-type="float" office:value="0.0192395842233428" calcext:value-type="float">
            <text:p>0.0192</text:p>
          </table:table-cell>
          <table:table-cell table:style-name="ce6" table:formula="of:=[raw.AQ10]+ORG.OPENOFFICE.STYLE(IF([raw.J10]&lt;[raw.AR10];&quot;Red&quot;;IF([raw.J10]&gt;[raw.AS10];&quot;Blue&quot;;&quot;Green&quot;)))" office:value-type="float" office:value="0.0372313708367953" calcext:value-type="float">
            <text:p>0.0372</text:p>
          </table:table-cell>
          <table:table-cell table:style-name="ce6" table:formula="of:=[raw.AT10]+ORG.OPENOFFICE.STYLE(IF([raw.J10]&lt;[raw.AU10];&quot;Red&quot;;IF([raw.J10]&gt;[raw.AV10];&quot;Blue&quot;;&quot;Green&quot;)))" office:value-type="float" office:value="0.018913746489118" calcext:value-type="float">
            <text:p>0.0189</text:p>
          </table:table-cell>
          <table:table-cell table:style-name="ce9" table:formula="of:=[raw.AW10]+ORG.OPENOFFICE.STYLE(IF([raw.J10]&lt;[raw.AX10];&quot;Red&quot;;IF([raw.J10]&gt;[raw.AY10];&quot;Blue&quot;;&quot;Green&quot;)))" office:value-type="float" office:value="0.0598968062734566" calcext:value-type="float">
            <text:p>0.0599</text:p>
          </table:table-cell>
          <table:table-cell table:style-name="ce29" table:formula="of:=[raw.AZ10]+ORG.OPENOFFICE.STYLE(IF([raw.J10]&lt;[raw.BA10];&quot;Red&quot;;IF([raw.J10]&gt;[raw.BB10];&quot;Blue&quot;;&quot;Green&quot;)))" office:value-type="float" office:value="0.0298139896166592" calcext:value-type="float">
            <text:p>0.0298</text:p>
          </table:table-cell>
          <table:table-cell table:style-name="ce15" table:formula="of:=[raw.BC10]+ORG.OPENOFFICE.STYLE(IF([raw.J10]&lt;[raw.BD10];&quot;Red&quot;;IF([raw.J10]&gt;[raw.BE10];&quot;Blue&quot;;&quot;Green&quot;)))" office:value-type="float" office:value="0" calcext:value-type="float">
            <text:p>0.0000</text:p>
          </table:table-cell>
          <table:table-cell table:style-name="ce9" table:formula="of:=[raw.BF10]+ORG.OPENOFFICE.STYLE(IF([raw.J10]&lt;[raw.BG10];&quot;Red&quot;;IF([raw.J10]&gt;[raw.BH10];&quot;Blue&quot;;&quot;Green&quot;)))" office:value-type="float" office:value="0.9965" calcext:value-type="float">
            <text:p>0.9965</text:p>
          </table:table-cell>
          <table:table-cell table:style-name="ce9" table:formula="of:=[raw.BI10]+ORG.OPENOFFICE.STYLE(IF([raw.J10]&lt;[raw.BJ10];&quot;Red&quot;;IF([raw.J10]&gt;[raw.BK10];&quot;Blue&quot;;&quot;Green&quot;)))" office:value-type="float" office:value="0.9965" calcext:value-type="float">
            <text:p>0.9965</text:p>
          </table:table-cell>
          <table:table-cell table:style-name="ce6" table:formula="of:=[raw.BL10]+ORG.OPENOFFICE.STYLE(IF([raw.J10]&lt;[raw.BM10];&quot;Red&quot;;IF([raw.J10]&gt;[raw.BN10];&quot;Blue&quot;;&quot;Green&quot;)))" office:value-type="float" office:value="0.039" calcext:value-type="float">
            <text:p>0.0390</text:p>
          </table:table-cell>
          <table:table-cell table:style-name="ce6" table:formula="of:=[raw.BO10]+ORG.OPENOFFICE.STYLE(IF([raw.J10]&lt;[raw.BP10];&quot;Red&quot;;IF([raw.J10]&gt;[raw.BQ10];&quot;Blue&quot;;&quot;Green&quot;)))" office:value-type="float" office:value="0.021" calcext:value-type="float">
            <text:p>0.0210</text:p>
          </table:table-cell>
          <table:table-cell table:style-name="ce9" table:formula="of:=[raw.BR10]+ORG.OPENOFFICE.STYLE(IF([raw.J10]&lt;[raw.BS10];&quot;Red&quot;;IF([raw.J10]&gt;[raw.BT10];&quot;Blue&quot;;&quot;Green&quot;)))" office:value-type="float" office:value="0.104" calcext:value-type="float">
            <text:p>0.1040</text:p>
          </table:table-cell>
          <table:table-cell table:style-name="ce31" table:formula="of:=[raw.BU10]+ORG.OPENOFFICE.STYLE(IF([raw.J10]&lt;[raw.BV10];&quot;Red&quot;;IF([raw.J10]&gt;[raw.BW10];&quot;Blue&quot;;&quot;Green&quot;)))" office:value-type="float" office:value="0.0545" calcext:value-type="float">
            <text:p>0.0545</text:p>
          </table:table-cell>
        </table:table-row>
        <table:table-row table:style-name="ro1">
          <table:table-cell table:formula="of:=[$raw.A11]" office:value-type="string" office:string-value="bh_indep_unbalanced" calcext:value-type="string">
            <text:p>bh_indep_unbalanced</text:p>
          </table:table-cell>
          <table:table-cell table:formula="of:=[$raw.B11]" office:value-type="float" office:value="0.1" calcext:value-type="float">
            <text:p>0.1</text:p>
          </table:table-cell>
          <table:table-cell table:formula="of:=[$raw.C11]" office:value-type="float" office:value="0.4" calcext:value-type="float">
            <text:p>0.4</text:p>
          </table:table-cell>
          <table:table-cell table:formula="of:=[$raw.D11]" office:value-type="float" office:value="0" calcext:value-type="float">
            <text:p>0</text:p>
          </table:table-cell>
          <table:table-cell table:formula="of:=[$raw.E11]" office:value-type="string" office:string-value="BH1995" calcext:value-type="string">
            <text:p>BH1995</text:p>
          </table:table-cell>
          <table:table-cell table:style-name="ce15" table:formula="of:=[raw.M11]+ORG.OPENOFFICE.STYLE(IF([raw.J11]&lt;[raw.N11];&quot;Red&quot;;IF([raw.J11]&gt;[raw.O11];&quot;Blue&quot;;&quot;Green&quot;)))" office:value-type="float" office:value="0.0254174107339712" calcext:value-type="float">
            <text:p>0.0254</text:p>
          </table:table-cell>
          <table:table-cell table:style-name="ce6" table:formula="of:=[raw.P11]+ORG.OPENOFFICE.STYLE(IF([raw.J11]&lt;[raw.Q11];&quot;Red&quot;;IF([raw.J11]&gt;[raw.R11];&quot;Blue&quot;;&quot;Green&quot;)))" office:value-type="float" office:value="0.0257861196612076" calcext:value-type="float">
            <text:p>0.0258</text:p>
          </table:table-cell>
          <table:table-cell table:style-name="ce6" table:formula="of:=[raw.S11]+ORG.OPENOFFICE.STYLE(IF([raw.J11]&lt;[raw.T11];&quot;Red&quot;;IF([raw.J11]&gt;[raw.U11];&quot;Blue&quot;;&quot;Green&quot;)))" office:value-type="float" office:value="0.0257867792918145" calcext:value-type="float">
            <text:p>0.0258</text:p>
          </table:table-cell>
          <table:table-cell table:style-name="ce6" table:formula="of:=[raw.V11]+ORG.OPENOFFICE.STYLE(IF([raw.J11]&lt;[raw.W11];&quot;Red&quot;;IF([raw.J11]&gt;[raw.X11];&quot;Blue&quot;;&quot;Green&quot;)))" office:value-type="float" office:value="0.0261199672190471" calcext:value-type="float">
            <text:p>0.0261</text:p>
          </table:table-cell>
          <table:table-cell table:style-name="ce6" table:formula="of:=[raw.Y11]+ORG.OPENOFFICE.STYLE(IF([raw.J11]&lt;[raw.Z11];&quot;Red&quot;;IF([raw.J11]&gt;[raw.AA11];&quot;Blue&quot;;&quot;Green&quot;)))" office:value-type="float" office:value="0.0135956683752583" calcext:value-type="float">
            <text:p>0.0136</text:p>
          </table:table-cell>
          <table:table-cell table:style-name="ce6" table:formula="of:=[raw.AB11]+ORG.OPENOFFICE.STYLE(IF([raw.J11]&lt;[raw.AC11];&quot;Red&quot;;IF([raw.J11]&gt;[raw.AD11];&quot;Blue&quot;;&quot;Green&quot;)))" office:value-type="float" office:value="0.045583428931838" calcext:value-type="float">
            <text:p>0.0456</text:p>
          </table:table-cell>
          <table:table-cell table:style-name="ce29" table:formula="of:=[raw.AE11]+ORG.OPENOFFICE.STYLE(IF([raw.J11]&lt;[raw.AF11];&quot;Red&quot;;IF([raw.J11]&gt;[raw.AG11];&quot;Blue&quot;;&quot;Green&quot;)))" office:value-type="float" office:value="0.0232454021613145" calcext:value-type="float">
            <text:p>0.0232</text:p>
          </table:table-cell>
          <table:table-cell table:style-name="ce15" table:formula="of:=[raw.AH11]+ORG.OPENOFFICE.STYLE(IF([raw.J11]&lt;[raw.AI11];&quot;Red&quot;;IF([raw.J11]&gt;[raw.AJ11];&quot;Blue&quot;;&quot;Green&quot;)))" office:value-type="float" office:value="0.0254174107339712" calcext:value-type="float">
            <text:p>0.0254</text:p>
          </table:table-cell>
          <table:table-cell table:style-name="ce9" table:formula="of:=[raw.AK11]+ORG.OPENOFFICE.STYLE(IF([raw.J11]&lt;[raw.AL11];&quot;Red&quot;;IF([raw.J11]&gt;[raw.AM11];&quot;Blue&quot;;&quot;Green&quot;)))" office:value-type="float" office:value="0.0592926381544569" calcext:value-type="float">
            <text:p>0.0593</text:p>
          </table:table-cell>
          <table:table-cell table:style-name="ce9" table:formula="of:=[raw.AN11]+ORG.OPENOFFICE.STYLE(IF([raw.J11]&lt;[raw.AO11];&quot;Red&quot;;IF([raw.J11]&gt;[raw.AP11];&quot;Blue&quot;;&quot;Green&quot;)))" office:value-type="float" office:value="0.0592926381544569" calcext:value-type="float">
            <text:p>0.0593</text:p>
          </table:table-cell>
          <table:table-cell table:style-name="ce6" table:formula="of:=[raw.AQ11]+ORG.OPENOFFICE.STYLE(IF([raw.J11]&lt;[raw.AR11];&quot;Red&quot;;IF([raw.J11]&gt;[raw.AS11];&quot;Blue&quot;;&quot;Green&quot;)))" office:value-type="float" office:value="0.0254174107339712" calcext:value-type="float">
            <text:p>0.0254</text:p>
          </table:table-cell>
          <table:table-cell table:style-name="ce6" table:formula="of:=[raw.AT11]+ORG.OPENOFFICE.STYLE(IF([raw.J11]&lt;[raw.AU11];&quot;Red&quot;;IF([raw.J11]&gt;[raw.AV11];&quot;Blue&quot;;&quot;Green&quot;)))" office:value-type="float" office:value="0.0126482998394763" calcext:value-type="float">
            <text:p>0.0126</text:p>
          </table:table-cell>
          <table:table-cell table:style-name="ce9" table:formula="of:=[raw.AW11]+ORG.OPENOFFICE.STYLE(IF([raw.J11]&lt;[raw.AX11];&quot;Red&quot;;IF([raw.J11]&gt;[raw.AY11];&quot;Blue&quot;;&quot;Green&quot;)))" office:value-type="float" office:value="0.0705571028724762" calcext:value-type="float">
            <text:p>0.0706</text:p>
          </table:table-cell>
          <table:table-cell table:style-name="ce29" table:formula="of:=[raw.AZ11]+ORG.OPENOFFICE.STYLE(IF([raw.J11]&lt;[raw.BA11];&quot;Red&quot;;IF([raw.J11]&gt;[raw.BB11];&quot;Blue&quot;;&quot;Green&quot;)))" office:value-type="float" office:value="0.0357643757537125" calcext:value-type="float">
            <text:p>0.0358</text:p>
          </table:table-cell>
          <table:table-cell table:style-name="ce15" table:formula="of:=[raw.BC11]+ORG.OPENOFFICE.STYLE(IF([raw.J11]&lt;[raw.BD11];&quot;Red&quot;;IF([raw.J11]&gt;[raw.BE11];&quot;Blue&quot;;&quot;Green&quot;)))" office:value-type="float" office:value="0" calcext:value-type="float">
            <text:p>0.0000</text:p>
          </table:table-cell>
          <table:table-cell table:style-name="ce6" table:formula="of:=[raw.BF11]+ORG.OPENOFFICE.STYLE(IF([raw.J11]&lt;[raw.BG11];&quot;Red&quot;;IF([raw.J11]&gt;[raw.BH11];&quot;Blue&quot;;&quot;Green&quot;)))" office:value-type="float" office:value="0.0169668565376639" calcext:value-type="float">
            <text:p>0.0170</text:p>
          </table:table-cell>
          <table:table-cell table:style-name="ce6" table:formula="of:=[raw.BI11]+ORG.OPENOFFICE.STYLE(IF([raw.J11]&lt;[raw.BJ11];&quot;Red&quot;;IF([raw.J11]&gt;[raw.BK11];&quot;Blue&quot;;&quot;Green&quot;)))" office:value-type="float" office:value="0.0169668565376639" calcext:value-type="float">
            <text:p>0.0170</text:p>
          </table:table-cell>
          <table:table-cell table:style-name="ce6" table:formula="of:=[raw.BL11]+ORG.OPENOFFICE.STYLE(IF([raw.J11]&lt;[raw.BM11];&quot;Red&quot;;IF([raw.J11]&gt;[raw.BN11];&quot;Blue&quot;;&quot;Green&quot;)))" office:value-type="float" office:value="0.026202909226552" calcext:value-type="float">
            <text:p>0.0262</text:p>
          </table:table-cell>
          <table:table-cell table:style-name="ce6" table:formula="of:=[raw.BO11]+ORG.OPENOFFICE.STYLE(IF([raw.J11]&lt;[raw.BP11];&quot;Red&quot;;IF([raw.J11]&gt;[raw.BQ11];&quot;Blue&quot;;&quot;Green&quot;)))" office:value-type="float" office:value="0.0137260460192643" calcext:value-type="float">
            <text:p>0.0137</text:p>
          </table:table-cell>
          <table:table-cell table:style-name="ce6" table:formula="of:=[raw.BR11]+ORG.OPENOFFICE.STYLE(IF([raw.J11]&lt;[raw.BS11];&quot;Red&quot;;IF([raw.J11]&gt;[raw.BT11];&quot;Blue&quot;;&quot;Green&quot;)))" office:value-type="float" office:value="0.0396935146434855" calcext:value-type="float">
            <text:p>0.0397</text:p>
          </table:table-cell>
          <table:table-cell table:style-name="ce29" table:formula="of:=[raw.BU11]+ORG.OPENOFFICE.STYLE(IF([raw.J11]&lt;[raw.BV11];&quot;Red&quot;;IF([raw.J11]&gt;[raw.BW11];&quot;Blue&quot;;&quot;Green&quot;)))" office:value-type="float" office:value="0.0204586124002944" calcext:value-type="float">
            <text:p>0.0205</text:p>
          </table:table-cell>
        </table:table-row>
        <table:table-row table:style-name="ro1">
          <table:table-cell table:formula="of:=[$raw.A12]" office:value-type="string" office:string-value="bky_dep_balanced" calcext:value-type="string">
            <text:p>bky_dep_balanced</text:p>
          </table:table-cell>
          <table:table-cell table:formula="of:=[$raw.B12]" office:value-type="float" office:value="0.25" calcext:value-type="float">
            <text:p>0.25</text:p>
          </table:table-cell>
          <table:table-cell table:formula="of:=[$raw.C12]" office:value-type="float" office:value="0.25" calcext:value-type="float">
            <text:p>0.25</text:p>
          </table:table-cell>
          <table:table-cell table:formula="of:=[$raw.D12]" office:value-type="float" office:value="0.8" calcext:value-type="float">
            <text:p>0.8</text:p>
          </table:table-cell>
          <table:table-cell table:formula="of:=[$raw.E12]" office:value-type="string" office:string-value="BKY2006" calcext:value-type="string">
            <text:p>BKY2006</text:p>
          </table:table-cell>
          <table:table-cell table:style-name="ce15" table:formula="of:=[raw.M12]+ORG.OPENOFFICE.STYLE(IF([raw.J12]&lt;[raw.N12];&quot;Red&quot;;IF([raw.J12]&gt;[raw.O12];&quot;Blue&quot;;&quot;Green&quot;)))" office:value-type="float" office:value="0.0268136139373055" calcext:value-type="float">
            <text:p>0.0268</text:p>
          </table:table-cell>
          <table:table-cell table:style-name="ce6" table:formula="of:=[raw.P12]+ORG.OPENOFFICE.STYLE(IF([raw.J12]&lt;[raw.Q12];&quot;Red&quot;;IF([raw.J12]&gt;[raw.R12];&quot;Blue&quot;;&quot;Green&quot;)))" office:value-type="float" office:value="0.0328686325846547" calcext:value-type="float">
            <text:p>0.0329</text:p>
          </table:table-cell>
          <table:table-cell table:style-name="ce6" table:formula="of:=[raw.S12]+ORG.OPENOFFICE.STYLE(IF([raw.J12]&lt;[raw.T12];&quot;Red&quot;;IF([raw.J12]&gt;[raw.U12];&quot;Blue&quot;;&quot;Green&quot;)))" office:value-type="float" office:value="0.0255173997020756" calcext:value-type="float">
            <text:p>0.0255</text:p>
          </table:table-cell>
          <table:table-cell table:style-name="ce9" table:formula="of:=[raw.V12]+ORG.OPENOFFICE.STYLE(IF([raw.J12]&lt;[raw.W12];&quot;Red&quot;;IF([raw.J12]&gt;[raw.X12];&quot;Blue&quot;;&quot;Green&quot;)))" office:value-type="float" office:value="0.0604402692359335" calcext:value-type="float">
            <text:p>0.0604</text:p>
          </table:table-cell>
          <table:table-cell table:style-name="ce6" table:formula="of:=[raw.Y12]+ORG.OPENOFFICE.STYLE(IF([raw.J12]&lt;[raw.Z12];&quot;Red&quot;;IF([raw.J12]&gt;[raw.AA12];&quot;Blue&quot;;&quot;Green&quot;)))" office:value-type="float" office:value="0.0323298772109688" calcext:value-type="float">
            <text:p>0.0323</text:p>
          </table:table-cell>
          <table:table-cell table:style-name="ce9" table:formula="of:=[raw.AB12]+ORG.OPENOFFICE.STYLE(IF([raw.J12]&lt;[raw.AC12];&quot;Red&quot;;IF([raw.J12]&gt;[raw.AD12];&quot;Blue&quot;;&quot;Green&quot;)))" office:value-type="float" office:value="0.103362182793418" calcext:value-type="float">
            <text:p>0.1034</text:p>
          </table:table-cell>
          <table:table-cell table:style-name="ce31" table:formula="of:=[raw.AE12]+ORG.OPENOFFICE.STYLE(IF([raw.J12]&lt;[raw.AF12];&quot;Red&quot;;IF([raw.J12]&gt;[raw.AG12];&quot;Blue&quot;;&quot;Green&quot;)))" office:value-type="float" office:value="0.0512400572126134" calcext:value-type="float">
            <text:p>0.0512</text:p>
          </table:table-cell>
          <table:table-cell table:style-name="ce15" table:formula="of:=[raw.AH12]+ORG.OPENOFFICE.STYLE(IF([raw.J12]&lt;[raw.AI12];&quot;Red&quot;;IF([raw.J12]&gt;[raw.AJ12];&quot;Blue&quot;;&quot;Green&quot;)))" office:value-type="float" office:value="0.0268136139373055" calcext:value-type="float">
            <text:p>0.0268</text:p>
          </table:table-cell>
          <table:table-cell table:style-name="ce6" table:formula="of:=[raw.AK12]+ORG.OPENOFFICE.STYLE(IF([raw.J12]&lt;[raw.AL12];&quot;Red&quot;;IF([raw.J12]&gt;[raw.AM12];&quot;Blue&quot;;&quot;Green&quot;)))" office:value-type="float" office:value="0.0151745859979409" calcext:value-type="float">
            <text:p>0.0152</text:p>
          </table:table-cell>
          <table:table-cell table:style-name="ce6" table:formula="of:=[raw.AN12]+ORG.OPENOFFICE.STYLE(IF([raw.J12]&lt;[raw.AO12];&quot;Red&quot;;IF([raw.J12]&gt;[raw.AP12];&quot;Blue&quot;;&quot;Green&quot;)))" office:value-type="float" office:value="0.0115361417303119" calcext:value-type="float">
            <text:p>0.0115</text:p>
          </table:table-cell>
          <table:table-cell table:style-name="ce6" table:formula="of:=[raw.AQ12]+ORG.OPENOFFICE.STYLE(IF([raw.J12]&lt;[raw.AR12];&quot;Red&quot;;IF([raw.J12]&gt;[raw.AS12];&quot;Blue&quot;;&quot;Green&quot;)))" office:value-type="float" office:value="0.0268136139373055" calcext:value-type="float">
            <text:p>0.0268</text:p>
          </table:table-cell>
          <table:table-cell table:style-name="ce6" table:formula="of:=[raw.AT12]+ORG.OPENOFFICE.STYLE(IF([raw.J12]&lt;[raw.AU12];&quot;Red&quot;;IF([raw.J12]&gt;[raw.AV12];&quot;Blue&quot;;&quot;Green&quot;)))" office:value-type="float" office:value="0.0145499191548674" calcext:value-type="float">
            <text:p>0.0145</text:p>
          </table:table-cell>
          <table:table-cell table:style-name="ce7" table:formula="of:=[raw.AW12]+ORG.OPENOFFICE.STYLE(IF([raw.J12]&lt;[raw.AX12];&quot;Red&quot;;IF([raw.J12]&gt;[raw.AY12];&quot;Blue&quot;;&quot;Green&quot;)))" office:value-type="float" office:value="0.0491181172963947" calcext:value-type="float">
            <text:p>0.0491</text:p>
          </table:table-cell>
          <table:table-cell table:style-name="ce29" table:formula="of:=[raw.AZ12]+ORG.OPENOFFICE.STYLE(IF([raw.J12]&lt;[raw.BA12];&quot;Red&quot;;IF([raw.J12]&gt;[raw.BB12];&quot;Blue&quot;;&quot;Green&quot;)))" office:value-type="float" office:value="0.0229728397968742" calcext:value-type="float">
            <text:p>0.0230</text:p>
          </table:table-cell>
          <table:table-cell table:style-name="ce15" table:formula="of:=[raw.BC12]+ORG.OPENOFFICE.STYLE(IF([raw.J12]&lt;[raw.BD12];&quot;Red&quot;;IF([raw.J12]&gt;[raw.BE12];&quot;Blue&quot;;&quot;Green&quot;)))" office:value-type="float" office:value="0" calcext:value-type="float">
            <text:p>0.0000</text:p>
          </table:table-cell>
          <table:table-cell table:style-name="ce6" table:formula="of:=[raw.BF12]+ORG.OPENOFFICE.STYLE(IF([raw.J12]&lt;[raw.BG12];&quot;Red&quot;;IF([raw.J12]&gt;[raw.BH12];&quot;Blue&quot;;&quot;Green&quot;)))" office:value-type="float" office:value="0.0192067049341379" calcext:value-type="float">
            <text:p>0.0192</text:p>
          </table:table-cell>
          <table:table-cell table:style-name="ce6" table:formula="of:=[raw.BI12]+ORG.OPENOFFICE.STYLE(IF([raw.J12]&lt;[raw.BJ12];&quot;Red&quot;;IF([raw.J12]&gt;[raw.BK12];&quot;Blue&quot;;&quot;Green&quot;)))" office:value-type="float" office:value="0.0150090850751692" calcext:value-type="float">
            <text:p>0.0150</text:p>
          </table:table-cell>
          <table:table-cell table:style-name="ce6" table:formula="of:=[raw.BL12]+ORG.OPENOFFICE.STYLE(IF([raw.J12]&lt;[raw.BM12];&quot;Red&quot;;IF([raw.J12]&gt;[raw.BN12];&quot;Blue&quot;;&quot;Green&quot;)))" office:value-type="float" office:value="0.034150425369023" calcext:value-type="float">
            <text:p>0.0342</text:p>
          </table:table-cell>
          <table:table-cell table:style-name="ce6" table:formula="of:=[raw.BO12]+ORG.OPENOFFICE.STYLE(IF([raw.J12]&lt;[raw.BP12];&quot;Red&quot;;IF([raw.J12]&gt;[raw.BQ12];&quot;Blue&quot;;&quot;Green&quot;)))" office:value-type="float" office:value="0.0181040890448666" calcext:value-type="float">
            <text:p>0.0181</text:p>
          </table:table-cell>
          <table:table-cell table:style-name="ce9" table:formula="of:=[raw.BR12]+ORG.OPENOFFICE.STYLE(IF([raw.J12]&lt;[raw.BS12];&quot;Red&quot;;IF([raw.J12]&gt;[raw.BT12];&quot;Blue&quot;;&quot;Green&quot;)))" office:value-type="float" office:value="0.0623700113159336" calcext:value-type="float">
            <text:p>0.0624</text:p>
          </table:table-cell>
          <table:table-cell table:style-name="ce29" table:formula="of:=[raw.BU12]+ORG.OPENOFFICE.STYLE(IF([raw.J12]&lt;[raw.BV12];&quot;Red&quot;;IF([raw.J12]&gt;[raw.BW12];&quot;Blue&quot;;&quot;Green&quot;)))" office:value-type="float" office:value="0.0291232554729059" calcext:value-type="float">
            <text:p>0.0291</text:p>
          </table:table-cell>
        </table:table-row>
        <table:table-row table:style-name="ro1">
          <table:table-cell table:formula="of:=[$raw.A13]" office:value-type="string" office:string-value="bky_dep_negonly" calcext:value-type="string">
            <text:p>bky_dep_negonly</text:p>
          </table:table-cell>
          <table:table-cell table:formula="of:=[$raw.B13]" office:value-type="float" office:value="0" calcext:value-type="float">
            <text:p>0</text:p>
          </table:table-cell>
          <table:table-cell table:formula="of:=[$raw.C13]" office:value-type="float" office:value="0.25" calcext:value-type="float">
            <text:p>0.25</text:p>
          </table:table-cell>
          <table:table-cell table:formula="of:=[$raw.D13]" office:value-type="float" office:value="0.8" calcext:value-type="float">
            <text:p>0.8</text:p>
          </table:table-cell>
          <table:table-cell table:formula="of:=[$raw.E13]" office:value-type="string" office:string-value="BKY2006" calcext:value-type="string">
            <text:p>BKY2006</text:p>
          </table:table-cell>
          <table:table-cell table:style-name="ce15" table:formula="of:=[raw.M13]+ORG.OPENOFFICE.STYLE(IF([raw.J13]&lt;[raw.N13];&quot;Red&quot;;IF([raw.J13]&gt;[raw.O13];&quot;Blue&quot;;&quot;Green&quot;)))" office:value-type="float" office:value="0.009" calcext:value-type="float">
            <text:p>0.0090</text:p>
          </table:table-cell>
          <table:table-cell table:style-name="ce6" table:formula="of:=[raw.P13]+ORG.OPENOFFICE.STYLE(IF([raw.J13]&lt;[raw.Q13];&quot;Red&quot;;IF([raw.J13]&gt;[raw.R13];&quot;Blue&quot;;&quot;Green&quot;)))" office:value-type="float" office:value="0.0298058040623167" calcext:value-type="float">
            <text:p>0.0298</text:p>
          </table:table-cell>
          <table:table-cell table:style-name="ce6" table:formula="of:=[raw.S13]+ORG.OPENOFFICE.STYLE(IF([raw.J13]&lt;[raw.T13];&quot;Red&quot;;IF([raw.J13]&gt;[raw.U13];&quot;Blue&quot;;&quot;Green&quot;)))" office:value-type="float" office:value="0.0238493431756755" calcext:value-type="float">
            <text:p>0.0238</text:p>
          </table:table-cell>
          <table:table-cell table:style-name="ce7" table:formula="of:=[raw.V13]+ORG.OPENOFFICE.STYLE(IF([raw.J13]&lt;[raw.W13];&quot;Red&quot;;IF([raw.J13]&gt;[raw.X13];&quot;Blue&quot;;&quot;Green&quot;)))" office:value-type="float" office:value="0.0556946321893471" calcext:value-type="float">
            <text:p>0.0557</text:p>
          </table:table-cell>
          <table:table-cell table:style-name="ce6" table:formula="of:=[raw.Y13]+ORG.OPENOFFICE.STYLE(IF([raw.J13]&lt;[raw.Z13];&quot;Red&quot;;IF([raw.J13]&gt;[raw.AA13];&quot;Blue&quot;;&quot;Green&quot;)))" office:value-type="float" office:value="0.0299074331974776" calcext:value-type="float">
            <text:p>0.0299</text:p>
          </table:table-cell>
          <table:table-cell table:style-name="ce9" table:formula="of:=[raw.AB13]+ORG.OPENOFFICE.STYLE(IF([raw.J13]&lt;[raw.AC13];&quot;Red&quot;;IF([raw.J13]&gt;[raw.AD13];&quot;Blue&quot;;&quot;Green&quot;)))" office:value-type="float" office:value="0.0658094819752944" calcext:value-type="float">
            <text:p>0.0658</text:p>
          </table:table-cell>
          <table:table-cell table:style-name="ce29" table:formula="of:=[raw.AE13]+ORG.OPENOFFICE.STYLE(IF([raw.J13]&lt;[raw.AF13];&quot;Red&quot;;IF([raw.J13]&gt;[raw.AG13];&quot;Blue&quot;;&quot;Green&quot;)))" office:value-type="float" office:value="0.0316542381638838" calcext:value-type="float">
            <text:p>0.0317</text:p>
          </table:table-cell>
          <table:table-cell table:style-name="ce15" table:formula="of:=[raw.AH13]+ORG.OPENOFFICE.STYLE(IF([raw.J13]&lt;[raw.AI13];&quot;Red&quot;;IF([raw.J13]&gt;[raw.AJ13];&quot;Blue&quot;;&quot;Green&quot;)))" office:value-type="float" office:value="0.009" calcext:value-type="float">
            <text:p>0.0090</text:p>
          </table:table-cell>
          <table:table-cell table:style-name="ce6" table:formula="of:=[raw.AK13]+ORG.OPENOFFICE.STYLE(IF([raw.J13]&lt;[raw.AL13];&quot;Red&quot;;IF([raw.J13]&gt;[raw.AM13];&quot;Blue&quot;;&quot;Green&quot;)))" office:value-type="float" office:value="0.0055" calcext:value-type="float">
            <text:p>0.0055</text:p>
          </table:table-cell>
          <table:table-cell table:style-name="ce6" table:formula="of:=[raw.AN13]+ORG.OPENOFFICE.STYLE(IF([raw.J13]&lt;[raw.AO13];&quot;Red&quot;;IF([raw.J13]&gt;[raw.AP13];&quot;Blue&quot;;&quot;Green&quot;)))" office:value-type="float" office:value="0.0055" calcext:value-type="float">
            <text:p>0.0055</text:p>
          </table:table-cell>
          <table:table-cell table:style-name="ce6" table:formula="of:=[raw.AQ13]+ORG.OPENOFFICE.STYLE(IF([raw.J13]&lt;[raw.AR13];&quot;Red&quot;;IF([raw.J13]&gt;[raw.AS13];&quot;Blue&quot;;&quot;Green&quot;)))" office:value-type="float" office:value="0.009" calcext:value-type="float">
            <text:p>0.0090</text:p>
          </table:table-cell>
          <table:table-cell table:style-name="ce6" table:formula="of:=[raw.AT13]+ORG.OPENOFFICE.STYLE(IF([raw.J13]&lt;[raw.AU13];&quot;Red&quot;;IF([raw.J13]&gt;[raw.AV13];&quot;Blue&quot;;&quot;Green&quot;)))" office:value-type="float" office:value="0.0055" calcext:value-type="float">
            <text:p>0.0055</text:p>
          </table:table-cell>
          <table:table-cell table:style-name="ce6" table:formula="of:=[raw.AW13]+ORG.OPENOFFICE.STYLE(IF([raw.J13]&lt;[raw.AX13];&quot;Red&quot;;IF([raw.J13]&gt;[raw.AY13];&quot;Blue&quot;;&quot;Green&quot;)))" office:value-type="float" office:value="0.0155" calcext:value-type="float">
            <text:p>0.0155</text:p>
          </table:table-cell>
          <table:table-cell table:style-name="ce29" table:formula="of:=[raw.AZ13]+ORG.OPENOFFICE.STYLE(IF([raw.J13]&lt;[raw.BA13];&quot;Red&quot;;IF([raw.J13]&gt;[raw.BB13];&quot;Blue&quot;;&quot;Green&quot;)))" office:value-type="float" office:value="0.007" calcext:value-type="float">
            <text:p>0.0070</text:p>
          </table:table-cell>
          <table:table-cell table:style-name="ce15" table:formula="of:=[raw.BC13]+ORG.OPENOFFICE.STYLE(IF([raw.J13]&lt;[raw.BD13];&quot;Red&quot;;IF([raw.J13]&gt;[raw.BE13];&quot;Blue&quot;;&quot;Green&quot;)))" office:value-type="float" office:value="0" calcext:value-type="float">
            <text:p>0.0000</text:p>
          </table:table-cell>
          <table:table-cell table:style-name="ce6" table:formula="of:=[raw.BF13]+ORG.OPENOFFICE.STYLE(IF([raw.J13]&lt;[raw.BG13];&quot;Red&quot;;IF([raw.J13]&gt;[raw.BH13];&quot;Blue&quot;;&quot;Green&quot;)))" office:value-type="float" office:value="0.0243370764334217" calcext:value-type="float">
            <text:p>0.0243</text:p>
          </table:table-cell>
          <table:table-cell table:style-name="ce6" table:formula="of:=[raw.BI13]+ORG.OPENOFFICE.STYLE(IF([raw.J13]&lt;[raw.BJ13];&quot;Red&quot;;IF([raw.J13]&gt;[raw.BK13];&quot;Blue&quot;;&quot;Green&quot;)))" office:value-type="float" office:value="0.0183493431756755" calcext:value-type="float">
            <text:p>0.0183</text:p>
          </table:table-cell>
          <table:table-cell table:style-name="ce7" table:formula="of:=[raw.BL13]+ORG.OPENOFFICE.STYLE(IF([raw.J13]&lt;[raw.BM13];&quot;Red&quot;;IF([raw.J13]&gt;[raw.BN13];&quot;Blue&quot;;&quot;Green&quot;)))" office:value-type="float" office:value="0.0466937566264405" calcext:value-type="float">
            <text:p>0.0467</text:p>
          </table:table-cell>
          <table:table-cell table:style-name="ce6" table:formula="of:=[raw.BO13]+ORG.OPENOFFICE.STYLE(IF([raw.J13]&lt;[raw.BP13];&quot;Red&quot;;IF([raw.J13]&gt;[raw.BQ13];&quot;Blue&quot;;&quot;Green&quot;)))" office:value-type="float" office:value="0.0244073706662119" calcext:value-type="float">
            <text:p>0.0244</text:p>
          </table:table-cell>
          <table:table-cell table:style-name="ce7" table:formula="of:=[raw.BR13]+ORG.OPENOFFICE.STYLE(IF([raw.J13]&lt;[raw.BS13];&quot;Red&quot;;IF([raw.J13]&gt;[raw.BT13];&quot;Blue&quot;;&quot;Green&quot;)))" office:value-type="float" office:value="0.0505857687958574" calcext:value-type="float">
            <text:p>0.0506</text:p>
          </table:table-cell>
          <table:table-cell table:style-name="ce29" table:formula="of:=[raw.BU13]+ORG.OPENOFFICE.STYLE(IF([raw.J13]&lt;[raw.BV13];&quot;Red&quot;;IF([raw.J13]&gt;[raw.BW13];&quot;Blue&quot;;&quot;Green&quot;)))" office:value-type="float" office:value="0.0246807859381793" calcext:value-type="float">
            <text:p>0.0247</text:p>
          </table:table-cell>
        </table:table-row>
        <table:table-row table:style-name="ro1">
          <table:table-cell table:formula="of:=[$raw.A14]" office:value-type="string" office:string-value="bky_dep_null" calcext:value-type="string">
            <text:p>bky_dep_null</text:p>
          </table:table-cell>
          <table:table-cell table:formula="of:=[$raw.B14]" office:value-type="float" office:value="0" calcext:value-type="float">
            <text:p>0</text:p>
          </table:table-cell>
          <table:table-cell table:formula="of:=[$raw.C14]" office:value-type="float" office:value="0" calcext:value-type="float">
            <text:p>0</text:p>
          </table:table-cell>
          <table:table-cell table:formula="of:=[$raw.D14]" office:value-type="float" office:value="0.8" calcext:value-type="float">
            <text:p>0.8</text:p>
          </table:table-cell>
          <table:table-cell table:formula="of:=[$raw.E14]" office:value-type="string" office:string-value="BKY2006" calcext:value-type="string">
            <text:p>BKY2006</text:p>
          </table:table-cell>
          <table:table-cell table:style-name="ce15" table:formula="of:=[raw.M14]+ORG.OPENOFFICE.STYLE(IF([raw.J14]&lt;[raw.N14];&quot;Red&quot;;IF([raw.J14]&gt;[raw.O14];&quot;Blue&quot;;&quot;Green&quot;)))" office:value-type="float" office:value="0.0165" calcext:value-type="float">
            <text:p>0.0165</text:p>
          </table:table-cell>
          <table:table-cell table:style-name="ce6" table:formula="of:=[raw.P14]+ORG.OPENOFFICE.STYLE(IF([raw.J14]&lt;[raw.Q14];&quot;Red&quot;;IF([raw.J14]&gt;[raw.R14];&quot;Blue&quot;;&quot;Green&quot;)))" office:value-type="float" office:value="0.0155" calcext:value-type="float">
            <text:p>0.0155</text:p>
          </table:table-cell>
          <table:table-cell table:style-name="ce6" table:formula="of:=[raw.S14]+ORG.OPENOFFICE.STYLE(IF([raw.J14]&lt;[raw.T14];&quot;Red&quot;;IF([raw.J14]&gt;[raw.U14];&quot;Blue&quot;;&quot;Green&quot;)))" office:value-type="float" office:value="0.0155" calcext:value-type="float">
            <text:p>0.0155</text:p>
          </table:table-cell>
          <table:table-cell table:style-name="ce6" table:formula="of:=[raw.V14]+ORG.OPENOFFICE.STYLE(IF([raw.J14]&lt;[raw.W14];&quot;Red&quot;;IF([raw.J14]&gt;[raw.X14];&quot;Blue&quot;;&quot;Green&quot;)))" office:value-type="float" office:value="0.032" calcext:value-type="float">
            <text:p>0.0320</text:p>
          </table:table-cell>
          <table:table-cell table:style-name="ce6" table:formula="of:=[raw.Y14]+ORG.OPENOFFICE.STYLE(IF([raw.J14]&lt;[raw.Z14];&quot;Red&quot;;IF([raw.J14]&gt;[raw.AA14];&quot;Blue&quot;;&quot;Green&quot;)))" office:value-type="float" office:value="0.016" calcext:value-type="float">
            <text:p>0.0160</text:p>
          </table:table-cell>
          <table:table-cell table:style-name="ce6" table:formula="of:=[raw.AB14]+ORG.OPENOFFICE.STYLE(IF([raw.J14]&lt;[raw.AC14];&quot;Red&quot;;IF([raw.J14]&gt;[raw.AD14];&quot;Blue&quot;;&quot;Green&quot;)))" office:value-type="float" office:value="0.032" calcext:value-type="float">
            <text:p>0.0320</text:p>
          </table:table-cell>
          <table:table-cell table:style-name="ce29" table:formula="of:=[raw.AE14]+ORG.OPENOFFICE.STYLE(IF([raw.J14]&lt;[raw.AF14];&quot;Red&quot;;IF([raw.J14]&gt;[raw.AG14];&quot;Blue&quot;;&quot;Green&quot;)))" office:value-type="float" office:value="0.0155" calcext:value-type="float">
            <text:p>0.0155</text:p>
          </table:table-cell>
          <table:table-cell table:style-name="ce15" table:formula="of:=[raw.AH14]+ORG.OPENOFFICE.STYLE(IF([raw.J14]&lt;[raw.AI14];&quot;Red&quot;;IF([raw.J14]&gt;[raw.AJ14];&quot;Blue&quot;;&quot;Green&quot;)))" office:value-type="float" office:value="0.0165" calcext:value-type="float">
            <text:p>0.0165</text:p>
          </table:table-cell>
          <table:table-cell table:style-name="ce6" table:formula="of:=[raw.AK14]+ORG.OPENOFFICE.STYLE(IF([raw.J14]&lt;[raw.AL14];&quot;Red&quot;;IF([raw.J14]&gt;[raw.AM14];&quot;Blue&quot;;&quot;Green&quot;)))" office:value-type="float" office:value="0.0075" calcext:value-type="float">
            <text:p>0.0075</text:p>
          </table:table-cell>
          <table:table-cell table:style-name="ce6" table:formula="of:=[raw.AN14]+ORG.OPENOFFICE.STYLE(IF([raw.J14]&lt;[raw.AO14];&quot;Red&quot;;IF([raw.J14]&gt;[raw.AP14];&quot;Blue&quot;;&quot;Green&quot;)))" office:value-type="float" office:value="0.0075" calcext:value-type="float">
            <text:p>0.0075</text:p>
          </table:table-cell>
          <table:table-cell table:style-name="ce6" table:formula="of:=[raw.AQ14]+ORG.OPENOFFICE.STYLE(IF([raw.J14]&lt;[raw.AR14];&quot;Red&quot;;IF([raw.J14]&gt;[raw.AS14];&quot;Blue&quot;;&quot;Green&quot;)))" office:value-type="float" office:value="0.0165" calcext:value-type="float">
            <text:p>0.0165</text:p>
          </table:table-cell>
          <table:table-cell table:style-name="ce6" table:formula="of:=[raw.AT14]+ORG.OPENOFFICE.STYLE(IF([raw.J14]&lt;[raw.AU14];&quot;Red&quot;;IF([raw.J14]&gt;[raw.AV14];&quot;Blue&quot;;&quot;Green&quot;)))" office:value-type="float" office:value="0.008" calcext:value-type="float">
            <text:p>0.0080</text:p>
          </table:table-cell>
          <table:table-cell table:style-name="ce6" table:formula="of:=[raw.AW14]+ORG.OPENOFFICE.STYLE(IF([raw.J14]&lt;[raw.AX14];&quot;Red&quot;;IF([raw.J14]&gt;[raw.AY14];&quot;Blue&quot;;&quot;Green&quot;)))" office:value-type="float" office:value="0.0165" calcext:value-type="float">
            <text:p>0.0165</text:p>
          </table:table-cell>
          <table:table-cell table:style-name="ce29" table:formula="of:=[raw.AZ14]+ORG.OPENOFFICE.STYLE(IF([raw.J14]&lt;[raw.BA14];&quot;Red&quot;;IF([raw.J14]&gt;[raw.BB14];&quot;Blue&quot;;&quot;Green&quot;)))" office:value-type="float" office:value="0.0075" calcext:value-type="float">
            <text:p>0.0075</text:p>
          </table:table-cell>
          <table:table-cell table:style-name="ce15" table:formula="of:=[raw.BC14]+ORG.OPENOFFICE.STYLE(IF([raw.J14]&lt;[raw.BD14];&quot;Red&quot;;IF([raw.J14]&gt;[raw.BE14];&quot;Blue&quot;;&quot;Green&quot;)))" office:value-type="float" office:value="0" calcext:value-type="float">
            <text:p>0.0000</text:p>
          </table:table-cell>
          <table:table-cell table:style-name="ce6" table:formula="of:=[raw.BF14]+ORG.OPENOFFICE.STYLE(IF([raw.J14]&lt;[raw.BG14];&quot;Red&quot;;IF([raw.J14]&gt;[raw.BH14];&quot;Blue&quot;;&quot;Green&quot;)))" office:value-type="float" office:value="0.008" calcext:value-type="float">
            <text:p>0.0080</text:p>
          </table:table-cell>
          <table:table-cell table:style-name="ce6" table:formula="of:=[raw.BI14]+ORG.OPENOFFICE.STYLE(IF([raw.J14]&lt;[raw.BJ14];&quot;Red&quot;;IF([raw.J14]&gt;[raw.BK14];&quot;Blue&quot;;&quot;Green&quot;)))" office:value-type="float" office:value="0.008" calcext:value-type="float">
            <text:p>0.0080</text:p>
          </table:table-cell>
          <table:table-cell table:style-name="ce6" table:formula="of:=[raw.BL14]+ORG.OPENOFFICE.STYLE(IF([raw.J14]&lt;[raw.BM14];&quot;Red&quot;;IF([raw.J14]&gt;[raw.BN14];&quot;Blue&quot;;&quot;Green&quot;)))" office:value-type="float" office:value="0.0155" calcext:value-type="float">
            <text:p>0.0155</text:p>
          </table:table-cell>
          <table:table-cell table:style-name="ce6" table:formula="of:=[raw.BO14]+ORG.OPENOFFICE.STYLE(IF([raw.J14]&lt;[raw.BP14];&quot;Red&quot;;IF([raw.J14]&gt;[raw.BQ14];&quot;Blue&quot;;&quot;Green&quot;)))" office:value-type="float" office:value="0.008" calcext:value-type="float">
            <text:p>0.0080</text:p>
          </table:table-cell>
          <table:table-cell table:style-name="ce6" table:formula="of:=[raw.BR14]+ORG.OPENOFFICE.STYLE(IF([raw.J14]&lt;[raw.BS14];&quot;Red&quot;;IF([raw.J14]&gt;[raw.BT14];&quot;Blue&quot;;&quot;Green&quot;)))" office:value-type="float" office:value="0.0155" calcext:value-type="float">
            <text:p>0.0155</text:p>
          </table:table-cell>
          <table:table-cell table:style-name="ce29" table:formula="of:=[raw.BU14]+ORG.OPENOFFICE.STYLE(IF([raw.J14]&lt;[raw.BV14];&quot;Red&quot;;IF([raw.J14]&gt;[raw.BW14];&quot;Blue&quot;;&quot;Green&quot;)))" office:value-type="float" office:value="0.008" calcext:value-type="float">
            <text:p>0.0080</text:p>
          </table:table-cell>
        </table:table-row>
        <table:table-row table:style-name="ro1">
          <table:table-cell table:formula="of:=[$raw.A15]" office:value-type="string" office:string-value="bky_dep_posonly" calcext:value-type="string">
            <text:p>bky_dep_posonly</text:p>
          </table:table-cell>
          <table:table-cell table:formula="of:=[$raw.B15]" office:value-type="float" office:value="0.25" calcext:value-type="float">
            <text:p>0.25</text:p>
          </table:table-cell>
          <table:table-cell table:formula="of:=[$raw.C15]" office:value-type="float" office:value="0" calcext:value-type="float">
            <text:p>0</text:p>
          </table:table-cell>
          <table:table-cell table:formula="of:=[$raw.D15]" office:value-type="float" office:value="0.8" calcext:value-type="float">
            <text:p>0.8</text:p>
          </table:table-cell>
          <table:table-cell table:formula="of:=[$raw.E15]" office:value-type="string" office:string-value="BKY2006" calcext:value-type="string">
            <text:p>BKY2006</text:p>
          </table:table-cell>
          <table:table-cell table:style-name="ce16" table:formula="of:=[raw.M15]+ORG.OPENOFFICE.STYLE(IF([raw.J15]&lt;[raw.N15];&quot;Red&quot;;IF([raw.J15]&gt;[raw.O15];&quot;Blue&quot;;&quot;Green&quot;)))" office:value-type="float" office:value="0.0434202740968168" calcext:value-type="float">
            <text:p>0.0434</text:p>
          </table:table-cell>
          <table:table-cell table:style-name="ce6" table:formula="of:=[raw.P15]+ORG.OPENOFFICE.STYLE(IF([raw.J15]&lt;[raw.Q15];&quot;Red&quot;;IF([raw.J15]&gt;[raw.R15];&quot;Blue&quot;;&quot;Green&quot;)))" office:value-type="float" office:value="0.0239500561458751" calcext:value-type="float">
            <text:p>0.0240</text:p>
          </table:table-cell>
          <table:table-cell table:style-name="ce6" table:formula="of:=[raw.S15]+ORG.OPENOFFICE.STYLE(IF([raw.J15]&lt;[raw.T15];&quot;Red&quot;;IF([raw.J15]&gt;[raw.U15];&quot;Blue&quot;;&quot;Green&quot;)))" office:value-type="float" office:value="0.0184676076425366" calcext:value-type="float">
            <text:p>0.0185</text:p>
          </table:table-cell>
          <table:table-cell table:style-name="ce7" table:formula="of:=[raw.V15]+ORG.OPENOFFICE.STYLE(IF([raw.J15]&lt;[raw.W15];&quot;Red&quot;;IF([raw.J15]&gt;[raw.X15];&quot;Blue&quot;;&quot;Green&quot;)))" office:value-type="float" office:value="0.0529202740968168" calcext:value-type="float">
            <text:p>0.0529</text:p>
          </table:table-cell>
          <table:table-cell table:style-name="ce6" table:formula="of:=[raw.Y15]+ORG.OPENOFFICE.STYLE(IF([raw.J15]&lt;[raw.Z15];&quot;Red&quot;;IF([raw.J15]&gt;[raw.AA15];&quot;Blue&quot;;&quot;Green&quot;)))" office:value-type="float" office:value="0.0241568781129116" calcext:value-type="float">
            <text:p>0.0242</text:p>
          </table:table-cell>
          <table:table-cell table:style-name="ce9" table:formula="of:=[raw.AB15]+ORG.OPENOFFICE.STYLE(IF([raw.J15]&lt;[raw.AC15];&quot;Red&quot;;IF([raw.J15]&gt;[raw.AD15];&quot;Blue&quot;;&quot;Green&quot;)))" office:value-type="float" office:value="0.0601682651189694" calcext:value-type="float">
            <text:p>0.0602</text:p>
          </table:table-cell>
          <table:table-cell table:style-name="ce29" table:formula="of:=[raw.AE15]+ORG.OPENOFFICE.STYLE(IF([raw.J15]&lt;[raw.AF15];&quot;Red&quot;;IF([raw.J15]&gt;[raw.AG15];&quot;Blue&quot;;&quot;Green&quot;)))" office:value-type="float" office:value="0.0259563700647924" calcext:value-type="float">
            <text:p>0.0260</text:p>
          </table:table-cell>
          <table:table-cell table:style-name="ce16" table:formula="of:=[raw.AH15]+ORG.OPENOFFICE.STYLE(IF([raw.J15]&lt;[raw.AI15];&quot;Red&quot;;IF([raw.J15]&gt;[raw.AJ15];&quot;Blue&quot;;&quot;Green&quot;)))" office:value-type="float" office:value="0.0434194611903636" calcext:value-type="float">
            <text:p>0.0434</text:p>
          </table:table-cell>
          <table:table-cell table:style-name="ce6" table:formula="of:=[raw.AK15]+ORG.OPENOFFICE.STYLE(IF([raw.J15]&lt;[raw.AL15];&quot;Red&quot;;IF([raw.J15]&gt;[raw.AM15];&quot;Blue&quot;;&quot;Green&quot;)))" office:value-type="float" office:value="0.0219539772897864" calcext:value-type="float">
            <text:p>0.0220</text:p>
          </table:table-cell>
          <table:table-cell table:style-name="ce6" table:formula="of:=[raw.AN15]+ORG.OPENOFFICE.STYLE(IF([raw.J15]&lt;[raw.AO15];&quot;Red&quot;;IF([raw.J15]&gt;[raw.AP15];&quot;Blue&quot;;&quot;Green&quot;)))" office:value-type="float" office:value="0.0164683768705822" calcext:value-type="float">
            <text:p>0.0165</text:p>
          </table:table-cell>
          <table:table-cell table:style-name="ce7" table:formula="of:=[raw.AQ15]+ORG.OPENOFFICE.STYLE(IF([raw.J15]&lt;[raw.AR15];&quot;Red&quot;;IF([raw.J15]&gt;[raw.AS15];&quot;Blue&quot;;&quot;Green&quot;)))" office:value-type="float" office:value="0.0434194611903636" calcext:value-type="float">
            <text:p>0.0434</text:p>
          </table:table-cell>
          <table:table-cell table:style-name="ce6" table:formula="of:=[raw.AT15]+ORG.OPENOFFICE.STYLE(IF([raw.J15]&lt;[raw.AU15];&quot;Red&quot;;IF([raw.J15]&gt;[raw.AV15];&quot;Blue&quot;;&quot;Green&quot;)))" office:value-type="float" office:value="0.0221567530503804" calcext:value-type="float">
            <text:p>0.0222</text:p>
          </table:table-cell>
          <table:table-cell table:style-name="ce7" table:formula="of:=[raw.AW15]+ORG.OPENOFFICE.STYLE(IF([raw.J15]&lt;[raw.AX15];&quot;Red&quot;;IF([raw.J15]&gt;[raw.AY15];&quot;Blue&quot;;&quot;Green&quot;)))" office:value-type="float" office:value="0.0468461287210368" calcext:value-type="float">
            <text:p>0.0468</text:p>
          </table:table-cell>
          <table:table-cell table:style-name="ce29" table:formula="of:=[raw.AZ15]+ORG.OPENOFFICE.STYLE(IF([raw.J15]&lt;[raw.BA15];&quot;Red&quot;;IF([raw.J15]&gt;[raw.BB15];&quot;Blue&quot;;&quot;Green&quot;)))" office:value-type="float" office:value="0.0219716094599922" calcext:value-type="float">
            <text:p>0.0220</text:p>
          </table:table-cell>
          <table:table-cell table:style-name="ce15" table:formula="of:=[raw.BC15]+ORG.OPENOFFICE.STYLE(IF([raw.J15]&lt;[raw.BD15];&quot;Red&quot;;IF([raw.J15]&gt;[raw.BE15];&quot;Blue&quot;;&quot;Green&quot;)))" office:value-type="float" office:value="0.0065" calcext:value-type="float">
            <text:p>0.0065</text:p>
          </table:table-cell>
          <table:table-cell table:style-name="ce6" table:formula="of:=[raw.BF15]+ORG.OPENOFFICE.STYLE(IF([raw.J15]&lt;[raw.BG15];&quot;Red&quot;;IF([raw.J15]&gt;[raw.BH15];&quot;Blue&quot;;&quot;Green&quot;)))" office:value-type="float" office:value="0.003" calcext:value-type="float">
            <text:p>0.0030</text:p>
          </table:table-cell>
          <table:table-cell table:style-name="ce6" table:formula="of:=[raw.BI15]+ORG.OPENOFFICE.STYLE(IF([raw.J15]&lt;[raw.BJ15];&quot;Red&quot;;IF([raw.J15]&gt;[raw.BK15];&quot;Blue&quot;;&quot;Green&quot;)))" office:value-type="float" office:value="0.002" calcext:value-type="float">
            <text:p>0.0020</text:p>
          </table:table-cell>
          <table:table-cell table:style-name="ce6" table:formula="of:=[raw.BL15]+ORG.OPENOFFICE.STYLE(IF([raw.J15]&lt;[raw.BM15];&quot;Red&quot;;IF([raw.J15]&gt;[raw.BN15];&quot;Blue&quot;;&quot;Green&quot;)))" office:value-type="float" office:value="0.0095" calcext:value-type="float">
            <text:p>0.0095</text:p>
          </table:table-cell>
          <table:table-cell table:style-name="ce6" table:formula="of:=[raw.BO15]+ORG.OPENOFFICE.STYLE(IF([raw.J15]&lt;[raw.BP15];&quot;Red&quot;;IF([raw.J15]&gt;[raw.BQ15];&quot;Blue&quot;;&quot;Green&quot;)))" office:value-type="float" office:value="0.002" calcext:value-type="float">
            <text:p>0.0020</text:p>
          </table:table-cell>
          <table:table-cell table:style-name="ce6" table:formula="of:=[raw.BR15]+ORG.OPENOFFICE.STYLE(IF([raw.J15]&lt;[raw.BS15];&quot;Red&quot;;IF([raw.J15]&gt;[raw.BT15];&quot;Blue&quot;;&quot;Green&quot;)))" office:value-type="float" office:value="0.0135" calcext:value-type="float">
            <text:p>0.0135</text:p>
          </table:table-cell>
          <table:table-cell table:style-name="ce29" table:formula="of:=[raw.BU15]+ORG.OPENOFFICE.STYLE(IF([raw.J15]&lt;[raw.BV15];&quot;Red&quot;;IF([raw.J15]&gt;[raw.BW15];&quot;Blue&quot;;&quot;Green&quot;)))" office:value-type="float" office:value="0.004" calcext:value-type="float">
            <text:p>0.0040</text:p>
          </table:table-cell>
        </table:table-row>
        <table:table-row table:style-name="ro1">
          <table:table-cell table:formula="of:=[$raw.A16]" office:value-type="string" office:string-value="bky_dep_unbalanced" calcext:value-type="string">
            <text:p>bky_dep_unbalanced</text:p>
          </table:table-cell>
          <table:table-cell table:formula="of:=[$raw.B16]" office:value-type="float" office:value="0.1" calcext:value-type="float">
            <text:p>0.1</text:p>
          </table:table-cell>
          <table:table-cell table:formula="of:=[$raw.C16]" office:value-type="float" office:value="0.4" calcext:value-type="float">
            <text:p>0.4</text:p>
          </table:table-cell>
          <table:table-cell table:formula="of:=[$raw.D16]" office:value-type="float" office:value="0.8" calcext:value-type="float">
            <text:p>0.8</text:p>
          </table:table-cell>
          <table:table-cell table:formula="of:=[$raw.E16]" office:value-type="string" office:string-value="BKY2006" calcext:value-type="string">
            <text:p>BKY2006</text:p>
          </table:table-cell>
          <table:table-cell table:style-name="ce15" table:formula="of:=[raw.M16]+ORG.OPENOFFICE.STYLE(IF([raw.J16]&lt;[raw.N16];&quot;Red&quot;;IF([raw.J16]&gt;[raw.O16];&quot;Blue&quot;;&quot;Green&quot;)))" office:value-type="float" office:value="0.0191647416628595" calcext:value-type="float">
            <text:p>0.0192</text:p>
          </table:table-cell>
          <table:table-cell table:style-name="ce6" table:formula="of:=[raw.P16]+ORG.OPENOFFICE.STYLE(IF([raw.J16]&lt;[raw.Q16];&quot;Red&quot;;IF([raw.J16]&gt;[raw.R16];&quot;Blue&quot;;&quot;Green&quot;)))" office:value-type="float" office:value="0.0331745247910356" calcext:value-type="float">
            <text:p>0.0332</text:p>
          </table:table-cell>
          <table:table-cell table:style-name="ce6" table:formula="of:=[raw.S16]+ORG.OPENOFFICE.STYLE(IF([raw.J16]&lt;[raw.T16];&quot;Red&quot;;IF([raw.J16]&gt;[raw.U16];&quot;Blue&quot;;&quot;Green&quot;)))" office:value-type="float" office:value="0.0236456919753507" calcext:value-type="float">
            <text:p>0.0236</text:p>
          </table:table-cell>
          <table:table-cell table:style-name="ce9" table:formula="of:=[raw.V16]+ORG.OPENOFFICE.STYLE(IF([raw.J16]&lt;[raw.W16];&quot;Red&quot;;IF([raw.J16]&gt;[raw.X16];&quot;Blue&quot;;&quot;Green&quot;)))" office:value-type="float" office:value="0.0671263270018982" calcext:value-type="float">
            <text:p>0.0671</text:p>
          </table:table-cell>
          <table:table-cell table:style-name="ce6" table:formula="of:=[raw.Y16]+ORG.OPENOFFICE.STYLE(IF([raw.J16]&lt;[raw.Z16];&quot;Red&quot;;IF([raw.J16]&gt;[raw.AA16];&quot;Blue&quot;;&quot;Green&quot;)))" office:value-type="float" office:value="0.0324880120504768" calcext:value-type="float">
            <text:p>0.0325</text:p>
          </table:table-cell>
          <table:table-cell table:style-name="ce9" table:formula="of:=[raw.AB16]+ORG.OPENOFFICE.STYLE(IF([raw.J16]&lt;[raw.AC16];&quot;Red&quot;;IF([raw.J16]&gt;[raw.AD16];&quot;Blue&quot;;&quot;Green&quot;)))" office:value-type="float" office:value="0.102374582429394" calcext:value-type="float">
            <text:p>0.1024</text:p>
          </table:table-cell>
          <table:table-cell table:style-name="ce31" table:formula="of:=[raw.AE16]+ORG.OPENOFFICE.STYLE(IF([raw.J16]&lt;[raw.AF16];&quot;Red&quot;;IF([raw.J16]&gt;[raw.AG16];&quot;Blue&quot;;&quot;Green&quot;)))" office:value-type="float" office:value="0.0491398173873885" calcext:value-type="float">
            <text:p>0.0491</text:p>
          </table:table-cell>
          <table:table-cell table:style-name="ce15" table:formula="of:=[raw.AH16]+ORG.OPENOFFICE.STYLE(IF([raw.J16]&lt;[raw.AI16];&quot;Red&quot;;IF([raw.J16]&gt;[raw.AJ16];&quot;Blue&quot;;&quot;Green&quot;)))" office:value-type="float" office:value="0.0191647416628595" calcext:value-type="float">
            <text:p>0.0192</text:p>
          </table:table-cell>
          <table:table-cell table:style-name="ce6" table:formula="of:=[raw.AK16]+ORG.OPENOFFICE.STYLE(IF([raw.J16]&lt;[raw.AL16];&quot;Red&quot;;IF([raw.J16]&gt;[raw.AM16];&quot;Blue&quot;;&quot;Green&quot;)))" office:value-type="float" office:value="0.00958768161540608" calcext:value-type="float">
            <text:p>0.0096</text:p>
          </table:table-cell>
          <table:table-cell table:style-name="ce6" table:formula="of:=[raw.AN16]+ORG.OPENOFFICE.STYLE(IF([raw.J16]&lt;[raw.AO16];&quot;Red&quot;;IF([raw.J16]&gt;[raw.AP16];&quot;Blue&quot;;&quot;Green&quot;)))" office:value-type="float" office:value="0.00873083043691979" calcext:value-type="float">
            <text:p>0.0087</text:p>
          </table:table-cell>
          <table:table-cell table:style-name="ce6" table:formula="of:=[raw.AQ16]+ORG.OPENOFFICE.STYLE(IF([raw.J16]&lt;[raw.AR16];&quot;Red&quot;;IF([raw.J16]&gt;[raw.AS16];&quot;Blue&quot;;&quot;Green&quot;)))" office:value-type="float" office:value="0.0191647416628595" calcext:value-type="float">
            <text:p>0.0192</text:p>
          </table:table-cell>
          <table:table-cell table:style-name="ce6" table:formula="of:=[raw.AT16]+ORG.OPENOFFICE.STYLE(IF([raw.J16]&lt;[raw.AU16];&quot;Red&quot;;IF([raw.J16]&gt;[raw.AV16];&quot;Blue&quot;;&quot;Green&quot;)))" office:value-type="float" office:value="0.00941373688789688" calcext:value-type="float">
            <text:p>0.0094</text:p>
          </table:table-cell>
          <table:table-cell table:style-name="ce6" table:formula="of:=[raw.AW16]+ORG.OPENOFFICE.STYLE(IF([raw.J16]&lt;[raw.AX16];&quot;Red&quot;;IF([raw.J16]&gt;[raw.AY16];&quot;Blue&quot;;&quot;Green&quot;)))" office:value-type="float" office:value="0.0391014958826693" calcext:value-type="float">
            <text:p>0.0391</text:p>
          </table:table-cell>
          <table:table-cell table:style-name="ce29" table:formula="of:=[raw.AZ16]+ORG.OPENOFFICE.STYLE(IF([raw.J16]&lt;[raw.BA16];&quot;Red&quot;;IF([raw.J16]&gt;[raw.BB16];&quot;Blue&quot;;&quot;Green&quot;)))" office:value-type="float" office:value="0.0189467396948511" calcext:value-type="float">
            <text:p>0.0189</text:p>
          </table:table-cell>
          <table:table-cell table:style-name="ce15" table:formula="of:=[raw.BC16]+ORG.OPENOFFICE.STYLE(IF([raw.J16]&lt;[raw.BD16];&quot;Red&quot;;IF([raw.J16]&gt;[raw.BE16];&quot;Blue&quot;;&quot;Green&quot;)))" office:value-type="float" office:value="0" calcext:value-type="float">
            <text:p>0.0000</text:p>
          </table:table-cell>
          <table:table-cell table:style-name="ce6" table:formula="of:=[raw.BF16]+ORG.OPENOFFICE.STYLE(IF([raw.J16]&lt;[raw.BG16];&quot;Red&quot;;IF([raw.J16]&gt;[raw.BH16];&quot;Blue&quot;;&quot;Green&quot;)))" office:value-type="float" office:value="0.025684675350551" calcext:value-type="float">
            <text:p>0.0257</text:p>
          </table:table-cell>
          <table:table-cell table:style-name="ce6" table:formula="of:=[raw.BI16]+ORG.OPENOFFICE.STYLE(IF([raw.J16]&lt;[raw.BJ16];&quot;Red&quot;;IF([raw.J16]&gt;[raw.BK16];&quot;Blue&quot;;&quot;Green&quot;)))" office:value-type="float" office:value="0.0153975260635098" calcext:value-type="float">
            <text:p>0.0154</text:p>
          </table:table-cell>
          <table:table-cell table:style-name="ce7" table:formula="of:=[raw.BL16]+ORG.OPENOFFICE.STYLE(IF([raw.J16]&lt;[raw.BM16];&quot;Red&quot;;IF([raw.J16]&gt;[raw.BN16];&quot;Blue&quot;;&quot;Green&quot;)))" office:value-type="float" office:value="0.0480719790526712" calcext:value-type="float">
            <text:p>0.0481</text:p>
          </table:table-cell>
          <table:table-cell table:style-name="ce6" table:formula="of:=[raw.BO16]+ORG.OPENOFFICE.STYLE(IF([raw.J16]&lt;[raw.BP16];&quot;Red&quot;;IF([raw.J16]&gt;[raw.BQ16];&quot;Blue&quot;;&quot;Green&quot;)))" office:value-type="float" office:value="0.0231332993158094" calcext:value-type="float">
            <text:p>0.0231</text:p>
          </table:table-cell>
          <table:table-cell table:style-name="ce9" table:formula="of:=[raw.BR16]+ORG.OPENOFFICE.STYLE(IF([raw.J16]&lt;[raw.BS16];&quot;Red&quot;;IF([raw.J16]&gt;[raw.BT16];&quot;Blue&quot;;&quot;Green&quot;)))" office:value-type="float" office:value="0.0682029280150187" calcext:value-type="float">
            <text:p>0.0682</text:p>
          </table:table-cell>
          <table:table-cell table:style-name="ce29" table:formula="of:=[raw.BU16]+ORG.OPENOFFICE.STYLE(IF([raw.J16]&lt;[raw.BV16];&quot;Red&quot;;IF([raw.J16]&gt;[raw.BW16];&quot;Blue&quot;;&quot;Green&quot;)))" office:value-type="float" office:value="0.0305050398963609" calcext:value-type="float">
            <text:p>0.0305</text:p>
          </table:table-cell>
        </table:table-row>
        <table:table-row table:style-name="ro1">
          <table:table-cell table:formula="of:=[$raw.A17]" office:value-type="string" office:string-value="bky_indep_balanced" calcext:value-type="string">
            <text:p>bky_indep_balanced</text:p>
          </table:table-cell>
          <table:table-cell table:formula="of:=[$raw.B17]" office:value-type="float" office:value="0.25" calcext:value-type="float">
            <text:p>0.25</text:p>
          </table:table-cell>
          <table:table-cell table:formula="of:=[$raw.C17]" office:value-type="float" office:value="0.25" calcext:value-type="float">
            <text:p>0.25</text:p>
          </table:table-cell>
          <table:table-cell table:formula="of:=[$raw.D17]" office:value-type="float" office:value="0" calcext:value-type="float">
            <text:p>0</text:p>
          </table:table-cell>
          <table:table-cell table:formula="of:=[$raw.E17]" office:value-type="string" office:string-value="BKY2006" calcext:value-type="string">
            <text:p>BKY2006</text:p>
          </table:table-cell>
          <table:table-cell table:style-name="ce15" table:formula="of:=[raw.M17]+ORG.OPENOFFICE.STYLE(IF([raw.J17]&lt;[raw.N17];&quot;Red&quot;;IF([raw.J17]&gt;[raw.O17];&quot;Blue&quot;;&quot;Green&quot;)))" office:value-type="float" office:value="0.0307094954950367" calcext:value-type="float">
            <text:p>0.0307</text:p>
          </table:table-cell>
          <table:table-cell table:style-name="ce6" table:formula="of:=[raw.P17]+ORG.OPENOFFICE.STYLE(IF([raw.J17]&lt;[raw.Q17];&quot;Red&quot;;IF([raw.J17]&gt;[raw.R17];&quot;Blue&quot;;&quot;Green&quot;)))" office:value-type="float" office:value="0.0429369036967067" calcext:value-type="float">
            <text:p>0.0429</text:p>
          </table:table-cell>
          <table:table-cell table:style-name="ce6" table:formula="of:=[raw.S17]+ORG.OPENOFFICE.STYLE(IF([raw.J17]&lt;[raw.T17];&quot;Red&quot;;IF([raw.J17]&gt;[raw.U17];&quot;Blue&quot;;&quot;Green&quot;)))" office:value-type="float" office:value="0.0319631401166731" calcext:value-type="float">
            <text:p>0.0320</text:p>
          </table:table-cell>
          <table:table-cell table:style-name="ce6" table:formula="of:=[raw.V17]+ORG.OPENOFFICE.STYLE(IF([raw.J17]&lt;[raw.W17];&quot;Red&quot;;IF([raw.J17]&gt;[raw.X17];&quot;Blue&quot;;&quot;Green&quot;)))" office:value-type="float" office:value="0.0319771406123745" calcext:value-type="float">
            <text:p>0.0320</text:p>
          </table:table-cell>
          <table:table-cell table:style-name="ce6" table:formula="of:=[raw.Y17]+ORG.OPENOFFICE.STYLE(IF([raw.J17]&lt;[raw.Z17];&quot;Red&quot;;IF([raw.J17]&gt;[raw.AA17];&quot;Blue&quot;;&quot;Green&quot;)))" office:value-type="float" office:value="0.0160695353651578" calcext:value-type="float">
            <text:p>0.0161</text:p>
          </table:table-cell>
          <table:table-cell table:style-name="ce9" table:formula="of:=[raw.AB17]+ORG.OPENOFFICE.STYLE(IF([raw.J17]&lt;[raw.AC17];&quot;Red&quot;;IF([raw.J17]&gt;[raw.AD17];&quot;Blue&quot;;&quot;Green&quot;)))" office:value-type="float" office:value="0.0969451537562492" calcext:value-type="float">
            <text:p>0.0969</text:p>
          </table:table-cell>
          <table:table-cell table:style-name="ce29" table:formula="of:=[raw.AE17]+ORG.OPENOFFICE.STYLE(IF([raw.J17]&lt;[raw.AF17];&quot;Red&quot;;IF([raw.J17]&gt;[raw.AG17];&quot;Blue&quot;;&quot;Green&quot;)))" office:value-type="float" office:value="0.0430006261987442" calcext:value-type="float">
            <text:p>0.0430</text:p>
          </table:table-cell>
          <table:table-cell table:style-name="ce15" table:formula="of:=[raw.AH17]+ORG.OPENOFFICE.STYLE(IF([raw.J17]&lt;[raw.AI17];&quot;Red&quot;;IF([raw.J17]&gt;[raw.AJ17];&quot;Blue&quot;;&quot;Green&quot;)))" office:value-type="float" office:value="0.0307094954950367" calcext:value-type="float">
            <text:p>0.0307</text:p>
          </table:table-cell>
          <table:table-cell table:style-name="ce6" table:formula="of:=[raw.AK17]+ORG.OPENOFFICE.STYLE(IF([raw.J17]&lt;[raw.AL17];&quot;Red&quot;;IF([raw.J17]&gt;[raw.AM17];&quot;Blue&quot;;&quot;Green&quot;)))" office:value-type="float" office:value="0.0416942742664226" calcext:value-type="float">
            <text:p>0.0417</text:p>
          </table:table-cell>
          <table:table-cell table:style-name="ce6" table:formula="of:=[raw.AN17]+ORG.OPENOFFICE.STYLE(IF([raw.J17]&lt;[raw.AO17];&quot;Red&quot;;IF([raw.J17]&gt;[raw.AP17];&quot;Blue&quot;;&quot;Green&quot;)))" office:value-type="float" office:value="0.0307632873574757" calcext:value-type="float">
            <text:p>0.0308</text:p>
          </table:table-cell>
          <table:table-cell table:style-name="ce6" table:formula="of:=[raw.AQ17]+ORG.OPENOFFICE.STYLE(IF([raw.J17]&lt;[raw.AR17];&quot;Red&quot;;IF([raw.J17]&gt;[raw.AS17];&quot;Blue&quot;;&quot;Green&quot;)))" office:value-type="float" office:value="0.0307094954950367" calcext:value-type="float">
            <text:p>0.0307</text:p>
          </table:table-cell>
          <table:table-cell table:style-name="ce6" table:formula="of:=[raw.AT17]+ORG.OPENOFFICE.STYLE(IF([raw.J17]&lt;[raw.AU17];&quot;Red&quot;;IF([raw.J17]&gt;[raw.AV17];&quot;Blue&quot;;&quot;Green&quot;)))" office:value-type="float" office:value="0.0149260025890845" calcext:value-type="float">
            <text:p>0.0149</text:p>
          </table:table-cell>
          <table:table-cell table:style-name="ce9" table:formula="of:=[raw.AW17]+ORG.OPENOFFICE.STYLE(IF([raw.J17]&lt;[raw.AX17];&quot;Red&quot;;IF([raw.J17]&gt;[raw.AY17];&quot;Blue&quot;;&quot;Green&quot;)))" office:value-type="float" office:value="0.0950667984558129" calcext:value-type="float">
            <text:p>0.0951</text:p>
          </table:table-cell>
          <table:table-cell table:style-name="ce29" table:formula="of:=[raw.AZ17]+ORG.OPENOFFICE.STYLE(IF([raw.J17]&lt;[raw.BA17];&quot;Red&quot;;IF([raw.J17]&gt;[raw.BB17];&quot;Blue&quot;;&quot;Green&quot;)))" office:value-type="float" office:value="0.0416119681102745" calcext:value-type="float">
            <text:p>0.0416</text:p>
          </table:table-cell>
          <table:table-cell table:style-name="ce15" table:formula="of:=[raw.BC17]+ORG.OPENOFFICE.STYLE(IF([raw.J17]&lt;[raw.BD17];&quot;Red&quot;;IF([raw.J17]&gt;[raw.BE17];&quot;Blue&quot;;&quot;Green&quot;)))" office:value-type="float" office:value="0" calcext:value-type="float">
            <text:p>0.0000</text:p>
          </table:table-cell>
          <table:table-cell table:style-name="ce6" table:formula="of:=[raw.BF17]+ORG.OPENOFFICE.STYLE(IF([raw.J17]&lt;[raw.BG17];&quot;Red&quot;;IF([raw.J17]&gt;[raw.BH17];&quot;Blue&quot;;&quot;Green&quot;)))" office:value-type="float" office:value="0.0440936178072672" calcext:value-type="float">
            <text:p>0.0441</text:p>
          </table:table-cell>
          <table:table-cell table:style-name="ce6" table:formula="of:=[raw.BI17]+ORG.OPENOFFICE.STYLE(IF([raw.J17]&lt;[raw.BJ17];&quot;Red&quot;;IF([raw.J17]&gt;[raw.BK17];&quot;Blue&quot;;&quot;Green&quot;)))" office:value-type="float" office:value="0.0330967954979939" calcext:value-type="float">
            <text:p>0.0331</text:p>
          </table:table-cell>
          <table:table-cell table:style-name="ce6" table:formula="of:=[raw.BL17]+ORG.OPENOFFICE.STYLE(IF([raw.J17]&lt;[raw.BM17];&quot;Red&quot;;IF([raw.J17]&gt;[raw.BN17];&quot;Blue&quot;;&quot;Green&quot;)))" office:value-type="float" office:value="0.0331279276850015" calcext:value-type="float">
            <text:p>0.0331</text:p>
          </table:table-cell>
          <table:table-cell table:style-name="ce6" table:formula="of:=[raw.BO17]+ORG.OPENOFFICE.STYLE(IF([raw.J17]&lt;[raw.BP17];&quot;Red&quot;;IF([raw.J17]&gt;[raw.BQ17];&quot;Blue&quot;;&quot;Green&quot;)))" office:value-type="float" office:value="0.0171357238322221" calcext:value-type="float">
            <text:p>0.0171</text:p>
          </table:table-cell>
          <table:table-cell table:style-name="ce9" table:formula="of:=[raw.BR17]+ORG.OPENOFFICE.STYLE(IF([raw.J17]&lt;[raw.BS17];&quot;Red&quot;;IF([raw.J17]&gt;[raw.BT17];&quot;Blue&quot;;&quot;Green&quot;)))" office:value-type="float" office:value="0.0984830222531249" calcext:value-type="float">
            <text:p>0.0985</text:p>
          </table:table-cell>
          <table:table-cell table:style-name="ce29" table:formula="of:=[raw.BU17]+ORG.OPENOFFICE.STYLE(IF([raw.J17]&lt;[raw.BV17];&quot;Red&quot;;IF([raw.J17]&gt;[raw.BW17];&quot;Blue&quot;;&quot;Green&quot;)))" office:value-type="float" office:value="0.0442164408155749" calcext:value-type="float">
            <text:p>0.0442</text:p>
          </table:table-cell>
        </table:table-row>
        <table:table-row table:style-name="ro1">
          <table:table-cell table:formula="of:=[$raw.A18]" office:value-type="string" office:string-value="bky_indep_negonly" calcext:value-type="string">
            <text:p>bky_indep_negonly</text:p>
          </table:table-cell>
          <table:table-cell table:formula="of:=[$raw.B18]" office:value-type="float" office:value="0" calcext:value-type="float">
            <text:p>0</text:p>
          </table:table-cell>
          <table:table-cell table:formula="of:=[$raw.C18]" office:value-type="float" office:value="0.25" calcext:value-type="float">
            <text:p>0.25</text:p>
          </table:table-cell>
          <table:table-cell table:formula="of:=[$raw.D18]" office:value-type="float" office:value="0" calcext:value-type="float">
            <text:p>0</text:p>
          </table:table-cell>
          <table:table-cell table:formula="of:=[$raw.E18]" office:value-type="string" office:string-value="BKY2006" calcext:value-type="string">
            <text:p>BKY2006</text:p>
          </table:table-cell>
          <table:table-cell table:style-name="ce15" table:formula="of:=[raw.M18]+ORG.OPENOFFICE.STYLE(IF([raw.J18]&lt;[raw.N18];&quot;Red&quot;;IF([raw.J18]&gt;[raw.O18];&quot;Blue&quot;;&quot;Green&quot;)))" office:value-type="float" office:value="0.038" calcext:value-type="float">
            <text:p>0.0380</text:p>
          </table:table-cell>
          <table:table-cell table:style-name="ce6" table:formula="of:=[raw.P18]+ORG.OPENOFFICE.STYLE(IF([raw.J18]&lt;[raw.Q18];&quot;Red&quot;;IF([raw.J18]&gt;[raw.R18];&quot;Blue&quot;;&quot;Green&quot;)))" office:value-type="float" office:value="0.0474951107067201" calcext:value-type="float">
            <text:p>0.0475</text:p>
          </table:table-cell>
          <table:table-cell table:style-name="ce6" table:formula="of:=[raw.S18]+ORG.OPENOFFICE.STYLE(IF([raw.J18]&lt;[raw.T18];&quot;Red&quot;;IF([raw.J18]&gt;[raw.U18];&quot;Blue&quot;;&quot;Green&quot;)))" office:value-type="float" office:value="0.0433831323205072" calcext:value-type="float">
            <text:p>0.0434</text:p>
          </table:table-cell>
          <table:table-cell table:style-name="ce6" table:formula="of:=[raw.V18]+ORG.OPENOFFICE.STYLE(IF([raw.J18]&lt;[raw.W18];&quot;Red&quot;;IF([raw.J18]&gt;[raw.X18];&quot;Blue&quot;;&quot;Green&quot;)))" office:value-type="float" office:value="0.0486878727852944" calcext:value-type="float">
            <text:p>0.0487</text:p>
          </table:table-cell>
          <table:table-cell table:style-name="ce6" table:formula="of:=[raw.Y18]+ORG.OPENOFFICE.STYLE(IF([raw.J18]&lt;[raw.Z18];&quot;Red&quot;;IF([raw.J18]&gt;[raw.AA18];&quot;Blue&quot;;&quot;Green&quot;)))" office:value-type="float" office:value="0.0248972983646375" calcext:value-type="float">
            <text:p>0.0249</text:p>
          </table:table-cell>
          <table:table-cell table:style-name="ce9" table:formula="of:=[raw.AB18]+ORG.OPENOFFICE.STYLE(IF([raw.J18]&lt;[raw.AC18];&quot;Red&quot;;IF([raw.J18]&gt;[raw.AD18];&quot;Blue&quot;;&quot;Green&quot;)))" office:value-type="float" office:value="0.0965791116568122" calcext:value-type="float">
            <text:p>0.0966</text:p>
          </table:table-cell>
          <table:table-cell table:style-name="ce29" table:formula="of:=[raw.AE18]+ORG.OPENOFFICE.STYLE(IF([raw.J18]&lt;[raw.AF18];&quot;Red&quot;;IF([raw.J18]&gt;[raw.AG18];&quot;Blue&quot;;&quot;Green&quot;)))" office:value-type="float" office:value="0.0453764005483842" calcext:value-type="float">
            <text:p>0.0454</text:p>
          </table:table-cell>
          <table:table-cell table:style-name="ce15" table:formula="of:=[raw.AH18]+ORG.OPENOFFICE.STYLE(IF([raw.J18]&lt;[raw.AI18];&quot;Red&quot;;IF([raw.J18]&gt;[raw.AJ18];&quot;Blue&quot;;&quot;Green&quot;)))" office:value-type="float" office:value="0.038" calcext:value-type="float">
            <text:p>0.0380</text:p>
          </table:table-cell>
          <table:table-cell table:style-name="ce9" table:formula="of:=[raw.AK18]+ORG.OPENOFFICE.STYLE(IF([raw.J18]&lt;[raw.AL18];&quot;Red&quot;;IF([raw.J18]&gt;[raw.AM18];&quot;Blue&quot;;&quot;Green&quot;)))" office:value-type="float" office:value="1" calcext:value-type="float">
            <text:p>1.0000</text:p>
          </table:table-cell>
          <table:table-cell table:style-name="ce9" table:formula="of:=[raw.AN18]+ORG.OPENOFFICE.STYLE(IF([raw.J18]&lt;[raw.AO18];&quot;Red&quot;;IF([raw.J18]&gt;[raw.AP18];&quot;Blue&quot;;&quot;Green&quot;)))" office:value-type="float" office:value="0.999" calcext:value-type="float">
            <text:p>0.9990</text:p>
          </table:table-cell>
          <table:table-cell table:style-name="ce6" table:formula="of:=[raw.AQ18]+ORG.OPENOFFICE.STYLE(IF([raw.J18]&lt;[raw.AR18];&quot;Red&quot;;IF([raw.J18]&gt;[raw.AS18];&quot;Blue&quot;;&quot;Green&quot;)))" office:value-type="float" office:value="0.038" calcext:value-type="float">
            <text:p>0.0380</text:p>
          </table:table-cell>
          <table:table-cell table:style-name="ce6" table:formula="of:=[raw.AT18]+ORG.OPENOFFICE.STYLE(IF([raw.J18]&lt;[raw.AU18];&quot;Red&quot;;IF([raw.J18]&gt;[raw.AV18];&quot;Blue&quot;;&quot;Green&quot;)))" office:value-type="float" office:value="0.0175" calcext:value-type="float">
            <text:p>0.0175</text:p>
          </table:table-cell>
          <table:table-cell table:style-name="ce9" table:formula="of:=[raw.AW18]+ORG.OPENOFFICE.STYLE(IF([raw.J18]&lt;[raw.AX18];&quot;Red&quot;;IF([raw.J18]&gt;[raw.AY18];&quot;Blue&quot;;&quot;Green&quot;)))" office:value-type="float" office:value="0.1055" calcext:value-type="float">
            <text:p>0.1055</text:p>
          </table:table-cell>
          <table:table-cell table:style-name="ce31" table:formula="of:=[raw.AZ18]+ORG.OPENOFFICE.STYLE(IF([raw.J18]&lt;[raw.BA18];&quot;Red&quot;;IF([raw.J18]&gt;[raw.BB18];&quot;Blue&quot;;&quot;Green&quot;)))" office:value-type="float" office:value="0.049" calcext:value-type="float">
            <text:p>0.0490</text:p>
          </table:table-cell>
          <table:table-cell table:style-name="ce15" table:formula="of:=[raw.BC18]+ORG.OPENOFFICE.STYLE(IF([raw.J18]&lt;[raw.BD18];&quot;Red&quot;;IF([raw.J18]&gt;[raw.BE18];&quot;Blue&quot;;&quot;Green&quot;)))" office:value-type="float" office:value="0" calcext:value-type="float">
            <text:p>0.0000</text:p>
          </table:table-cell>
          <table:table-cell table:style-name="ce6" table:formula="of:=[raw.BF18]+ORG.OPENOFFICE.STYLE(IF([raw.J18]&lt;[raw.BG18];&quot;Red&quot;;IF([raw.J18]&gt;[raw.BH18];&quot;Blue&quot;;&quot;Green&quot;)))" office:value-type="float" office:value="0.0253742738747814" calcext:value-type="float">
            <text:p>0.0254</text:p>
          </table:table-cell>
          <table:table-cell table:style-name="ce6" table:formula="of:=[raw.BI18]+ORG.OPENOFFICE.STYLE(IF([raw.J18]&lt;[raw.BJ18];&quot;Red&quot;;IF([raw.J18]&gt;[raw.BK18];&quot;Blue&quot;;&quot;Green&quot;)))" office:value-type="float" office:value="0.0232291006274236" calcext:value-type="float">
            <text:p>0.0232</text:p>
          </table:table-cell>
          <table:table-cell table:style-name="ce6" table:formula="of:=[raw.BL18]+ORG.OPENOFFICE.STYLE(IF([raw.J18]&lt;[raw.BM18];&quot;Red&quot;;IF([raw.J18]&gt;[raw.BN18];&quot;Blue&quot;;&quot;Green&quot;)))" office:value-type="float" office:value="0.0485924920924316" calcext:value-type="float">
            <text:p>0.0486</text:p>
          </table:table-cell>
          <table:table-cell table:style-name="ce6" table:formula="of:=[raw.BO18]+ORG.OPENOFFICE.STYLE(IF([raw.J18]&lt;[raw.BP18];&quot;Red&quot;;IF([raw.J18]&gt;[raw.BQ18];&quot;Blue&quot;;&quot;Green&quot;)))" office:value-type="float" office:value="0.0248460710043528" calcext:value-type="float">
            <text:p>0.0248</text:p>
          </table:table-cell>
          <table:table-cell table:style-name="ce9" table:formula="of:=[raw.BR18]+ORG.OPENOFFICE.STYLE(IF([raw.J18]&lt;[raw.BS18];&quot;Red&quot;;IF([raw.J18]&gt;[raw.BT18];&quot;Blue&quot;;&quot;Green&quot;)))" office:value-type="float" office:value="0.0963244151039973" calcext:value-type="float">
            <text:p>0.0963</text:p>
          </table:table-cell>
          <table:table-cell table:style-name="ce29" table:formula="of:=[raw.BU18]+ORG.OPENOFFICE.STYLE(IF([raw.J18]&lt;[raw.BV18];&quot;Red&quot;;IF([raw.J18]&gt;[raw.BW18];&quot;Blue&quot;;&quot;Green&quot;)))" office:value-type="float" office:value="0.0452434676357911" calcext:value-type="float">
            <text:p>0.0452</text:p>
          </table:table-cell>
        </table:table-row>
        <table:table-row table:style-name="ro1">
          <table:table-cell table:formula="of:=[$raw.A19]" office:value-type="string" office:string-value="bky_indep_null" calcext:value-type="string">
            <text:p>bky_indep_null</text:p>
          </table:table-cell>
          <table:table-cell table:formula="of:=[$raw.B19]" office:value-type="float" office:value="0" calcext:value-type="float">
            <text:p>0</text:p>
          </table:table-cell>
          <table:table-cell table:formula="of:=[$raw.C19]" office:value-type="float" office:value="0" calcext:value-type="float">
            <text:p>0</text:p>
          </table:table-cell>
          <table:table-cell table:formula="of:=[$raw.D19]" office:value-type="float" office:value="0" calcext:value-type="float">
            <text:p>0</text:p>
          </table:table-cell>
          <table:table-cell table:formula="of:=[$raw.E19]" office:value-type="string" office:string-value="BKY2006" calcext:value-type="string">
            <text:p>BKY2006</text:p>
          </table:table-cell>
          <table:table-cell table:style-name="ce16" table:formula="of:=[raw.M19]+ORG.OPENOFFICE.STYLE(IF([raw.J19]&lt;[raw.N19];&quot;Red&quot;;IF([raw.J19]&gt;[raw.O19];&quot;Blue&quot;;&quot;Green&quot;)))" office:value-type="float" office:value="0.0495" calcext:value-type="float">
            <text:p>0.0495</text:p>
          </table:table-cell>
          <table:table-cell table:style-name="ce7" table:formula="of:=[raw.P19]+ORG.OPENOFFICE.STYLE(IF([raw.J19]&lt;[raw.Q19];&quot;Red&quot;;IF([raw.J19]&gt;[raw.R19];&quot;Blue&quot;;&quot;Green&quot;)))" office:value-type="float" office:value="0.048" calcext:value-type="float">
            <text:p>0.0480</text:p>
          </table:table-cell>
          <table:table-cell table:style-name="ce7" table:formula="of:=[raw.S19]+ORG.OPENOFFICE.STYLE(IF([raw.J19]&lt;[raw.T19];&quot;Red&quot;;IF([raw.J19]&gt;[raw.U19];&quot;Blue&quot;;&quot;Green&quot;)))" office:value-type="float" office:value="0.048" calcext:value-type="float">
            <text:p>0.0480</text:p>
          </table:table-cell>
          <table:table-cell table:style-name="ce9" table:formula="of:=[raw.V19]+ORG.OPENOFFICE.STYLE(IF([raw.J19]&lt;[raw.W19];&quot;Red&quot;;IF([raw.J19]&gt;[raw.X19];&quot;Blue&quot;;&quot;Green&quot;)))" office:value-type="float" office:value="0.103" calcext:value-type="float">
            <text:p>0.1030</text:p>
          </table:table-cell>
          <table:table-cell table:style-name="ce7" table:formula="of:=[raw.Y19]+ORG.OPENOFFICE.STYLE(IF([raw.J19]&lt;[raw.Z19];&quot;Red&quot;;IF([raw.J19]&gt;[raw.AA19];&quot;Blue&quot;;&quot;Green&quot;)))" office:value-type="float" office:value="0.0475" calcext:value-type="float">
            <text:p>0.0475</text:p>
          </table:table-cell>
          <table:table-cell table:style-name="ce9" table:formula="of:=[raw.AB19]+ORG.OPENOFFICE.STYLE(IF([raw.J19]&lt;[raw.AC19];&quot;Red&quot;;IF([raw.J19]&gt;[raw.AD19];&quot;Blue&quot;;&quot;Green&quot;)))" office:value-type="float" office:value="0.1935" calcext:value-type="float">
            <text:p>0.1935</text:p>
          </table:table-cell>
          <table:table-cell table:style-name="ce30" table:formula="of:=[raw.AE19]+ORG.OPENOFFICE.STYLE(IF([raw.J19]&lt;[raw.AF19];&quot;Red&quot;;IF([raw.J19]&gt;[raw.AG19];&quot;Blue&quot;;&quot;Green&quot;)))" office:value-type="float" office:value="0.1025" calcext:value-type="float">
            <text:p>0.1025</text:p>
          </table:table-cell>
          <table:table-cell table:style-name="ce16" table:formula="of:=[raw.AH19]+ORG.OPENOFFICE.STYLE(IF([raw.J19]&lt;[raw.AI19];&quot;Red&quot;;IF([raw.J19]&gt;[raw.AJ19];&quot;Blue&quot;;&quot;Green&quot;)))" office:value-type="float" office:value="0.0495" calcext:value-type="float">
            <text:p>0.0495</text:p>
          </table:table-cell>
          <table:table-cell table:style-name="ce6" table:formula="of:=[raw.AK19]+ORG.OPENOFFICE.STYLE(IF([raw.J19]&lt;[raw.AL19];&quot;Red&quot;;IF([raw.J19]&gt;[raw.AM19];&quot;Blue&quot;;&quot;Green&quot;)))" office:value-type="float" office:value="0.0225" calcext:value-type="float">
            <text:p>0.0225</text:p>
          </table:table-cell>
          <table:table-cell table:style-name="ce6" table:formula="of:=[raw.AN19]+ORG.OPENOFFICE.STYLE(IF([raw.J19]&lt;[raw.AO19];&quot;Red&quot;;IF([raw.J19]&gt;[raw.AP19];&quot;Blue&quot;;&quot;Green&quot;)))" office:value-type="float" office:value="0.0225" calcext:value-type="float">
            <text:p>0.0225</text:p>
          </table:table-cell>
          <table:table-cell table:style-name="ce7" table:formula="of:=[raw.AQ19]+ORG.OPENOFFICE.STYLE(IF([raw.J19]&lt;[raw.AR19];&quot;Red&quot;;IF([raw.J19]&gt;[raw.AS19];&quot;Blue&quot;;&quot;Green&quot;)))" office:value-type="float" office:value="0.0495" calcext:value-type="float">
            <text:p>0.0495</text:p>
          </table:table-cell>
          <table:table-cell table:style-name="ce6" table:formula="of:=[raw.AT19]+ORG.OPENOFFICE.STYLE(IF([raw.J19]&lt;[raw.AU19];&quot;Red&quot;;IF([raw.J19]&gt;[raw.AV19];&quot;Blue&quot;;&quot;Green&quot;)))" office:value-type="float" office:value="0.0215" calcext:value-type="float">
            <text:p>0.0215</text:p>
          </table:table-cell>
          <table:table-cell table:style-name="ce9" table:formula="of:=[raw.AW19]+ORG.OPENOFFICE.STYLE(IF([raw.J19]&lt;[raw.AX19];&quot;Red&quot;;IF([raw.J19]&gt;[raw.AY19];&quot;Blue&quot;;&quot;Green&quot;)))" office:value-type="float" office:value="0.105" calcext:value-type="float">
            <text:p>0.1050</text:p>
          </table:table-cell>
          <table:table-cell table:style-name="ce31" table:formula="of:=[raw.AZ19]+ORG.OPENOFFICE.STYLE(IF([raw.J19]&lt;[raw.BA19];&quot;Red&quot;;IF([raw.J19]&gt;[raw.BB19];&quot;Blue&quot;;&quot;Green&quot;)))" office:value-type="float" office:value="0.05" calcext:value-type="float">
            <text:p>0.0500</text:p>
          </table:table-cell>
          <table:table-cell table:style-name="ce15" table:formula="of:=[raw.BC19]+ORG.OPENOFFICE.STYLE(IF([raw.J19]&lt;[raw.BD19];&quot;Red&quot;;IF([raw.J19]&gt;[raw.BE19];&quot;Blue&quot;;&quot;Green&quot;)))" office:value-type="float" office:value="0" calcext:value-type="float">
            <text:p>0.0000</text:p>
          </table:table-cell>
          <table:table-cell table:style-name="ce6" table:formula="of:=[raw.BF19]+ORG.OPENOFFICE.STYLE(IF([raw.J19]&lt;[raw.BG19];&quot;Red&quot;;IF([raw.J19]&gt;[raw.BH19];&quot;Blue&quot;;&quot;Green&quot;)))" office:value-type="float" office:value="0.027" calcext:value-type="float">
            <text:p>0.0270</text:p>
          </table:table-cell>
          <table:table-cell table:style-name="ce6" table:formula="of:=[raw.BI19]+ORG.OPENOFFICE.STYLE(IF([raw.J19]&lt;[raw.BJ19];&quot;Red&quot;;IF([raw.J19]&gt;[raw.BK19];&quot;Blue&quot;;&quot;Green&quot;)))" office:value-type="float" office:value="0.027" calcext:value-type="float">
            <text:p>0.0270</text:p>
          </table:table-cell>
          <table:table-cell table:style-name="ce7" table:formula="of:=[raw.BL19]+ORG.OPENOFFICE.STYLE(IF([raw.J19]&lt;[raw.BM19];&quot;Red&quot;;IF([raw.J19]&gt;[raw.BN19];&quot;Blue&quot;;&quot;Green&quot;)))" office:value-type="float" office:value="0.0555" calcext:value-type="float">
            <text:p>0.0555</text:p>
          </table:table-cell>
          <table:table-cell table:style-name="ce6" table:formula="of:=[raw.BO19]+ORG.OPENOFFICE.STYLE(IF([raw.J19]&lt;[raw.BP19];&quot;Red&quot;;IF([raw.J19]&gt;[raw.BQ19];&quot;Blue&quot;;&quot;Green&quot;)))" office:value-type="float" office:value="0.026" calcext:value-type="float">
            <text:p>0.0260</text:p>
          </table:table-cell>
          <table:table-cell table:style-name="ce9" table:formula="of:=[raw.BR19]+ORG.OPENOFFICE.STYLE(IF([raw.J19]&lt;[raw.BS19];&quot;Red&quot;;IF([raw.J19]&gt;[raw.BT19];&quot;Blue&quot;;&quot;Green&quot;)))" office:value-type="float" office:value="0.099" calcext:value-type="float">
            <text:p>0.0990</text:p>
          </table:table-cell>
          <table:table-cell table:style-name="ce31" table:formula="of:=[raw.BU19]+ORG.OPENOFFICE.STYLE(IF([raw.J19]&lt;[raw.BV19];&quot;Red&quot;;IF([raw.J19]&gt;[raw.BW19];&quot;Blue&quot;;&quot;Green&quot;)))" office:value-type="float" office:value="0.0545" calcext:value-type="float">
            <text:p>0.0545</text:p>
          </table:table-cell>
        </table:table-row>
        <table:table-row table:style-name="ro1">
          <table:table-cell table:formula="of:=[$raw.A20]" office:value-type="string" office:string-value="bky_indep_posonly" calcext:value-type="string">
            <text:p>bky_indep_posonly</text:p>
          </table:table-cell>
          <table:table-cell table:formula="of:=[$raw.B20]" office:value-type="float" office:value="0.25" calcext:value-type="float">
            <text:p>0.25</text:p>
          </table:table-cell>
          <table:table-cell table:formula="of:=[$raw.C20]" office:value-type="float" office:value="0" calcext:value-type="float">
            <text:p>0</text:p>
          </table:table-cell>
          <table:table-cell table:formula="of:=[$raw.D20]" office:value-type="float" office:value="0" calcext:value-type="float">
            <text:p>0</text:p>
          </table:table-cell>
          <table:table-cell table:formula="of:=[$raw.E20]" office:value-type="string" office:string-value="BKY2006" calcext:value-type="string">
            <text:p>BKY2006</text:p>
          </table:table-cell>
          <table:table-cell table:style-name="ce15" table:formula="of:=[raw.M20]+ORG.OPENOFFICE.STYLE(IF([raw.J20]&lt;[raw.N20];&quot;Red&quot;;IF([raw.J20]&gt;[raw.O20];&quot;Blue&quot;;&quot;Green&quot;)))" office:value-type="float" office:value="0.0466113020956279" calcext:value-type="float">
            <text:p>0.0466</text:p>
          </table:table-cell>
          <table:table-cell table:style-name="ce6" table:formula="of:=[raw.P20]+ORG.OPENOFFICE.STYLE(IF([raw.J20]&lt;[raw.Q20];&quot;Red&quot;;IF([raw.J20]&gt;[raw.R20];&quot;Blue&quot;;&quot;Green&quot;)))" office:value-type="float" office:value="0.0454954819254086" calcext:value-type="float">
            <text:p>0.0455</text:p>
          </table:table-cell>
          <table:table-cell table:style-name="ce6" table:formula="of:=[raw.S20]+ORG.OPENOFFICE.STYLE(IF([raw.J20]&lt;[raw.T20];&quot;Red&quot;;IF([raw.J20]&gt;[raw.U20];&quot;Blue&quot;;&quot;Green&quot;)))" office:value-type="float" office:value="0.0412818190274881" calcext:value-type="float">
            <text:p>0.0413</text:p>
          </table:table-cell>
          <table:table-cell table:style-name="ce6" table:formula="of:=[raw.V20]+ORG.OPENOFFICE.STYLE(IF([raw.J20]&lt;[raw.W20];&quot;Red&quot;;IF([raw.J20]&gt;[raw.X20];&quot;Blue&quot;;&quot;Green&quot;)))" office:value-type="float" office:value="0.046700094938617" calcext:value-type="float">
            <text:p>0.0467</text:p>
          </table:table-cell>
          <table:table-cell table:style-name="ce6" table:formula="of:=[raw.Y20]+ORG.OPENOFFICE.STYLE(IF([raw.J20]&lt;[raw.Z20];&quot;Red&quot;;IF([raw.J20]&gt;[raw.AA20];&quot;Blue&quot;;&quot;Green&quot;)))" office:value-type="float" office:value="0.0226576340619424" calcext:value-type="float">
            <text:p>0.0227</text:p>
          </table:table-cell>
          <table:table-cell table:style-name="ce9" table:formula="of:=[raw.AB20]+ORG.OPENOFFICE.STYLE(IF([raw.J20]&lt;[raw.AC20];&quot;Red&quot;;IF([raw.J20]&gt;[raw.AD20];&quot;Blue&quot;;&quot;Green&quot;)))" office:value-type="float" office:value="0.0946077635368278" calcext:value-type="float">
            <text:p>0.0946</text:p>
          </table:table-cell>
          <table:table-cell table:style-name="ce29" table:formula="of:=[raw.AE20]+ORG.OPENOFFICE.STYLE(IF([raw.J20]&lt;[raw.AF20];&quot;Red&quot;;IF([raw.J20]&gt;[raw.AG20];&quot;Blue&quot;;&quot;Green&quot;)))" office:value-type="float" office:value="0.043422848542945" calcext:value-type="float">
            <text:p>0.0434</text:p>
          </table:table-cell>
          <table:table-cell table:style-name="ce15" table:formula="of:=[raw.AH20]+ORG.OPENOFFICE.STYLE(IF([raw.J20]&lt;[raw.AI20];&quot;Red&quot;;IF([raw.J20]&gt;[raw.AJ20];&quot;Blue&quot;;&quot;Green&quot;)))" office:value-type="float" office:value="0.0466113020956279" calcext:value-type="float">
            <text:p>0.0466</text:p>
          </table:table-cell>
          <table:table-cell table:style-name="ce6" table:formula="of:=[raw.AK20]+ORG.OPENOFFICE.STYLE(IF([raw.J20]&lt;[raw.AL20];&quot;Red&quot;;IF([raw.J20]&gt;[raw.AM20];&quot;Blue&quot;;&quot;Green&quot;)))" office:value-type="float" office:value="0.0232066604663038" calcext:value-type="float">
            <text:p>0.0232</text:p>
          </table:table-cell>
          <table:table-cell table:style-name="ce6" table:formula="of:=[raw.AN20]+ORG.OPENOFFICE.STYLE(IF([raw.J20]&lt;[raw.AO20];&quot;Red&quot;;IF([raw.J20]&gt;[raw.AP20];&quot;Blue&quot;;&quot;Green&quot;)))" office:value-type="float" office:value="0.0210084142249424" calcext:value-type="float">
            <text:p>0.0210</text:p>
          </table:table-cell>
          <table:table-cell table:style-name="ce6" table:formula="of:=[raw.AQ20]+ORG.OPENOFFICE.STYLE(IF([raw.J20]&lt;[raw.AR20];&quot;Red&quot;;IF([raw.J20]&gt;[raw.AS20];&quot;Blue&quot;;&quot;Green&quot;)))" office:value-type="float" office:value="0.0466113020956279" calcext:value-type="float">
            <text:p>0.0466</text:p>
          </table:table-cell>
          <table:table-cell table:style-name="ce6" table:formula="of:=[raw.AT20]+ORG.OPENOFFICE.STYLE(IF([raw.J20]&lt;[raw.AU20];&quot;Red&quot;;IF([raw.J20]&gt;[raw.AV20];&quot;Blue&quot;;&quot;Green&quot;)))" office:value-type="float" office:value="0.0226106340992242" calcext:value-type="float">
            <text:p>0.0226</text:p>
          </table:table-cell>
          <table:table-cell table:style-name="ce9" table:formula="of:=[raw.AW20]+ORG.OPENOFFICE.STYLE(IF([raw.J20]&lt;[raw.AX20];&quot;Red&quot;;IF([raw.J20]&gt;[raw.AY20];&quot;Blue&quot;;&quot;Green&quot;)))" office:value-type="float" office:value="0.0943759885018543" calcext:value-type="float">
            <text:p>0.0944</text:p>
          </table:table-cell>
          <table:table-cell table:style-name="ce29" table:formula="of:=[raw.AZ20]+ORG.OPENOFFICE.STYLE(IF([raw.J20]&lt;[raw.BA20];&quot;Red&quot;;IF([raw.J20]&gt;[raw.BB20];&quot;Blue&quot;;&quot;Green&quot;)))" office:value-type="float" office:value="0.0432921457260204" calcext:value-type="float">
            <text:p>0.0433</text:p>
          </table:table-cell>
          <table:table-cell table:style-name="ce15" table:formula="of:=[raw.BC20]+ORG.OPENOFFICE.STYLE(IF([raw.J20]&lt;[raw.BD20];&quot;Red&quot;;IF([raw.J20]&gt;[raw.BE20];&quot;Blue&quot;;&quot;Green&quot;)))" office:value-type="float" office:value="0" calcext:value-type="float">
            <text:p>0.0000</text:p>
          </table:table-cell>
          <table:table-cell table:style-name="ce9" table:formula="of:=[raw.BF20]+ORG.OPENOFFICE.STYLE(IF([raw.J20]&lt;[raw.BG20];&quot;Red&quot;;IF([raw.J20]&gt;[raw.BH20];&quot;Blue&quot;;&quot;Green&quot;)))" office:value-type="float" office:value="0.999" calcext:value-type="float">
            <text:p>0.9990</text:p>
          </table:table-cell>
          <table:table-cell table:style-name="ce9" table:formula="of:=[raw.BI20]+ORG.OPENOFFICE.STYLE(IF([raw.J20]&lt;[raw.BJ20];&quot;Red&quot;;IF([raw.J20]&gt;[raw.BK20];&quot;Blue&quot;;&quot;Green&quot;)))" office:value-type="float" office:value="0.999" calcext:value-type="float">
            <text:p>0.9990</text:p>
          </table:table-cell>
          <table:table-cell table:style-name="ce6" table:formula="of:=[raw.BL20]+ORG.OPENOFFICE.STYLE(IF([raw.J20]&lt;[raw.BM20];&quot;Red&quot;;IF([raw.J20]&gt;[raw.BN20];&quot;Blue&quot;;&quot;Green&quot;)))" office:value-type="float" office:value="0.036" calcext:value-type="float">
            <text:p>0.0360</text:p>
          </table:table-cell>
          <table:table-cell table:style-name="ce6" table:formula="of:=[raw.BO20]+ORG.OPENOFFICE.STYLE(IF([raw.J20]&lt;[raw.BP20];&quot;Red&quot;;IF([raw.J20]&gt;[raw.BQ20];&quot;Blue&quot;;&quot;Green&quot;)))" office:value-type="float" office:value="0.016" calcext:value-type="float">
            <text:p>0.0160</text:p>
          </table:table-cell>
          <table:table-cell table:style-name="ce9" table:formula="of:=[raw.BR20]+ORG.OPENOFFICE.STYLE(IF([raw.J20]&lt;[raw.BS20];&quot;Red&quot;;IF([raw.J20]&gt;[raw.BT20];&quot;Blue&quot;;&quot;Green&quot;)))" office:value-type="float" office:value="0.099" calcext:value-type="float">
            <text:p>0.0990</text:p>
          </table:table-cell>
          <table:table-cell table:style-name="ce31" table:formula="of:=[raw.BU20]+ORG.OPENOFFICE.STYLE(IF([raw.J20]&lt;[raw.BV20];&quot;Red&quot;;IF([raw.J20]&gt;[raw.BW20];&quot;Blue&quot;;&quot;Green&quot;)))" office:value-type="float" office:value="0.049" calcext:value-type="float">
            <text:p>0.0490</text:p>
          </table:table-cell>
        </table:table-row>
        <table:table-row table:style-name="ro1">
          <table:table-cell table:formula="of:=[$raw.A21]" office:value-type="string" office:string-value="bky_indep_unbalanced" calcext:value-type="string">
            <text:p>bky_indep_unbalanced</text:p>
          </table:table-cell>
          <table:table-cell table:formula="of:=[$raw.B21]" office:value-type="float" office:value="0.1" calcext:value-type="float">
            <text:p>0.1</text:p>
          </table:table-cell>
          <table:table-cell table:formula="of:=[$raw.C21]" office:value-type="float" office:value="0.4" calcext:value-type="float">
            <text:p>0.4</text:p>
          </table:table-cell>
          <table:table-cell table:formula="of:=[$raw.D21]" office:value-type="float" office:value="0" calcext:value-type="float">
            <text:p>0</text:p>
          </table:table-cell>
          <table:table-cell table:formula="of:=[$raw.E21]" office:value-type="string" office:string-value="BKY2006" calcext:value-type="string">
            <text:p>BKY2006</text:p>
          </table:table-cell>
          <table:table-cell table:style-name="ce17" table:formula="of:=[raw.M21]+ORG.OPENOFFICE.STYLE(IF([raw.J21]&lt;[raw.N21];&quot;Red&quot;;IF([raw.J21]&gt;[raw.O21];&quot;Blue&quot;;&quot;Green&quot;)))" office:value-type="float" office:value="0.0265569204053444" calcext:value-type="float">
            <text:p>0.0266</text:p>
          </table:table-cell>
          <table:table-cell table:style-name="ce23" table:formula="of:=[raw.P21]+ORG.OPENOFFICE.STYLE(IF([raw.J21]&lt;[raw.Q21];&quot;Red&quot;;IF([raw.J21]&gt;[raw.R21];&quot;Blue&quot;;&quot;Green&quot;)))" office:value-type="float" office:value="0.0429282235853868" calcext:value-type="float">
            <text:p>0.0429</text:p>
          </table:table-cell>
          <table:table-cell table:style-name="ce23" table:formula="of:=[raw.S21]+ORG.OPENOFFICE.STYLE(IF([raw.J21]&lt;[raw.T21];&quot;Red&quot;;IF([raw.J21]&gt;[raw.U21];&quot;Blue&quot;;&quot;Green&quot;)))" office:value-type="float" office:value="0.0317385412943319" calcext:value-type="float">
            <text:p>0.0317</text:p>
          </table:table-cell>
          <table:table-cell table:style-name="ce23" table:formula="of:=[raw.V21]+ORG.OPENOFFICE.STYLE(IF([raw.J21]&lt;[raw.W21];&quot;Red&quot;;IF([raw.J21]&gt;[raw.X21];&quot;Blue&quot;;&quot;Green&quot;)))" office:value-type="float" office:value="0.0371751314322635" calcext:value-type="float">
            <text:p>0.0372</text:p>
          </table:table-cell>
          <table:table-cell table:style-name="ce23" table:formula="of:=[raw.Y21]+ORG.OPENOFFICE.STYLE(IF([raw.J21]&lt;[raw.Z21];&quot;Red&quot;;IF([raw.J21]&gt;[raw.AA21];&quot;Blue&quot;;&quot;Green&quot;)))" office:value-type="float" office:value="0.0181682666990817" calcext:value-type="float">
            <text:p>0.0182</text:p>
          </table:table-cell>
          <table:table-cell table:style-name="ce26" table:formula="of:=[raw.AB21]+ORG.OPENOFFICE.STYLE(IF([raw.J21]&lt;[raw.AC21];&quot;Red&quot;;IF([raw.J21]&gt;[raw.AD21];&quot;Blue&quot;;&quot;Green&quot;)))" office:value-type="float" office:value="0.100256229247777" calcext:value-type="float">
            <text:p>0.1003</text:p>
          </table:table-cell>
          <table:table-cell table:style-name="ce32" table:formula="of:=[raw.AE21]+ORG.OPENOFFICE.STYLE(IF([raw.J21]&lt;[raw.AF21];&quot;Red&quot;;IF([raw.J21]&gt;[raw.AG21];&quot;Blue&quot;;&quot;Green&quot;)))" office:value-type="float" office:value="0.0426018819127895" calcext:value-type="float">
            <text:p>0.0426</text:p>
          </table:table-cell>
          <table:table-cell table:style-name="ce17" table:formula="of:=[raw.AH21]+ORG.OPENOFFICE.STYLE(IF([raw.J21]&lt;[raw.AI21];&quot;Red&quot;;IF([raw.J21]&gt;[raw.AJ21];&quot;Blue&quot;;&quot;Green&quot;)))" office:value-type="float" office:value="0.0265569204053444" calcext:value-type="float">
            <text:p>0.0266</text:p>
          </table:table-cell>
          <table:table-cell table:style-name="ce26" table:formula="of:=[raw.AK21]+ORG.OPENOFFICE.STYLE(IF([raw.J21]&lt;[raw.AL21];&quot;Red&quot;;IF([raw.J21]&gt;[raw.AM21];&quot;Blue&quot;;&quot;Green&quot;)))" office:value-type="float" office:value="0.0984644130822282" calcext:value-type="float">
            <text:p>0.0985</text:p>
          </table:table-cell>
          <table:table-cell table:style-name="ce26" table:formula="of:=[raw.AN21]+ORG.OPENOFFICE.STYLE(IF([raw.J21]&lt;[raw.AO21];&quot;Red&quot;;IF([raw.J21]&gt;[raw.AP21];&quot;Blue&quot;;&quot;Green&quot;)))" office:value-type="float" office:value="0.0734229589961607" calcext:value-type="float">
            <text:p>0.0734</text:p>
          </table:table-cell>
          <table:table-cell table:style-name="ce23" table:formula="of:=[raw.AQ21]+ORG.OPENOFFICE.STYLE(IF([raw.J21]&lt;[raw.AR21];&quot;Red&quot;;IF([raw.J21]&gt;[raw.AS21];&quot;Blue&quot;;&quot;Green&quot;)))" office:value-type="float" office:value="0.0265569204053444" calcext:value-type="float">
            <text:p>0.0266</text:p>
          </table:table-cell>
          <table:table-cell table:style-name="ce23" table:formula="of:=[raw.AT21]+ORG.OPENOFFICE.STYLE(IF([raw.J21]&lt;[raw.AU21];&quot;Red&quot;;IF([raw.J21]&gt;[raw.AV21];&quot;Blue&quot;;&quot;Green&quot;)))" office:value-type="float" office:value="0.012843617651048" calcext:value-type="float">
            <text:p>0.0128</text:p>
          </table:table-cell>
          <table:table-cell table:style-name="ce26" table:formula="of:=[raw.AW21]+ORG.OPENOFFICE.STYLE(IF([raw.J21]&lt;[raw.AX21];&quot;Red&quot;;IF([raw.J21]&gt;[raw.AY21];&quot;Blue&quot;;&quot;Green&quot;)))" office:value-type="float" office:value="0.0942541671227356" calcext:value-type="float">
            <text:p>0.0943</text:p>
          </table:table-cell>
          <table:table-cell table:style-name="ce32" table:formula="of:=[raw.AZ21]+ORG.OPENOFFICE.STYLE(IF([raw.J21]&lt;[raw.BA21];&quot;Red&quot;;IF([raw.J21]&gt;[raw.BB21];&quot;Blue&quot;;&quot;Green&quot;)))" office:value-type="float" office:value="0.0445998578326734" calcext:value-type="float">
            <text:p>0.0446</text:p>
          </table:table-cell>
          <table:table-cell table:style-name="ce17" table:formula="of:=[raw.BC21]+ORG.OPENOFFICE.STYLE(IF([raw.J21]&lt;[raw.BD21];&quot;Red&quot;;IF([raw.J21]&gt;[raw.BE21];&quot;Blue&quot;;&quot;Green&quot;)))" office:value-type="float" office:value="0" calcext:value-type="float">
            <text:p>0.0000</text:p>
          </table:table-cell>
          <table:table-cell table:style-name="ce23" table:formula="of:=[raw.BF21]+ORG.OPENOFFICE.STYLE(IF([raw.J21]&lt;[raw.BG21];&quot;Red&quot;;IF([raw.J21]&gt;[raw.BH21];&quot;Blue&quot;;&quot;Green&quot;)))" office:value-type="float" office:value="0.0278602644622255" calcext:value-type="float">
            <text:p>0.0279</text:p>
          </table:table-cell>
          <table:table-cell table:style-name="ce23" table:formula="of:=[raw.BI21]+ORG.OPENOFFICE.STYLE(IF([raw.J21]&lt;[raw.BJ21];&quot;Red&quot;;IF([raw.J21]&gt;[raw.BK21];&quot;Blue&quot;;&quot;Green&quot;)))" office:value-type="float" office:value="0.0206477192304465" calcext:value-type="float">
            <text:p>0.0206</text:p>
          </table:table-cell>
          <table:table-cell table:style-name="ce23" table:formula="of:=[raw.BL21]+ORG.OPENOFFICE.STYLE(IF([raw.J21]&lt;[raw.BM21];&quot;Red&quot;;IF([raw.J21]&gt;[raw.BN21];&quot;Blue&quot;;&quot;Green&quot;)))" office:value-type="float" office:value="0.0389937629251331" calcext:value-type="float">
            <text:p>0.0390</text:p>
          </table:table-cell>
          <table:table-cell table:style-name="ce23" table:formula="of:=[raw.BO21]+ORG.OPENOFFICE.STYLE(IF([raw.J21]&lt;[raw.BP21];&quot;Red&quot;;IF([raw.J21]&gt;[raw.BQ21];&quot;Blue&quot;;&quot;Green&quot;)))" office:value-type="float" office:value="0.0190074978058204" calcext:value-type="float">
            <text:p>0.0190</text:p>
          </table:table-cell>
          <table:table-cell table:style-name="ce26" table:formula="of:=[raw.BR21]+ORG.OPENOFFICE.STYLE(IF([raw.J21]&lt;[raw.BS21];&quot;Red&quot;;IF([raw.J21]&gt;[raw.BT21];&quot;Blue&quot;;&quot;Green&quot;)))" office:value-type="float" office:value="0.101349077114836" calcext:value-type="float">
            <text:p>0.1013</text:p>
          </table:table-cell>
          <table:table-cell table:style-name="ce32" table:formula="of:=[raw.BU21]+ORG.OPENOFFICE.STYLE(IF([raw.J21]&lt;[raw.BV21];&quot;Red&quot;;IF([raw.J21]&gt;[raw.BW21];&quot;Blue&quot;;&quot;Green&quot;)))" office:value-type="float" office:value="0.0421050372615336" calcext:value-type="float">
            <text:p>0.0421</text:p>
          </table:table-cell>
        </table:table-row>
        <table:table-row table:style-name="ro1" table:number-rows-repeated="104855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raw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47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48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49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49" table:default-cell-style-name="Default"/>
        <table:table-column table:style-name="co50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fracPos</text:p>
          </table:table-cell>
          <table:table-cell office:value-type="string" calcext:value-type="string">
            <text:p>fracNeg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FDRmethod</text:p>
          </table:table-cell>
          <table:table-cell office:value-type="string" calcext:value-type="string">
            <text:p>numTests</text:p>
          </table:table-cell>
          <table:table-cell office:value-type="string" calcext:value-type="string">
            <text:p>numRealizations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CImetho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BothSides_canonical_mean</text:p>
          </table:table-cell>
          <table:table-cell office:value-type="string" calcext:value-type="string">
            <text:p>BothSides_canonical_lower</text:p>
          </table:table-cell>
          <table:table-cell office:value-type="string" calcext:value-type="string">
            <text:p>BothSides_canonical_upper</text:p>
          </table:table-cell>
          <table:table-cell office:value-type="string" calcext:value-type="string">
            <text:p>BothSides_twotailed_mean</text:p>
          </table:table-cell>
          <table:table-cell office:value-type="string" calcext:value-type="string">
            <text:p>BothSides_twotailed_lower</text:p>
          </table:table-cell>
          <table:table-cell office:value-type="string" calcext:value-type="string">
            <text:p>BothSides_twotailed_upper</text:p>
          </table:table-cell>
          <table:table-cell office:value-type="string" calcext:value-type="string">
            <text:p>BothSides_combined_mean</text:p>
          </table:table-cell>
          <table:table-cell office:value-type="string" calcext:value-type="string">
            <text:p>BothSides_combined_lower</text:p>
          </table:table-cell>
          <table:table-cell office:value-type="string" calcext:value-type="string">
            <text:p>BothSides_combined_upper</text:p>
          </table:table-cell>
          <table:table-cell office:value-type="string" calcext:value-type="string">
            <text:p>BothSides_twice_mean</text:p>
          </table:table-cell>
          <table:table-cell office:value-type="string" calcext:value-type="string">
            <text:p>BothSides_twice_lower</text:p>
          </table:table-cell>
          <table:table-cell office:value-type="string" calcext:value-type="string">
            <text:p>BothSides_twice_upper</text:p>
          </table:table-cell>
          <table:table-cell office:value-type="string" calcext:value-type="string">
            <text:p>BothSides_sidaktwice_mean</text:p>
          </table:table-cell>
          <table:table-cell office:value-type="string" calcext:value-type="string">
            <text:p>BothSides_sidaktwice_lower</text:p>
          </table:table-cell>
          <table:table-cell office:value-type="string" calcext:value-type="string">
            <text:p>BothSides_sidaktwice_upper</text:p>
          </table:table-cell>
          <table:table-cell office:value-type="string" calcext:value-type="string">
            <text:p>BothSides_split1tail_mean</text:p>
          </table:table-cell>
          <table:table-cell office:value-type="string" calcext:value-type="string">
            <text:p>BothSides_split1tail_lower</text:p>
          </table:table-cell>
          <table:table-cell office:value-type="string" calcext:value-type="string">
            <text:p>BothSides_split1tail_upper</text:p>
          </table:table-cell>
          <table:table-cell office:value-type="string" calcext:value-type="string">
            <text:p>BothSides_split2tail_mean</text:p>
          </table:table-cell>
          <table:table-cell office:value-type="string" calcext:value-type="string">
            <text:p>BothSides_split2tail_lower</text:p>
          </table:table-cell>
          <table:table-cell office:value-type="string" calcext:value-type="string">
            <text:p>BothSides_split2tail_upper</text:p>
          </table:table-cell>
          <table:table-cell office:value-type="string" calcext:value-type="string">
            <text:p>PosSide_canonical_mean</text:p>
          </table:table-cell>
          <table:table-cell office:value-type="string" calcext:value-type="string">
            <text:p>PosSide_canonical_lower</text:p>
          </table:table-cell>
          <table:table-cell office:value-type="string" calcext:value-type="string">
            <text:p>PosSide_canonical_upper</text:p>
          </table:table-cell>
          <table:table-cell office:value-type="string" calcext:value-type="string">
            <text:p>PosSide_twotailed_mean</text:p>
          </table:table-cell>
          <table:table-cell office:value-type="string" calcext:value-type="string">
            <text:p>PosSide_twotailed_lower</text:p>
          </table:table-cell>
          <table:table-cell office:value-type="string" calcext:value-type="string">
            <text:p>PosSide_twotailed_upper</text:p>
          </table:table-cell>
          <table:table-cell office:value-type="string" calcext:value-type="string">
            <text:p>PosSide_combined_mean</text:p>
          </table:table-cell>
          <table:table-cell office:value-type="string" calcext:value-type="string">
            <text:p>PosSide_combined_lower</text:p>
          </table:table-cell>
          <table:table-cell office:value-type="string" calcext:value-type="string">
            <text:p>PosSide_combined_upper</text:p>
          </table:table-cell>
          <table:table-cell office:value-type="string" calcext:value-type="string">
            <text:p>PosSide_twice_mean</text:p>
          </table:table-cell>
          <table:table-cell office:value-type="string" calcext:value-type="string">
            <text:p>PosSide_twice_lower</text:p>
          </table:table-cell>
          <table:table-cell office:value-type="string" calcext:value-type="string">
            <text:p>PosSide_twice_upper</text:p>
          </table:table-cell>
          <table:table-cell office:value-type="string" calcext:value-type="string">
            <text:p>PosSide_sidaktwice_mean</text:p>
          </table:table-cell>
          <table:table-cell office:value-type="string" calcext:value-type="string">
            <text:p>PosSide_sidaktwice_lower</text:p>
          </table:table-cell>
          <table:table-cell office:value-type="string" calcext:value-type="string">
            <text:p>PosSide_sidaktwice_upper</text:p>
          </table:table-cell>
          <table:table-cell office:value-type="string" calcext:value-type="string">
            <text:p>PosSide_split1tail_mean</text:p>
          </table:table-cell>
          <table:table-cell office:value-type="string" calcext:value-type="string">
            <text:p>PosSide_split1tail_lower</text:p>
          </table:table-cell>
          <table:table-cell office:value-type="string" calcext:value-type="string">
            <text:p>PosSide_split1tail_upper</text:p>
          </table:table-cell>
          <table:table-cell office:value-type="string" calcext:value-type="string">
            <text:p>PosSide_split2tail_mean</text:p>
          </table:table-cell>
          <table:table-cell office:value-type="string" calcext:value-type="string">
            <text:p>PosSide_split2tail_lower</text:p>
          </table:table-cell>
          <table:table-cell office:value-type="string" calcext:value-type="string">
            <text:p>PosSide_split2tail_upper</text:p>
          </table:table-cell>
          <table:table-cell office:value-type="string" calcext:value-type="string">
            <text:p>NegSide_canonical_mean</text:p>
          </table:table-cell>
          <table:table-cell office:value-type="string" calcext:value-type="string">
            <text:p>NegSide_canonical_lower</text:p>
          </table:table-cell>
          <table:table-cell office:value-type="string" calcext:value-type="string">
            <text:p>NegSide_canonical_upper</text:p>
          </table:table-cell>
          <table:table-cell office:value-type="string" calcext:value-type="string">
            <text:p>NegSide_twotailed_mean</text:p>
          </table:table-cell>
          <table:table-cell office:value-type="string" calcext:value-type="string">
            <text:p>NegSide_twotailed_lower</text:p>
          </table:table-cell>
          <table:table-cell office:value-type="string" calcext:value-type="string">
            <text:p>NegSide_twotailed_upper</text:p>
          </table:table-cell>
          <table:table-cell office:value-type="string" calcext:value-type="string">
            <text:p>NegSide_combined_mean</text:p>
          </table:table-cell>
          <table:table-cell office:value-type="string" calcext:value-type="string">
            <text:p>NegSide_combined_lower</text:p>
          </table:table-cell>
          <table:table-cell office:value-type="string" calcext:value-type="string">
            <text:p>NegSide_combined_upper</text:p>
          </table:table-cell>
          <table:table-cell office:value-type="string" calcext:value-type="string">
            <text:p>NegSide_twice_mean</text:p>
          </table:table-cell>
          <table:table-cell office:value-type="string" calcext:value-type="string">
            <text:p>NegSide_twice_lower</text:p>
          </table:table-cell>
          <table:table-cell office:value-type="string" calcext:value-type="string">
            <text:p>NegSide_twice_upper</text:p>
          </table:table-cell>
          <table:table-cell office:value-type="string" calcext:value-type="string">
            <text:p>NegSide_sidaktwice_mean</text:p>
          </table:table-cell>
          <table:table-cell office:value-type="string" calcext:value-type="string">
            <text:p>NegSide_sidaktwice_lower</text:p>
          </table:table-cell>
          <table:table-cell office:value-type="string" calcext:value-type="string">
            <text:p>NegSide_sidaktwice_upper</text:p>
          </table:table-cell>
          <table:table-cell office:value-type="string" calcext:value-type="string">
            <text:p>NegSide_split1tail_mean</text:p>
          </table:table-cell>
          <table:table-cell office:value-type="string" calcext:value-type="string">
            <text:p>NegSide_split1tail_lower</text:p>
          </table:table-cell>
          <table:table-cell office:value-type="string" calcext:value-type="string">
            <text:p>NegSide_split1tail_upper</text:p>
          </table:table-cell>
          <table:table-cell office:value-type="string" calcext:value-type="string">
            <text:p>NegSide_split2tail_mean</text:p>
          </table:table-cell>
          <table:table-cell office:value-type="string" calcext:value-type="string">
            <text:p>NegSide_split2tail_lower</text:p>
          </table:table-cell>
          <table:table-cell office:value-type="string" calcext:value-type="string">
            <text:p>NegSide_split2tail_upper</text:p>
          </table:table-cell>
          <table:table-cell office:value-type="string" calcext:value-type="string">
            <text:p>elapsed</text:p>
          </table:table-cell>
        </table:table-row>
        <table:table-row table:style-name="ro1">
          <table:table-cell office:value-type="string" calcext:value-type="string">
            <text:p>bh_dep_balanced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175124052987055" calcext:value-type="float">
            <text:p>0.0175124052987055</text:p>
          </table:table-cell>
          <table:table-cell office:value-type="float" office:value="0.0140688248905604" calcext:value-type="float">
            <text:p>0.0140688248905604</text:p>
          </table:table-cell>
          <table:table-cell office:value-type="float" office:value="0.0209559857068506" calcext:value-type="float">
            <text:p>0.0209559857068506</text:p>
          </table:table-cell>
          <table:table-cell office:value-type="float" office:value="0.01954872113054" calcext:value-type="float">
            <text:p>0.01954872113054</text:p>
          </table:table-cell>
          <table:table-cell office:value-type="float" office:value="0.0160452386457491" calcext:value-type="float">
            <text:p>0.0160452386457491</text:p>
          </table:table-cell>
          <table:table-cell office:value-type="float" office:value="0.0230522036153309" calcext:value-type="float">
            <text:p>0.0230522036153309</text:p>
          </table:table-cell>
          <table:table-cell office:value-type="float" office:value="0.01954872113054" calcext:value-type="float">
            <text:p>0.01954872113054</text:p>
          </table:table-cell>
          <table:table-cell office:value-type="float" office:value="0.0160452386457491" calcext:value-type="float">
            <text:p>0.0160452386457491</text:p>
          </table:table-cell>
          <table:table-cell office:value-type="float" office:value="0.0230522036153309" calcext:value-type="float">
            <text:p>0.0230522036153309</text:p>
          </table:table-cell>
          <table:table-cell office:value-type="float" office:value="0.0374667060562604" calcext:value-type="float">
            <text:p>0.0374667060562604</text:p>
          </table:table-cell>
          <table:table-cell office:value-type="float" office:value="0.032474394891607" calcext:value-type="float">
            <text:p>0.032474394891607</text:p>
          </table:table-cell>
          <table:table-cell office:value-type="float" office:value="0.0424590172209138" calcext:value-type="float">
            <text:p>0.0424590172209138</text:p>
          </table:table-cell>
          <table:table-cell office:value-type="float" office:value="0.0194736129833463" calcext:value-type="float">
            <text:p>0.0194736129833463</text:p>
          </table:table-cell>
          <table:table-cell office:value-type="float" office:value="0.0159609441966271" calcext:value-type="float">
            <text:p>0.0159609441966271</text:p>
          </table:table-cell>
          <table:table-cell office:value-type="float" office:value="0.0229862817700656" calcext:value-type="float">
            <text:p>0.0229862817700656</text:p>
          </table:table-cell>
          <table:table-cell office:value-type="float" office:value="0.0493736060099008" calcext:value-type="float">
            <text:p>0.0493736060099008</text:p>
          </table:table-cell>
          <table:table-cell office:value-type="float" office:value="0.0435930622100271" calcext:value-type="float">
            <text:p>0.0435930622100271</text:p>
          </table:table-cell>
          <table:table-cell office:value-type="float" office:value="0.0551541498097745" calcext:value-type="float">
            <text:p>0.0551541498097745</text:p>
          </table:table-cell>
          <table:table-cell office:value-type="float" office:value="0.0253815595859771" calcext:value-type="float">
            <text:p>0.0253815595859771</text:p>
          </table:table-cell>
          <table:table-cell office:value-type="float" office:value="0.0213461965383807" calcext:value-type="float">
            <text:p>0.0213461965383807</text:p>
          </table:table-cell>
          <table:table-cell office:value-type="float" office:value="0.0294169226335736" calcext:value-type="float">
            <text:p>0.0294169226335736</text:p>
          </table:table-cell>
          <table:table-cell office:value-type="float" office:value="0.0175124052987055" calcext:value-type="float">
            <text:p>0.0175124052987055</text:p>
          </table:table-cell>
          <table:table-cell office:value-type="float" office:value="0.0140688248905604" calcext:value-type="float">
            <text:p>0.0140688248905604</text:p>
          </table:table-cell>
          <table:table-cell office:value-type="float" office:value="0.0209559857068506" calcext:value-type="float">
            <text:p>0.0209559857068506</text:p>
          </table:table-cell>
          <table:table-cell office:value-type="float" office:value="0.00841456456213645" calcext:value-type="float">
            <text:p>0.00841456456213645</text:p>
          </table:table-cell>
          <table:table-cell office:value-type="float" office:value="0.0061336436105446" calcext:value-type="float">
            <text:p>0.0061336436105446</text:p>
          </table:table-cell>
          <table:table-cell office:value-type="float" office:value="0.0106954855137283" calcext:value-type="float">
            <text:p>0.0106954855137283</text:p>
          </table:table-cell>
          <table:table-cell office:value-type="float" office:value="0.00841456456213645" calcext:value-type="float">
            <text:p>0.00841456456213645</text:p>
          </table:table-cell>
          <table:table-cell office:value-type="float" office:value="0.0061336436105446" calcext:value-type="float">
            <text:p>0.0061336436105446</text:p>
          </table:table-cell>
          <table:table-cell office:value-type="float" office:value="0.0106954855137283" calcext:value-type="float">
            <text:p>0.0106954855137283</text:p>
          </table:table-cell>
          <table:table-cell office:value-type="float" office:value="0.0175124052987055" calcext:value-type="float">
            <text:p>0.0175124052987055</text:p>
          </table:table-cell>
          <table:table-cell office:value-type="float" office:value="0.0140688248905604" calcext:value-type="float">
            <text:p>0.0140688248905604</text:p>
          </table:table-cell>
          <table:table-cell office:value-type="float" office:value="0.0209559857068506" calcext:value-type="float">
            <text:p>0.0209559857068506</text:p>
          </table:table-cell>
          <table:table-cell office:value-type="float" office:value="0.00831363479981976" calcext:value-type="float">
            <text:p>0.00831363479981976</text:p>
          </table:table-cell>
          <table:table-cell office:value-type="float" office:value="0.00602773565511236" calcext:value-type="float">
            <text:p>0.00602773565511236</text:p>
          </table:table-cell>
          <table:table-cell office:value-type="float" office:value="0.0105995339445272" calcext:value-type="float">
            <text:p>0.0105995339445272</text:p>
          </table:table-cell>
          <table:table-cell office:value-type="float" office:value="0.0240389986108278" calcext:value-type="float">
            <text:p>0.0240389986108278</text:p>
          </table:table-cell>
          <table:table-cell office:value-type="float" office:value="0.0199324450152985" calcext:value-type="float">
            <text:p>0.0199324450152985</text:p>
          </table:table-cell>
          <table:table-cell office:value-type="float" office:value="0.0281455522063571" calcext:value-type="float">
            <text:p>0.0281455522063571</text:p>
          </table:table-cell>
          <table:table-cell office:value-type="float" office:value="0.0113129830059818" calcext:value-type="float">
            <text:p>0.0113129830059818</text:p>
          </table:table-cell>
          <table:table-cell office:value-type="float" office:value="0.00863003526222394" calcext:value-type="float">
            <text:p>0.00863003526222394</text:p>
          </table:table-cell>
          <table:table-cell office:value-type="float" office:value="0.0139959307497396" calcext:value-type="float">
            <text:p>0.0139959307497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4753468380208" calcext:value-type="float">
            <text:p>0.0124753468380208</text:p>
          </table:table-cell>
          <table:table-cell office:value-type="float" office:value="0.00972561635603468" calcext:value-type="float">
            <text:p>0.00972561635603468</text:p>
          </table:table-cell>
          <table:table-cell office:value-type="float" office:value="0.015225077320007" calcext:value-type="float">
            <text:p>0.015225077320007</text:p>
          </table:table-cell>
          <table:table-cell office:value-type="float" office:value="0.0124753468380208" calcext:value-type="float">
            <text:p>0.0124753468380208</text:p>
          </table:table-cell>
          <table:table-cell office:value-type="float" office:value="0.00972561635603468" calcext:value-type="float">
            <text:p>0.00972561635603468</text:p>
          </table:table-cell>
          <table:table-cell office:value-type="float" office:value="0.015225077320007" calcext:value-type="float">
            <text:p>0.015225077320007</text:p>
          </table:table-cell>
          <table:table-cell office:value-type="float" office:value="0.0204239592684123" calcext:value-type="float">
            <text:p>0.0204239592684123</text:p>
          </table:table-cell>
          <table:table-cell office:value-type="float" office:value="0.0166325392237598" calcext:value-type="float">
            <text:p>0.0166325392237598</text:p>
          </table:table-cell>
          <table:table-cell office:value-type="float" office:value="0.0242153793130649" calcext:value-type="float">
            <text:p>0.0242153793130649</text:p>
          </table:table-cell>
          <table:table-cell office:value-type="float" office:value="0.0115214260424189" calcext:value-type="float">
            <text:p>0.0115214260424189</text:p>
          </table:table-cell>
          <table:table-cell office:value-type="float" office:value="0.00879033059813335" calcext:value-type="float">
            <text:p>0.00879033059813335</text:p>
          </table:table-cell>
          <table:table-cell office:value-type="float" office:value="0.0142525214867045" calcext:value-type="float">
            <text:p>0.0142525214867045</text:p>
          </table:table-cell>
          <table:table-cell office:value-type="float" office:value="0.0267254270713457" calcext:value-type="float">
            <text:p>0.0267254270713457</text:p>
          </table:table-cell>
          <table:table-cell office:value-type="float" office:value="0.0223917990277584" calcext:value-type="float">
            <text:p>0.0223917990277584</text:p>
          </table:table-cell>
          <table:table-cell office:value-type="float" office:value="0.0310590551149331" calcext:value-type="float">
            <text:p>0.0310590551149331</text:p>
          </table:table-cell>
          <table:table-cell office:value-type="float" office:value="0.0146698503899035" calcext:value-type="float">
            <text:p>0.0146698503899035</text:p>
          </table:table-cell>
          <table:table-cell office:value-type="float" office:value="0.0115604223493046" calcext:value-type="float">
            <text:p>0.0115604223493046</text:p>
          </table:table-cell>
          <table:table-cell office:value-type="float" office:value="0.0177792784305024" calcext:value-type="float">
            <text:p>0.0177792784305024</text:p>
          </table:table-cell>
          <table:table-cell office:value-type="float" office:value="7.775745958" calcext:value-type="float">
            <text:p>7.775745958</text:p>
          </table:table-cell>
        </table:table-row>
        <table:table-row table:style-name="ro1">
          <table:table-cell office:value-type="string" calcext:value-type="string">
            <text:p>bh_dep_negonl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603168025631344" calcext:value-type="float">
            <text:p>0.00603168025631344</text:p>
          </table:table-cell>
          <table:table-cell office:value-type="float" office:value="0.0149683197436866" calcext:value-type="float">
            <text:p>0.0149683197436866</text:p>
          </table:table-cell>
          <table:table-cell office:value-type="float" office:value="0.0212123709224709" calcext:value-type="float">
            <text:p>0.0212123709224709</text:p>
          </table:table-cell>
          <table:table-cell office:value-type="float" office:value="0.0166544043673345" calcext:value-type="float">
            <text:p>0.0166544043673345</text:p>
          </table:table-cell>
          <table:table-cell office:value-type="float" office:value="0.0257703374776072" calcext:value-type="float">
            <text:p>0.0257703374776072</text:p>
          </table:table-cell>
          <table:table-cell office:value-type="float" office:value="0.0212123709224709" calcext:value-type="float">
            <text:p>0.0212123709224709</text:p>
          </table:table-cell>
          <table:table-cell office:value-type="float" office:value="0.0166544043673345" calcext:value-type="float">
            <text:p>0.0166544043673345</text:p>
          </table:table-cell>
          <table:table-cell office:value-type="float" office:value="0.0257703374776072" calcext:value-type="float">
            <text:p>0.0257703374776072</text:p>
          </table:table-cell>
          <table:table-cell office:value-type="float" office:value="0.0424614505544213" calcext:value-type="float">
            <text:p>0.0424614505544213</text:p>
          </table:table-cell>
          <table:table-cell office:value-type="float" office:value="0.0356879951678482" calcext:value-type="float">
            <text:p>0.0356879951678482</text:p>
          </table:table-cell>
          <table:table-cell office:value-type="float" office:value="0.0492349059409943" calcext:value-type="float">
            <text:p>0.0492349059409943</text:p>
          </table:table-cell>
          <table:table-cell office:value-type="float" office:value="0.0212971419990418" calcext:value-type="float">
            <text:p>0.0212971419990418</text:p>
          </table:table-cell>
          <table:table-cell office:value-type="float" office:value="0.0167279889725499" calcext:value-type="float">
            <text:p>0.0167279889725499</text:p>
          </table:table-cell>
          <table:table-cell office:value-type="float" office:value="0.0258662950255336" calcext:value-type="float">
            <text:p>0.0258662950255336</text:p>
          </table:table-cell>
          <table:table-cell office:value-type="float" office:value="0.0467675832224715" calcext:value-type="float">
            <text:p>0.0467675832224715</text:p>
          </table:table-cell>
          <table:table-cell office:value-type="float" office:value="0.0394990474276016" calcext:value-type="float">
            <text:p>0.0394990474276016</text:p>
          </table:table-cell>
          <table:table-cell office:value-type="float" office:value="0.0540361190173413" calcext:value-type="float">
            <text:p>0.0540361190173413</text:p>
          </table:table-cell>
          <table:table-cell office:value-type="float" office:value="0.0235039310175388" calcext:value-type="float">
            <text:p>0.0235039310175388</text:p>
          </table:table-cell>
          <table:table-cell office:value-type="float" office:value="0.0185620042837154" calcext:value-type="float">
            <text:p>0.0185620042837154</text:p>
          </table:table-cell>
          <table:table-cell office:value-type="float" office:value="0.0284458577513622" calcext:value-type="float">
            <text:p>0.0284458577513622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603168025631344" calcext:value-type="float">
            <text:p>0.00603168025631344</text:p>
          </table:table-cell>
          <table:table-cell office:value-type="float" office:value="0.0149683197436866" calcext:value-type="float">
            <text:p>0.014968319743686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23304969726386" calcext:value-type="float">
            <text:p>0.00123304969726386</text:p>
          </table:table-cell>
          <table:table-cell office:value-type="float" office:value="0.00676695030273614" calcext:value-type="float">
            <text:p>0.006766950302736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23304969726386" calcext:value-type="float">
            <text:p>0.00123304969726386</text:p>
          </table:table-cell>
          <table:table-cell office:value-type="float" office:value="0.00676695030273614" calcext:value-type="float">
            <text:p>0.00676695030273614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603168025631344" calcext:value-type="float">
            <text:p>0.00603168025631344</text:p>
          </table:table-cell>
          <table:table-cell office:value-type="float" office:value="0.0149683197436866" calcext:value-type="float">
            <text:p>0.014968319743686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23304969726386" calcext:value-type="float">
            <text:p>0.00123304969726386</text:p>
          </table:table-cell>
          <table:table-cell office:value-type="float" office:value="0.00676695030273614" calcext:value-type="float">
            <text:p>0.00676695030273614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925972583463697" calcext:value-type="float">
            <text:p>0.00925972583463697</text:p>
          </table:table-cell>
          <table:table-cell office:value-type="float" office:value="0.019740274165363" calcext:value-type="float">
            <text:p>0.01974027416536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61459593495078" calcext:value-type="float">
            <text:p>0.00261459593495078</text:p>
          </table:table-cell>
          <table:table-cell office:value-type="float" office:value="0.00938540406504922" calcext:value-type="float">
            <text:p>0.00938540406504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2123709224708" calcext:value-type="float">
            <text:p>0.0172123709224708</text:p>
          </table:table-cell>
          <table:table-cell office:value-type="float" office:value="0.0135540024468068" calcext:value-type="float">
            <text:p>0.0135540024468068</text:p>
          </table:table-cell>
          <table:table-cell office:value-type="float" office:value="0.0208707393981349" calcext:value-type="float">
            <text:p>0.0208707393981349</text:p>
          </table:table-cell>
          <table:table-cell office:value-type="float" office:value="0.0172123709224708" calcext:value-type="float">
            <text:p>0.0172123709224708</text:p>
          </table:table-cell>
          <table:table-cell office:value-type="float" office:value="0.0135540024468068" calcext:value-type="float">
            <text:p>0.0135540024468068</text:p>
          </table:table-cell>
          <table:table-cell office:value-type="float" office:value="0.0208707393981349" calcext:value-type="float">
            <text:p>0.0208707393981349</text:p>
          </table:table-cell>
          <table:table-cell office:value-type="float" office:value="0.0319614505544213" calcext:value-type="float">
            <text:p>0.0319614505544213</text:p>
          </table:table-cell>
          <table:table-cell office:value-type="float" office:value="0.0267457399880859" calcext:value-type="float">
            <text:p>0.0267457399880859</text:p>
          </table:table-cell>
          <table:table-cell office:value-type="float" office:value="0.0371771611207567" calcext:value-type="float">
            <text:p>0.0371771611207567</text:p>
          </table:table-cell>
          <table:table-cell office:value-type="float" office:value="0.0172971419990418" calcext:value-type="float">
            <text:p>0.0172971419990418</text:p>
          </table:table-cell>
          <table:table-cell office:value-type="float" office:value="0.0136246682557041" calcext:value-type="float">
            <text:p>0.0136246682557041</text:p>
          </table:table-cell>
          <table:table-cell office:value-type="float" office:value="0.0209696157423794" calcext:value-type="float">
            <text:p>0.0209696157423794</text:p>
          </table:table-cell>
          <table:table-cell office:value-type="float" office:value="0.0322675832224714" calcext:value-type="float">
            <text:p>0.0322675832224714</text:p>
          </table:table-cell>
          <table:table-cell office:value-type="float" office:value="0.0270551576853269" calcext:value-type="float">
            <text:p>0.0270551576853269</text:p>
          </table:table-cell>
          <table:table-cell office:value-type="float" office:value="0.037480008759616" calcext:value-type="float">
            <text:p>0.037480008759616</text:p>
          </table:table-cell>
          <table:table-cell office:value-type="float" office:value="0.0175039310175388" calcext:value-type="float">
            <text:p>0.0175039310175388</text:p>
          </table:table-cell>
          <table:table-cell office:value-type="float" office:value="0.0138480693184514" calcext:value-type="float">
            <text:p>0.0138480693184514</text:p>
          </table:table-cell>
          <table:table-cell office:value-type="float" office:value="0.0211597927166262" calcext:value-type="float">
            <text:p>0.0211597927166262</text:p>
          </table:table-cell>
          <table:table-cell office:value-type="float" office:value="7.356488208" calcext:value-type="float">
            <text:p>7.356488208</text:p>
          </table:table-cell>
        </table:table-row>
        <table:table-row table:style-name="ro1">
          <table:table-cell office:value-type="string" calcext:value-type="string">
            <text:p>bh_dep_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42881516512901" calcext:value-type="float">
            <text:p>0.0142881516512901</text:p>
          </table:table-cell>
          <table:table-cell office:value-type="float" office:value="0.0267118483487099" calcext:value-type="float">
            <text:p>0.0267118483487099</text:p>
          </table:table-cell>
          <table:table-cell office:value-type="float" office:value="0.02" calcext:value-type="float">
            <text:p>0.02</text:p>
          </table:table-cell>
          <table:table-cell office:value-type="float" office:value="0.0138628077260602" calcext:value-type="float">
            <text:p>0.0138628077260602</text:p>
          </table:table-cell>
          <table:table-cell office:value-type="float" office:value="0.0261371922739398" calcext:value-type="float">
            <text:p>0.0261371922739398</text:p>
          </table:table-cell>
          <table:table-cell office:value-type="float" office:value="0.02" calcext:value-type="float">
            <text:p>0.02</text:p>
          </table:table-cell>
          <table:table-cell office:value-type="float" office:value="0.0138628077260602" calcext:value-type="float">
            <text:p>0.0138628077260602</text:p>
          </table:table-cell>
          <table:table-cell office:value-type="float" office:value="0.0261371922739398" calcext:value-type="float">
            <text:p>0.0261371922739398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291716743784514" calcext:value-type="float">
            <text:p>0.0291716743784514</text:p>
          </table:table-cell>
          <table:table-cell office:value-type="float" office:value="0.0458283256215486" calcext:value-type="float">
            <text:p>0.0458283256215486</text:p>
          </table:table-cell>
          <table:table-cell office:value-type="float" office:value="0.02" calcext:value-type="float">
            <text:p>0.02</text:p>
          </table:table-cell>
          <table:table-cell office:value-type="float" office:value="0.0138628077260602" calcext:value-type="float">
            <text:p>0.0138628077260602</text:p>
          </table:table-cell>
          <table:table-cell office:value-type="float" office:value="0.0261371922739398" calcext:value-type="float">
            <text:p>0.0261371922739398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291716743784514" calcext:value-type="float">
            <text:p>0.0291716743784514</text:p>
          </table:table-cell>
          <table:table-cell office:value-type="float" office:value="0.0458283256215486" calcext:value-type="float">
            <text:p>0.0458283256215486</text:p>
          </table:table-cell>
          <table:table-cell office:value-type="float" office:value="0.02" calcext:value-type="float">
            <text:p>0.02</text:p>
          </table:table-cell>
          <table:table-cell office:value-type="float" office:value="0.0138628077260602" calcext:value-type="float">
            <text:p>0.0138628077260602</text:p>
          </table:table-cell>
          <table:table-cell office:value-type="float" office:value="0.0261371922739398" calcext:value-type="float">
            <text:p>0.0261371922739398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42881516512901" calcext:value-type="float">
            <text:p>0.0142881516512901</text:p>
          </table:table-cell>
          <table:table-cell office:value-type="float" office:value="0.0267118483487099" calcext:value-type="float">
            <text:p>0.0267118483487099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524763302601315" calcext:value-type="float">
            <text:p>0.00524763302601315</text:p>
          </table:table-cell>
          <table:table-cell office:value-type="float" office:value="0.0137523669739868" calcext:value-type="float">
            <text:p>0.0137523669739868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524763302601315" calcext:value-type="float">
            <text:p>0.00524763302601315</text:p>
          </table:table-cell>
          <table:table-cell office:value-type="float" office:value="0.0137523669739868" calcext:value-type="float">
            <text:p>0.0137523669739868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42881516512901" calcext:value-type="float">
            <text:p>0.0142881516512901</text:p>
          </table:table-cell>
          <table:table-cell office:value-type="float" office:value="0.0267118483487099" calcext:value-type="float">
            <text:p>0.0267118483487099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524763302601315" calcext:value-type="float">
            <text:p>0.00524763302601315</text:p>
          </table:table-cell>
          <table:table-cell office:value-type="float" office:value="0.0137523669739868" calcext:value-type="float">
            <text:p>0.0137523669739868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42881516512901" calcext:value-type="float">
            <text:p>0.0142881516512901</text:p>
          </table:table-cell>
          <table:table-cell office:value-type="float" office:value="0.0267118483487099" calcext:value-type="float">
            <text:p>0.0267118483487099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524763302601315" calcext:value-type="float">
            <text:p>0.00524763302601315</text:p>
          </table:table-cell>
          <table:table-cell office:value-type="float" office:value="0.0137523669739868" calcext:value-type="float">
            <text:p>0.0137523669739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603168025631343" calcext:value-type="float">
            <text:p>0.00603168025631343</text:p>
          </table:table-cell>
          <table:table-cell office:value-type="float" office:value="0.0149683197436866" calcext:value-type="float">
            <text:p>0.0149683197436866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603168025631343" calcext:value-type="float">
            <text:p>0.00603168025631343</text:p>
          </table:table-cell>
          <table:table-cell office:value-type="float" office:value="0.0149683197436866" calcext:value-type="float">
            <text:p>0.014968319743686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13331343884613" calcext:value-type="float">
            <text:p>0.0113331343884613</text:p>
          </table:table-cell>
          <table:table-cell office:value-type="float" office:value="0.0226668656115387" calcext:value-type="float">
            <text:p>0.0226668656115387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603168025631343" calcext:value-type="float">
            <text:p>0.00603168025631343</text:p>
          </table:table-cell>
          <table:table-cell office:value-type="float" office:value="0.0149683197436866" calcext:value-type="float">
            <text:p>0.014968319743686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13331343884613" calcext:value-type="float">
            <text:p>0.0113331343884613</text:p>
          </table:table-cell>
          <table:table-cell office:value-type="float" office:value="0.0226668656115387" calcext:value-type="float">
            <text:p>0.0226668656115387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603168025631343" calcext:value-type="float">
            <text:p>0.00603168025631343</text:p>
          </table:table-cell>
          <table:table-cell office:value-type="float" office:value="0.0149683197436866" calcext:value-type="float">
            <text:p>0.0149683197436866</text:p>
          </table:table-cell>
          <table:table-cell office:value-type="float" office:value="7.285337125" calcext:value-type="float">
            <text:p>7.285337125</text:p>
          </table:table-cell>
        </table:table-row>
        <table:table-row table:style-name="ro1">
          <table:table-cell office:value-type="string" calcext:value-type="string">
            <text:p>bh_dep_posonly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87811138933913" calcext:value-type="float">
            <text:p>0.0287811138933913</text:p>
          </table:table-cell>
          <table:table-cell office:value-type="float" office:value="0.0237431470156046" calcext:value-type="float">
            <text:p>0.0237431470156046</text:p>
          </table:table-cell>
          <table:table-cell office:value-type="float" office:value="0.0338190807711779" calcext:value-type="float">
            <text:p>0.0338190807711779</text:p>
          </table:table-cell>
          <table:table-cell office:value-type="float" office:value="0.0202943916810355" calcext:value-type="float">
            <text:p>0.0202943916810355</text:p>
          </table:table-cell>
          <table:table-cell office:value-type="float" office:value="0.0155381816076559" calcext:value-type="float">
            <text:p>0.0155381816076559</text:p>
          </table:table-cell>
          <table:table-cell office:value-type="float" office:value="0.025050601754415" calcext:value-type="float">
            <text:p>0.025050601754415</text:p>
          </table:table-cell>
          <table:table-cell office:value-type="float" office:value="0.0202943916810355" calcext:value-type="float">
            <text:p>0.0202943916810355</text:p>
          </table:table-cell>
          <table:table-cell office:value-type="float" office:value="0.0155381816076559" calcext:value-type="float">
            <text:p>0.0155381816076559</text:p>
          </table:table-cell>
          <table:table-cell office:value-type="float" office:value="0.025050601754415" calcext:value-type="float">
            <text:p>0.025050601754415</text:p>
          </table:table-cell>
          <table:table-cell office:value-type="float" office:value="0.0407811138933913" calcext:value-type="float">
            <text:p>0.0407811138933913</text:p>
          </table:table-cell>
          <table:table-cell office:value-type="float" office:value="0.0339373379864866" calcext:value-type="float">
            <text:p>0.0339373379864866</text:p>
          </table:table-cell>
          <table:table-cell office:value-type="float" office:value="0.047624889800296" calcext:value-type="float">
            <text:p>0.047624889800296</text:p>
          </table:table-cell>
          <table:table-cell office:value-type="float" office:value="0.0203533086809274" calcext:value-type="float">
            <text:p>0.0203533086809274</text:p>
          </table:table-cell>
          <table:table-cell office:value-type="float" office:value="0.0155903091651713" calcext:value-type="float">
            <text:p>0.0155903091651713</text:p>
          </table:table-cell>
          <table:table-cell office:value-type="float" office:value="0.0251163081966835" calcext:value-type="float">
            <text:p>0.0251163081966835</text:p>
          </table:table-cell>
          <table:table-cell office:value-type="float" office:value="0.0448236130984611" calcext:value-type="float">
            <text:p>0.0448236130984611</text:p>
          </table:table-cell>
          <table:table-cell office:value-type="float" office:value="0.0374847678640479" calcext:value-type="float">
            <text:p>0.0374847678640479</text:p>
          </table:table-cell>
          <table:table-cell office:value-type="float" office:value="0.0521624583328742" calcext:value-type="float">
            <text:p>0.0521624583328742</text:p>
          </table:table-cell>
          <table:table-cell office:value-type="float" office:value="0.0218012861767135" calcext:value-type="float">
            <text:p>0.0218012861767135</text:p>
          </table:table-cell>
          <table:table-cell office:value-type="float" office:value="0.0167631925983867" calcext:value-type="float">
            <text:p>0.0167631925983867</text:p>
          </table:table-cell>
          <table:table-cell office:value-type="float" office:value="0.0268393797550403" calcext:value-type="float">
            <text:p>0.0268393797550403</text:p>
          </table:table-cell>
          <table:table-cell office:value-type="float" office:value="0.0287811138933913" calcext:value-type="float">
            <text:p>0.0287811138933913</text:p>
          </table:table-cell>
          <table:table-cell office:value-type="float" office:value="0.0237431470156046" calcext:value-type="float">
            <text:p>0.0237431470156046</text:p>
          </table:table-cell>
          <table:table-cell office:value-type="float" office:value="0.0338190807711779" calcext:value-type="float">
            <text:p>0.0338190807711779</text:p>
          </table:table-cell>
          <table:table-cell office:value-type="float" office:value="0.0142943916810355" calcext:value-type="float">
            <text:p>0.0142943916810355</text:p>
          </table:table-cell>
          <table:table-cell office:value-type="float" office:value="0.0109046709997873" calcext:value-type="float">
            <text:p>0.0109046709997873</text:p>
          </table:table-cell>
          <table:table-cell office:value-type="float" office:value="0.0176841123622836" calcext:value-type="float">
            <text:p>0.0176841123622836</text:p>
          </table:table-cell>
          <table:table-cell office:value-type="float" office:value="0.0142943916810355" calcext:value-type="float">
            <text:p>0.0142943916810355</text:p>
          </table:table-cell>
          <table:table-cell office:value-type="float" office:value="0.0109046709997873" calcext:value-type="float">
            <text:p>0.0109046709997873</text:p>
          </table:table-cell>
          <table:table-cell office:value-type="float" office:value="0.0176841123622836" calcext:value-type="float">
            <text:p>0.0176841123622836</text:p>
          </table:table-cell>
          <table:table-cell office:value-type="float" office:value="0.0287811138933913" calcext:value-type="float">
            <text:p>0.0287811138933913</text:p>
          </table:table-cell>
          <table:table-cell office:value-type="float" office:value="0.0237431470156046" calcext:value-type="float">
            <text:p>0.0237431470156046</text:p>
          </table:table-cell>
          <table:table-cell office:value-type="float" office:value="0.0338190807711779" calcext:value-type="float">
            <text:p>0.0338190807711779</text:p>
          </table:table-cell>
          <table:table-cell office:value-type="float" office:value="0.0143533086809274" calcext:value-type="float">
            <text:p>0.0143533086809274</text:p>
          </table:table-cell>
          <table:table-cell office:value-type="float" office:value="0.0109538682763089" calcext:value-type="float">
            <text:p>0.0109538682763089</text:p>
          </table:table-cell>
          <table:table-cell office:value-type="float" office:value="0.0177527490855459" calcext:value-type="float">
            <text:p>0.0177527490855459</text:p>
          </table:table-cell>
          <table:table-cell office:value-type="float" office:value="0.0288249442137122" calcext:value-type="float">
            <text:p>0.0288249442137122</text:p>
          </table:table-cell>
          <table:table-cell office:value-type="float" office:value="0.0237869878759436" calcext:value-type="float">
            <text:p>0.0237869878759436</text:p>
          </table:table-cell>
          <table:table-cell office:value-type="float" office:value="0.0338629005514808" calcext:value-type="float">
            <text:p>0.0338629005514808</text:p>
          </table:table-cell>
          <table:table-cell office:value-type="float" office:value="0.0143012861767135" calcext:value-type="float">
            <text:p>0.0143012861767135</text:p>
          </table:table-cell>
          <table:table-cell office:value-type="float" office:value="0.0109115893319964" calcext:value-type="float">
            <text:p>0.0109115893319964</text:p>
          </table:table-cell>
          <table:table-cell office:value-type="float" office:value="0.0176909830214306" calcext:value-type="float">
            <text:p>0.0176909830214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61459593495079" calcext:value-type="float">
            <text:p>0.00261459593495079</text:p>
          </table:table-cell>
          <table:table-cell office:value-type="float" office:value="0.00938540406504921" calcext:value-type="float">
            <text:p>0.0093854040650492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61459593495079" calcext:value-type="float">
            <text:p>0.00261459593495079</text:p>
          </table:table-cell>
          <table:table-cell office:value-type="float" office:value="0.00938540406504921" calcext:value-type="float">
            <text:p>0.009385404065049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226787280153" calcext:value-type="float">
            <text:p>0.007226787280153</text:p>
          </table:table-cell>
          <table:table-cell office:value-type="float" office:value="0.016773212719847" calcext:value-type="float">
            <text:p>0.01677321271984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61459593495079" calcext:value-type="float">
            <text:p>0.00261459593495079</text:p>
          </table:table-cell>
          <table:table-cell office:value-type="float" office:value="0.00938540406504921" calcext:value-type="float">
            <text:p>0.0093854040650492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04995371665472" calcext:value-type="float">
            <text:p>0.0104995371665472</text:p>
          </table:table-cell>
          <table:table-cell office:value-type="float" office:value="0.0215004628334528" calcext:value-type="float">
            <text:p>0.0215004628334528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371786015076245" calcext:value-type="float">
            <text:p>0.00371786015076245</text:p>
          </table:table-cell>
          <table:table-cell office:value-type="float" office:value="0.0112821398492375" calcext:value-type="float">
            <text:p>0.0112821398492375</text:p>
          </table:table-cell>
          <table:table-cell office:value-type="float" office:value="7.208293375" calcext:value-type="float">
            <text:p>7.208293375</text:p>
          </table:table-cell>
        </table:table-row>
        <table:table-row table:style-name="ro1">
          <table:table-cell office:value-type="string" calcext:value-type="string">
            <text:p>bh_dep_unbalanced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192121517964532" calcext:value-type="float">
            <text:p>0.0192121517964532</text:p>
          </table:table-cell>
          <table:table-cell office:value-type="float" office:value="0.0146873271646575" calcext:value-type="float">
            <text:p>0.0146873271646575</text:p>
          </table:table-cell>
          <table:table-cell office:value-type="float" office:value="0.023736976428249" calcext:value-type="float">
            <text:p>0.023736976428249</text:p>
          </table:table-cell>
          <table:table-cell office:value-type="float" office:value="0.0206043380859617" calcext:value-type="float">
            <text:p>0.0206043380859617</text:p>
          </table:table-cell>
          <table:table-cell office:value-type="float" office:value="0.0166637866739152" calcext:value-type="float">
            <text:p>0.0166637866739152</text:p>
          </table:table-cell>
          <table:table-cell office:value-type="float" office:value="0.0245448894980083" calcext:value-type="float">
            <text:p>0.0245448894980083</text:p>
          </table:table-cell>
          <table:table-cell office:value-type="float" office:value="0.0206043380859617" calcext:value-type="float">
            <text:p>0.0206043380859617</text:p>
          </table:table-cell>
          <table:table-cell office:value-type="float" office:value="0.0166637866739152" calcext:value-type="float">
            <text:p>0.0166637866739152</text:p>
          </table:table-cell>
          <table:table-cell office:value-type="float" office:value="0.0245448894980083" calcext:value-type="float">
            <text:p>0.0245448894980083</text:p>
          </table:table-cell>
          <table:table-cell office:value-type="float" office:value="0.0392817938605083" calcext:value-type="float">
            <text:p>0.0392817938605083</text:p>
          </table:table-cell>
          <table:table-cell office:value-type="float" office:value="0.0339081809099732" calcext:value-type="float">
            <text:p>0.0339081809099732</text:p>
          </table:table-cell>
          <table:table-cell office:value-type="float" office:value="0.0446554068110434" calcext:value-type="float">
            <text:p>0.0446554068110434</text:p>
          </table:table-cell>
          <table:table-cell office:value-type="float" office:value="0.0206002855179674" calcext:value-type="float">
            <text:p>0.0206002855179674</text:p>
          </table:table-cell>
          <table:table-cell office:value-type="float" office:value="0.0166512832956178" calcext:value-type="float">
            <text:p>0.0166512832956178</text:p>
          </table:table-cell>
          <table:table-cell office:value-type="float" office:value="0.0245492877403169" calcext:value-type="float">
            <text:p>0.0245492877403169</text:p>
          </table:table-cell>
          <table:table-cell office:value-type="float" office:value="0.0525772499303939" calcext:value-type="float">
            <text:p>0.0525772499303939</text:p>
          </table:table-cell>
          <table:table-cell office:value-type="float" office:value="0.0461199149263021" calcext:value-type="float">
            <text:p>0.0461199149263021</text:p>
          </table:table-cell>
          <table:table-cell office:value-type="float" office:value="0.0590345849344857" calcext:value-type="float">
            <text:p>0.0590345849344857</text:p>
          </table:table-cell>
          <table:table-cell office:value-type="float" office:value="0.0272201851538066" calcext:value-type="float">
            <text:p>0.0272201851538066</text:p>
          </table:table-cell>
          <table:table-cell office:value-type="float" office:value="0.0225550069650771" calcext:value-type="float">
            <text:p>0.0225550069650771</text:p>
          </table:table-cell>
          <table:table-cell office:value-type="float" office:value="0.031885363342536" calcext:value-type="float">
            <text:p>0.031885363342536</text:p>
          </table:table-cell>
          <table:table-cell office:value-type="float" office:value="0.0192121517964532" calcext:value-type="float">
            <text:p>0.0192121517964532</text:p>
          </table:table-cell>
          <table:table-cell office:value-type="float" office:value="0.0146873271646575" calcext:value-type="float">
            <text:p>0.0146873271646575</text:p>
          </table:table-cell>
          <table:table-cell office:value-type="float" office:value="0.023736976428249" calcext:value-type="float">
            <text:p>0.023736976428249</text:p>
          </table:table-cell>
          <table:table-cell office:value-type="float" office:value="0.0107623211198005" calcext:value-type="float">
            <text:p>0.0107623211198005</text:p>
          </table:table-cell>
          <table:table-cell office:value-type="float" office:value="0.00740480055054034" calcext:value-type="float">
            <text:p>0.00740480055054034</text:p>
          </table:table-cell>
          <table:table-cell office:value-type="float" office:value="0.0141198416890608" calcext:value-type="float">
            <text:p>0.0141198416890608</text:p>
          </table:table-cell>
          <table:table-cell office:value-type="float" office:value="0.0107623211198005" calcext:value-type="float">
            <text:p>0.0107623211198005</text:p>
          </table:table-cell>
          <table:table-cell office:value-type="float" office:value="0.00740480055054034" calcext:value-type="float">
            <text:p>0.00740480055054034</text:p>
          </table:table-cell>
          <table:table-cell office:value-type="float" office:value="0.0141198416890608" calcext:value-type="float">
            <text:p>0.0141198416890608</text:p>
          </table:table-cell>
          <table:table-cell office:value-type="float" office:value="0.0192121517964532" calcext:value-type="float">
            <text:p>0.0192121517964532</text:p>
          </table:table-cell>
          <table:table-cell office:value-type="float" office:value="0.0146873271646575" calcext:value-type="float">
            <text:p>0.0146873271646575</text:p>
          </table:table-cell>
          <table:table-cell office:value-type="float" office:value="0.023736976428249" calcext:value-type="float">
            <text:p>0.023736976428249</text:p>
          </table:table-cell>
          <table:table-cell office:value-type="float" office:value="0.0107544489347063" calcext:value-type="float">
            <text:p>0.0107544489347063</text:p>
          </table:table-cell>
          <table:table-cell office:value-type="float" office:value="0.00739113025776532" calcext:value-type="float">
            <text:p>0.00739113025776532</text:p>
          </table:table-cell>
          <table:table-cell office:value-type="float" office:value="0.0141177676116474" calcext:value-type="float">
            <text:p>0.0141177676116474</text:p>
          </table:table-cell>
          <table:table-cell office:value-type="float" office:value="0.0303809910072488" calcext:value-type="float">
            <text:p>0.0303809910072488</text:p>
          </table:table-cell>
          <table:table-cell office:value-type="float" office:value="0.024630856083906" calcext:value-type="float">
            <text:p>0.024630856083906</text:p>
          </table:table-cell>
          <table:table-cell office:value-type="float" office:value="0.0361311259305917" calcext:value-type="float">
            <text:p>0.0361311259305917</text:p>
          </table:table-cell>
          <table:table-cell office:value-type="float" office:value="0.0163285511908561" calcext:value-type="float">
            <text:p>0.0163285511908561</text:p>
          </table:table-cell>
          <table:table-cell office:value-type="float" office:value="0.0121717402292728" calcext:value-type="float">
            <text:p>0.0121717402292728</text:p>
          </table:table-cell>
          <table:table-cell office:value-type="float" office:value="0.0204853621524394" calcext:value-type="float">
            <text:p>0.0204853621524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1387077674452" calcext:value-type="float">
            <text:p>0.0101387077674452</text:p>
          </table:table-cell>
          <table:table-cell office:value-type="float" office:value="0.00797949844346332" calcext:value-type="float">
            <text:p>0.00797949844346332</text:p>
          </table:table-cell>
          <table:table-cell office:value-type="float" office:value="0.0122979170914271" calcext:value-type="float">
            <text:p>0.0122979170914271</text:p>
          </table:table-cell>
          <table:table-cell office:value-type="float" office:value="0.0101387077674452" calcext:value-type="float">
            <text:p>0.0101387077674452</text:p>
          </table:table-cell>
          <table:table-cell office:value-type="float" office:value="0.00797949844346332" calcext:value-type="float">
            <text:p>0.00797949844346332</text:p>
          </table:table-cell>
          <table:table-cell office:value-type="float" office:value="0.0122979170914271" calcext:value-type="float">
            <text:p>0.0122979170914271</text:p>
          </table:table-cell>
          <table:table-cell office:value-type="float" office:value="0.0201789865295026" calcext:value-type="float">
            <text:p>0.0201789865295026</text:p>
          </table:table-cell>
          <table:table-cell office:value-type="float" office:value="0.0170364050153289" calcext:value-type="float">
            <text:p>0.0170364050153289</text:p>
          </table:table-cell>
          <table:table-cell office:value-type="float" office:value="0.0233215680436763" calcext:value-type="float">
            <text:p>0.0233215680436763</text:p>
          </table:table-cell>
          <table:table-cell office:value-type="float" office:value="0.00991154972092186" calcext:value-type="float">
            <text:p>0.00991154972092186</text:p>
          </table:table-cell>
          <table:table-cell office:value-type="float" office:value="0.00774644248531577" calcext:value-type="float">
            <text:p>0.00774644248531577</text:p>
          </table:table-cell>
          <table:table-cell office:value-type="float" office:value="0.012076656956528" calcext:value-type="float">
            <text:p>0.012076656956528</text:p>
          </table:table-cell>
          <table:table-cell office:value-type="float" office:value="0.0227301355357508" calcext:value-type="float">
            <text:p>0.0227301355357508</text:p>
          </table:table-cell>
          <table:table-cell office:value-type="float" office:value="0.0193846906777493" calcext:value-type="float">
            <text:p>0.0193846906777493</text:p>
          </table:table-cell>
          <table:table-cell office:value-type="float" office:value="0.0260755803937523" calcext:value-type="float">
            <text:p>0.0260755803937523</text:p>
          </table:table-cell>
          <table:table-cell office:value-type="float" office:value="0.0110397492127835" calcext:value-type="float">
            <text:p>0.0110397492127835</text:p>
          </table:table-cell>
          <table:table-cell office:value-type="float" office:value="0.00876754673407412" calcext:value-type="float">
            <text:p>0.00876754673407412</text:p>
          </table:table-cell>
          <table:table-cell office:value-type="float" office:value="0.0133119516914928" calcext:value-type="float">
            <text:p>0.0133119516914928</text:p>
          </table:table-cell>
          <table:table-cell office:value-type="float" office:value="6.830351792" calcext:value-type="float">
            <text:p>6.830351792</text:p>
          </table:table-cell>
        </table:table-row>
        <table:table-row table:style-name="ro1">
          <table:table-cell office:value-type="string" calcext:value-type="string">
            <text:p>bh_indep_balanced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48132379941887" calcext:value-type="float">
            <text:p>0.0248132379941887</text:p>
          </table:table-cell>
          <table:table-cell office:value-type="float" office:value="0.0244603099177921" calcext:value-type="float">
            <text:p>0.0244603099177921</text:p>
          </table:table-cell>
          <table:table-cell office:value-type="float" office:value="0.0251661660705852" calcext:value-type="float">
            <text:p>0.0251661660705852</text:p>
          </table:table-cell>
          <table:table-cell office:value-type="float" office:value="0.0258724451699264" calcext:value-type="float">
            <text:p>0.0258724451699264</text:p>
          </table:table-cell>
          <table:table-cell office:value-type="float" office:value="0.0256244632513032" calcext:value-type="float">
            <text:p>0.0256244632513032</text:p>
          </table:table-cell>
          <table:table-cell office:value-type="float" office:value="0.0261204270885496" calcext:value-type="float">
            <text:p>0.0261204270885496</text:p>
          </table:table-cell>
          <table:table-cell office:value-type="float" office:value="0.0258724451699264" calcext:value-type="float">
            <text:p>0.0258724451699264</text:p>
          </table:table-cell>
          <table:table-cell office:value-type="float" office:value="0.0256244632513032" calcext:value-type="float">
            <text:p>0.0256244632513032</text:p>
          </table:table-cell>
          <table:table-cell office:value-type="float" office:value="0.0261204270885496" calcext:value-type="float">
            <text:p>0.0261204270885496</text:p>
          </table:table-cell>
          <table:table-cell office:value-type="float" office:value="0.0259016824968097" calcext:value-type="float">
            <text:p>0.0259016824968097</text:p>
          </table:table-cell>
          <table:table-cell office:value-type="float" office:value="0.0256540822304104" calcext:value-type="float">
            <text:p>0.0256540822304104</text:p>
          </table:table-cell>
          <table:table-cell office:value-type="float" office:value="0.026149282763209" calcext:value-type="float">
            <text:p>0.026149282763209</text:p>
          </table:table-cell>
          <table:table-cell office:value-type="float" office:value="0.0133827306894201" calcext:value-type="float">
            <text:p>0.0133827306894201</text:p>
          </table:table-cell>
          <table:table-cell office:value-type="float" office:value="0.013188442611361" calcext:value-type="float">
            <text:p>0.013188442611361</text:p>
          </table:table-cell>
          <table:table-cell office:value-type="float" office:value="0.0135770187674792" calcext:value-type="float">
            <text:p>0.0135770187674792</text:p>
          </table:table-cell>
          <table:table-cell office:value-type="float" office:value="0.0509180924632622" calcext:value-type="float">
            <text:p>0.0509180924632622</text:p>
          </table:table-cell>
          <table:table-cell office:value-type="float" office:value="0.0505939318216902" calcext:value-type="float">
            <text:p>0.0505939318216902</text:p>
          </table:table-cell>
          <table:table-cell office:value-type="float" office:value="0.0512422531048342" calcext:value-type="float">
            <text:p>0.0512422531048342</text:p>
          </table:table-cell>
          <table:table-cell office:value-type="float" office:value="0.0258870986471532" calcext:value-type="float">
            <text:p>0.0258870986471532</text:p>
          </table:table-cell>
          <table:table-cell office:value-type="float" office:value="0.0256402721847396" calcext:value-type="float">
            <text:p>0.0256402721847396</text:p>
          </table:table-cell>
          <table:table-cell office:value-type="float" office:value="0.0261339251095667" calcext:value-type="float">
            <text:p>0.0261339251095667</text:p>
          </table:table-cell>
          <table:table-cell office:value-type="float" office:value="0.0248132379941887" calcext:value-type="float">
            <text:p>0.0248132379941887</text:p>
          </table:table-cell>
          <table:table-cell office:value-type="float" office:value="0.0244603099177921" calcext:value-type="float">
            <text:p>0.0244603099177921</text:p>
          </table:table-cell>
          <table:table-cell office:value-type="float" office:value="0.0251661660705852" calcext:value-type="float">
            <text:p>0.0251661660705852</text:p>
          </table:table-cell>
          <table:table-cell office:value-type="float" office:value="0.0247842380131749" calcext:value-type="float">
            <text:p>0.0247842380131749</text:p>
          </table:table-cell>
          <table:table-cell office:value-type="float" office:value="0.0244339513607286" calcext:value-type="float">
            <text:p>0.0244339513607286</text:p>
          </table:table-cell>
          <table:table-cell office:value-type="float" office:value="0.0251345246656212" calcext:value-type="float">
            <text:p>0.0251345246656212</text:p>
          </table:table-cell>
          <table:table-cell office:value-type="float" office:value="0.0247842380131749" calcext:value-type="float">
            <text:p>0.0247842380131749</text:p>
          </table:table-cell>
          <table:table-cell office:value-type="float" office:value="0.0244339513607286" calcext:value-type="float">
            <text:p>0.0244339513607286</text:p>
          </table:table-cell>
          <table:table-cell office:value-type="float" office:value="0.0251345246656212" calcext:value-type="float">
            <text:p>0.0251345246656212</text:p>
          </table:table-cell>
          <table:table-cell office:value-type="float" office:value="0.0248132379941887" calcext:value-type="float">
            <text:p>0.0248132379941887</text:p>
          </table:table-cell>
          <table:table-cell office:value-type="float" office:value="0.0244603099177921" calcext:value-type="float">
            <text:p>0.0244603099177921</text:p>
          </table:table-cell>
          <table:table-cell office:value-type="float" office:value="0.0251661660705852" calcext:value-type="float">
            <text:p>0.0251661660705852</text:p>
          </table:table-cell>
          <table:table-cell office:value-type="float" office:value="0.0123373616675602" calcext:value-type="float">
            <text:p>0.0123373616675602</text:p>
          </table:table-cell>
          <table:table-cell office:value-type="float" office:value="0.0120668023445053" calcext:value-type="float">
            <text:p>0.0120668023445053</text:p>
          </table:table-cell>
          <table:table-cell office:value-type="float" office:value="0.012607920990615" calcext:value-type="float">
            <text:p>0.012607920990615</text:p>
          </table:table-cell>
          <table:table-cell office:value-type="float" office:value="0.0497461162290496" calcext:value-type="float">
            <text:p>0.0497461162290496</text:p>
          </table:table-cell>
          <table:table-cell office:value-type="float" office:value="0.0492863031144159" calcext:value-type="float">
            <text:p>0.0492863031144159</text:p>
          </table:table-cell>
          <table:table-cell office:value-type="float" office:value="0.0502059293436833" calcext:value-type="float">
            <text:p>0.0502059293436833</text:p>
          </table:table-cell>
          <table:table-cell office:value-type="float" office:value="0.0247644400047118" calcext:value-type="float">
            <text:p>0.0247644400047118</text:p>
          </table:table-cell>
          <table:table-cell office:value-type="float" office:value="0.0244135894222646" calcext:value-type="float">
            <text:p>0.0244135894222646</text:p>
          </table:table-cell>
          <table:table-cell office:value-type="float" office:value="0.0251152905871591" calcext:value-type="float">
            <text:p>0.02511529058715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9124525885538" calcext:value-type="float">
            <text:p>0.0269124525885538</text:p>
          </table:table-cell>
          <table:table-cell office:value-type="float" office:value="0.0265658079052209" calcext:value-type="float">
            <text:p>0.0265658079052209</text:p>
          </table:table-cell>
          <table:table-cell office:value-type="float" office:value="0.0272590972718868" calcext:value-type="float">
            <text:p>0.0272590972718868</text:p>
          </table:table-cell>
          <table:table-cell office:value-type="float" office:value="0.0269124525885538" calcext:value-type="float">
            <text:p>0.0269124525885538</text:p>
          </table:table-cell>
          <table:table-cell office:value-type="float" office:value="0.0265658079052209" calcext:value-type="float">
            <text:p>0.0265658079052209</text:p>
          </table:table-cell>
          <table:table-cell office:value-type="float" office:value="0.0272590972718868" calcext:value-type="float">
            <text:p>0.0272590972718868</text:p>
          </table:table-cell>
          <table:table-cell office:value-type="float" office:value="0.0269071953449892" calcext:value-type="float">
            <text:p>0.0269071953449892</text:p>
          </table:table-cell>
          <table:table-cell office:value-type="float" office:value="0.0265572134696117" calcext:value-type="float">
            <text:p>0.0265572134696117</text:p>
          </table:table-cell>
          <table:table-cell office:value-type="float" office:value="0.0272571772203667" calcext:value-type="float">
            <text:p>0.0272571772203667</text:p>
          </table:table-cell>
          <table:table-cell office:value-type="float" office:value="0.0143705223846057" calcext:value-type="float">
            <text:p>0.0143705223846057</text:p>
          </table:table-cell>
          <table:table-cell office:value-type="float" office:value="0.0140957415385593" calcext:value-type="float">
            <text:p>0.0140957415385593</text:p>
          </table:table-cell>
          <table:table-cell office:value-type="float" office:value="0.0146453032306521" calcext:value-type="float">
            <text:p>0.0146453032306521</text:p>
          </table:table-cell>
          <table:table-cell office:value-type="float" office:value="0.0519602736022068" calcext:value-type="float">
            <text:p>0.0519602736022068</text:p>
          </table:table-cell>
          <table:table-cell office:value-type="float" office:value="0.0515026883719723" calcext:value-type="float">
            <text:p>0.0515026883719723</text:p>
          </table:table-cell>
          <table:table-cell office:value-type="float" office:value="0.0524178588324413" calcext:value-type="float">
            <text:p>0.0524178588324413</text:p>
          </table:table-cell>
          <table:table-cell office:value-type="float" office:value="0.0269296816215088" calcext:value-type="float">
            <text:p>0.0269296816215088</text:p>
          </table:table-cell>
          <table:table-cell office:value-type="float" office:value="0.0265812735588302" calcext:value-type="float">
            <text:p>0.0265812735588302</text:p>
          </table:table-cell>
          <table:table-cell office:value-type="float" office:value="0.0272780896841874" calcext:value-type="float">
            <text:p>0.0272780896841874</text:p>
          </table:table-cell>
          <table:table-cell office:value-type="float" office:value="7.049332125" calcext:value-type="float">
            <text:p>7.049332125</text:p>
          </table:table-cell>
        </table:table-row>
        <table:table-row table:style-name="ro1">
          <table:table-cell office:value-type="string" calcext:value-type="string">
            <text:p>bh_indep_negonl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2846725699043" calcext:value-type="float">
            <text:p>0.0242846725699043</text:p>
          </table:table-cell>
          <table:table-cell office:value-type="float" office:value="0.0397153274300957" calcext:value-type="float">
            <text:p>0.0397153274300957</text:p>
          </table:table-cell>
          <table:table-cell office:value-type="float" office:value="0.0394316849298215" calcext:value-type="float">
            <text:p>0.0394316849298215</text:p>
          </table:table-cell>
          <table:table-cell office:value-type="float" office:value="0.0389653828744435" calcext:value-type="float">
            <text:p>0.0389653828744435</text:p>
          </table:table-cell>
          <table:table-cell office:value-type="float" office:value="0.0398979869851995" calcext:value-type="float">
            <text:p>0.0398979869851995</text:p>
          </table:table-cell>
          <table:table-cell office:value-type="float" office:value="0.0394316849298215" calcext:value-type="float">
            <text:p>0.0394316849298215</text:p>
          </table:table-cell>
          <table:table-cell office:value-type="float" office:value="0.0389653828744435" calcext:value-type="float">
            <text:p>0.0389653828744435</text:p>
          </table:table-cell>
          <table:table-cell office:value-type="float" office:value="0.0398979869851995" calcext:value-type="float">
            <text:p>0.0398979869851995</text:p>
          </table:table-cell>
          <table:table-cell office:value-type="float" office:value="0.0393584420535866" calcext:value-type="float">
            <text:p>0.0393584420535866</text:p>
          </table:table-cell>
          <table:table-cell office:value-type="float" office:value="0.0389257651092773" calcext:value-type="float">
            <text:p>0.0389257651092773</text:p>
          </table:table-cell>
          <table:table-cell office:value-type="float" office:value="0.0397911189978959" calcext:value-type="float">
            <text:p>0.0397911189978959</text:p>
          </table:table-cell>
          <table:table-cell office:value-type="float" office:value="0.0207575343750626" calcext:value-type="float">
            <text:p>0.0207575343750626</text:p>
          </table:table-cell>
          <table:table-cell office:value-type="float" office:value="0.0204238323834497" calcext:value-type="float">
            <text:p>0.0204238323834497</text:p>
          </table:table-cell>
          <table:table-cell office:value-type="float" office:value="0.0210912363666756" calcext:value-type="float">
            <text:p>0.0210912363666756</text:p>
          </table:table-cell>
          <table:table-cell office:value-type="float" office:value="0.0620748870175605" calcext:value-type="float">
            <text:p>0.0620748870175605</text:p>
          </table:table-cell>
          <table:table-cell office:value-type="float" office:value="0.0615618435746788" calcext:value-type="float">
            <text:p>0.0615618435746788</text:p>
          </table:table-cell>
          <table:table-cell office:value-type="float" office:value="0.0625879304604421" calcext:value-type="float">
            <text:p>0.0625879304604421</text:p>
          </table:table-cell>
          <table:table-cell office:value-type="float" office:value="0.0318692450632239" calcext:value-type="float">
            <text:p>0.0318692450632239</text:p>
          </table:table-cell>
          <table:table-cell office:value-type="float" office:value="0.031480776322389" calcext:value-type="float">
            <text:p>0.031480776322389</text:p>
          </table:table-cell>
          <table:table-cell office:value-type="float" office:value="0.0322577138040589" calcext:value-type="float">
            <text:p>0.032257713804058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2846725699043" calcext:value-type="float">
            <text:p>0.0242846725699043</text:p>
          </table:table-cell>
          <table:table-cell office:value-type="float" office:value="0.0397153274300957" calcext:value-type="float">
            <text:p>0.0397153274300957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460254811224" calcext:value-type="float">
            <text:p>0.99460254811224</text:p>
          </table:table-cell>
          <table:table-cell office:value-type="float" office:value="0.99939745188776" calcext:value-type="float">
            <text:p>0.99939745188776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460254811224" calcext:value-type="float">
            <text:p>0.99460254811224</text:p>
          </table:table-cell>
          <table:table-cell office:value-type="float" office:value="0.99939745188776" calcext:value-type="float">
            <text:p>0.9993974518877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2846725699043" calcext:value-type="float">
            <text:p>0.0242846725699043</text:p>
          </table:table-cell>
          <table:table-cell office:value-type="float" office:value="0.0397153274300957" calcext:value-type="float">
            <text:p>0.039715327430095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04995371665472" calcext:value-type="float">
            <text:p>0.0104995371665472</text:p>
          </table:table-cell>
          <table:table-cell office:value-type="float" office:value="0.0215004628334528" calcext:value-type="float">
            <text:p>0.0215004628334528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882616531433782" calcext:value-type="float">
            <text:p>0.0882616531433782</text:p>
          </table:table-cell>
          <table:table-cell office:value-type="float" office:value="0.114738346856622" calcext:value-type="float">
            <text:p>0.114738346856622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381755979550356" calcext:value-type="float">
            <text:p>0.0381755979550356</text:p>
          </table:table-cell>
          <table:table-cell office:value-type="float" office:value="0.0568244020449644" calcext:value-type="float">
            <text:p>0.0568244020449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0163899115917" calcext:value-type="float">
            <text:p>0.0210163899115917</text:p>
          </table:table-cell>
          <table:table-cell office:value-type="float" office:value="0.0206817491065088" calcext:value-type="float">
            <text:p>0.0206817491065088</text:p>
          </table:table-cell>
          <table:table-cell office:value-type="float" office:value="0.0213510307166745" calcext:value-type="float">
            <text:p>0.0213510307166745</text:p>
          </table:table-cell>
          <table:table-cell office:value-type="float" office:value="0.0210163899115917" calcext:value-type="float">
            <text:p>0.0210163899115917</text:p>
          </table:table-cell>
          <table:table-cell office:value-type="float" office:value="0.0206817491065088" calcext:value-type="float">
            <text:p>0.0206817491065088</text:p>
          </table:table-cell>
          <table:table-cell office:value-type="float" office:value="0.0213510307166745" calcext:value-type="float">
            <text:p>0.0213510307166745</text:p>
          </table:table-cell>
          <table:table-cell office:value-type="float" office:value="0.0392719924462441" calcext:value-type="float">
            <text:p>0.0392719924462441</text:p>
          </table:table-cell>
          <table:table-cell office:value-type="float" office:value="0.0388394536127634" calcext:value-type="float">
            <text:p>0.0388394536127634</text:p>
          </table:table-cell>
          <table:table-cell office:value-type="float" office:value="0.0397045312797248" calcext:value-type="float">
            <text:p>0.0397045312797248</text:p>
          </table:table-cell>
          <table:table-cell office:value-type="float" office:value="0.020704343336942" calcext:value-type="float">
            <text:p>0.020704343336942</text:p>
          </table:table-cell>
          <table:table-cell office:value-type="float" office:value="0.020371228745918" calcext:value-type="float">
            <text:p>0.020371228745918</text:p>
          </table:table-cell>
          <table:table-cell office:value-type="float" office:value="0.021037457927966" calcext:value-type="float">
            <text:p>0.021037457927966</text:p>
          </table:table-cell>
          <table:table-cell office:value-type="float" office:value="0.06179928694657" calcext:value-type="float">
            <text:p>0.06179928694657</text:p>
          </table:table-cell>
          <table:table-cell office:value-type="float" office:value="0.0612870157130428" calcext:value-type="float">
            <text:p>0.0612870157130428</text:p>
          </table:table-cell>
          <table:table-cell office:value-type="float" office:value="0.0623115581800972" calcext:value-type="float">
            <text:p>0.0623115581800972</text:p>
          </table:table-cell>
          <table:table-cell office:value-type="float" office:value="0.0317317394373559" calcext:value-type="float">
            <text:p>0.0317317394373559</text:p>
          </table:table-cell>
          <table:table-cell office:value-type="float" office:value="0.0313440157858748" calcext:value-type="float">
            <text:p>0.0313440157858748</text:p>
          </table:table-cell>
          <table:table-cell office:value-type="float" office:value="0.0321194630888369" calcext:value-type="float">
            <text:p>0.0321194630888369</text:p>
          </table:table-cell>
          <table:table-cell office:value-type="float" office:value="7.4376845" calcext:value-type="float">
            <text:p>7.4376845</text:p>
          </table:table-cell>
        </table:table-row>
        <table:table-row table:style-name="ro1">
          <table:table-cell office:value-type="string" calcext:value-type="string">
            <text:p>bh_indep_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6291111459918" calcext:value-type="float">
            <text:p>0.0386291111459918</text:p>
          </table:table-cell>
          <table:table-cell office:value-type="float" office:value="0.0573708888540082" calcext:value-type="float">
            <text:p>0.0573708888540082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381755979550355" calcext:value-type="float">
            <text:p>0.0381755979550355</text:p>
          </table:table-cell>
          <table:table-cell office:value-type="float" office:value="0.0568244020449645" calcext:value-type="float">
            <text:p>0.0568244020449645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381755979550355" calcext:value-type="float">
            <text:p>0.0381755979550355</text:p>
          </table:table-cell>
          <table:table-cell office:value-type="float" office:value="0.0568244020449645" calcext:value-type="float">
            <text:p>0.0568244020449645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0826160905061643" calcext:value-type="float">
            <text:p>0.0826160905061643</text:p>
          </table:table-cell>
          <table:table-cell office:value-type="float" office:value="0.108383909493836" calcext:value-type="float">
            <text:p>0.10838390949383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77223694709817" calcext:value-type="float">
            <text:p>0.0377223694709817</text:p>
          </table:table-cell>
          <table:table-cell office:value-type="float" office:value="0.0562776305290183" calcext:value-type="float">
            <text:p>0.0562776305290183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164603787982206" calcext:value-type="float">
            <text:p>0.164603787982206</text:p>
          </table:table-cell>
          <table:table-cell office:value-type="float" office:value="0.198396212017794" calcext:value-type="float">
            <text:p>0.198396212017794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0807376278752354" calcext:value-type="float">
            <text:p>0.0807376278752354</text:p>
          </table:table-cell>
          <table:table-cell office:value-type="float" office:value="0.106262372124765" calcext:value-type="float">
            <text:p>0.10626237212476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6291111459918" calcext:value-type="float">
            <text:p>0.0386291111459918</text:p>
          </table:table-cell>
          <table:table-cell office:value-type="float" office:value="0.0573708888540082" calcext:value-type="float">
            <text:p>0.057370888854008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8155936880975" calcext:value-type="float">
            <text:p>0.018155936880975</text:p>
          </table:table-cell>
          <table:table-cell office:value-type="float" office:value="0.031844063119025" calcext:value-type="float">
            <text:p>0.0318440631190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8155936880975" calcext:value-type="float">
            <text:p>0.018155936880975</text:p>
          </table:table-cell>
          <table:table-cell office:value-type="float" office:value="0.031844063119025" calcext:value-type="float">
            <text:p>0.03184406311902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6291111459918" calcext:value-type="float">
            <text:p>0.0386291111459918</text:p>
          </table:table-cell>
          <table:table-cell office:value-type="float" office:value="0.0573708888540082" calcext:value-type="float">
            <text:p>0.057370888854008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2907770536193" calcext:value-type="float">
            <text:p>0.0172907770536193</text:p>
          </table:table-cell>
          <table:table-cell office:value-type="float" office:value="0.0307092229463807" calcext:value-type="float">
            <text:p>0.0307092229463807</text:p>
          </table:table-cell>
          <table:table-cell office:value-type="float" office:value="0.1" calcext:value-type="float">
            <text:p>0.1</text:p>
          </table:table-cell>
          <table:table-cell office:value-type="float" office:value="0.0868488736987005" calcext:value-type="float">
            <text:p>0.0868488736987005</text:p>
          </table:table-cell>
          <table:table-cell office:value-type="float" office:value="0.1131511263013" calcext:value-type="float">
            <text:p>0.113151126301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77223694709817" calcext:value-type="float">
            <text:p>0.0377223694709817</text:p>
          </table:table-cell>
          <table:table-cell office:value-type="float" office:value="0.0562776305290183" calcext:value-type="float">
            <text:p>0.0562776305290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8155936880975" calcext:value-type="float">
            <text:p>0.018155936880975</text:p>
          </table:table-cell>
          <table:table-cell office:value-type="float" office:value="0.031844063119025" calcext:value-type="float">
            <text:p>0.0318440631190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8155936880975" calcext:value-type="float">
            <text:p>0.018155936880975</text:p>
          </table:table-cell>
          <table:table-cell office:value-type="float" office:value="0.031844063119025" calcext:value-type="float">
            <text:p>0.031844063119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404459282431492" calcext:value-type="float">
            <text:p>0.0404459282431492</text:p>
          </table:table-cell>
          <table:table-cell office:value-type="float" office:value="0.0595540717568508" calcext:value-type="float">
            <text:p>0.0595540717568508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68593322956142" calcext:value-type="float">
            <text:p>0.0168593322956142</text:p>
          </table:table-cell>
          <table:table-cell office:value-type="float" office:value="0.0301406677043858" calcext:value-type="float">
            <text:p>0.0301406677043858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0826160905061643" calcext:value-type="float">
            <text:p>0.0826160905061643</text:p>
          </table:table-cell>
          <table:table-cell office:value-type="float" office:value="0.108383909493836" calcext:value-type="float">
            <text:p>0.10838390949383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536974890931" calcext:value-type="float">
            <text:p>0.039536974890931</text:p>
          </table:table-cell>
          <table:table-cell office:value-type="float" office:value="0.058463025109069" calcext:value-type="float">
            <text:p>0.058463025109069</text:p>
          </table:table-cell>
          <table:table-cell office:value-type="float" office:value="7.373576458" calcext:value-type="float">
            <text:p>7.373576458</text:p>
          </table:table-cell>
        </table:table-row>
        <table:table-row table:style-name="ro1">
          <table:table-cell office:value-type="string" calcext:value-type="string">
            <text:p>bh_indep_posonly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2313708367953" calcext:value-type="float">
            <text:p>0.0372313708367953</text:p>
          </table:table-cell>
          <table:table-cell office:value-type="float" office:value="0.0368081870201348" calcext:value-type="float">
            <text:p>0.0368081870201348</text:p>
          </table:table-cell>
          <table:table-cell office:value-type="float" office:value="0.0376545546534557" calcext:value-type="float">
            <text:p>0.0376545546534557</text:p>
          </table:table-cell>
          <table:table-cell office:value-type="float" office:value="0.0376325539053135" calcext:value-type="float">
            <text:p>0.0376325539053135</text:p>
          </table:table-cell>
          <table:table-cell office:value-type="float" office:value="0.0371673994919741" calcext:value-type="float">
            <text:p>0.0371673994919741</text:p>
          </table:table-cell>
          <table:table-cell office:value-type="float" office:value="0.0380977083186529" calcext:value-type="float">
            <text:p>0.0380977083186529</text:p>
          </table:table-cell>
          <table:table-cell office:value-type="float" office:value="0.0376325539053135" calcext:value-type="float">
            <text:p>0.0376325539053135</text:p>
          </table:table-cell>
          <table:table-cell office:value-type="float" office:value="0.0371673994919741" calcext:value-type="float">
            <text:p>0.0371673994919741</text:p>
          </table:table-cell>
          <table:table-cell office:value-type="float" office:value="0.0380977083186529" calcext:value-type="float">
            <text:p>0.0380977083186529</text:p>
          </table:table-cell>
          <table:table-cell office:value-type="float" office:value="0.037346616273727" calcext:value-type="float">
            <text:p>0.037346616273727</text:p>
          </table:table-cell>
          <table:table-cell office:value-type="float" office:value="0.0369221822514337" calcext:value-type="float">
            <text:p>0.0369221822514337</text:p>
          </table:table-cell>
          <table:table-cell office:value-type="float" office:value="0.0377710502960203" calcext:value-type="float">
            <text:p>0.0377710502960203</text:p>
          </table:table-cell>
          <table:table-cell office:value-type="float" office:value="0.0189876714667651" calcext:value-type="float">
            <text:p>0.0189876714667651</text:p>
          </table:table-cell>
          <table:table-cell office:value-type="float" office:value="0.0186503204232524" calcext:value-type="float">
            <text:p>0.0186503204232524</text:p>
          </table:table-cell>
          <table:table-cell office:value-type="float" office:value="0.0193250225102779" calcext:value-type="float">
            <text:p>0.0193250225102779</text:p>
          </table:table-cell>
          <table:table-cell office:value-type="float" office:value="0.0601915545829446" calcext:value-type="float">
            <text:p>0.0601915545829446</text:p>
          </table:table-cell>
          <table:table-cell office:value-type="float" office:value="0.0596931545619903" calcext:value-type="float">
            <text:p>0.0596931545619903</text:p>
          </table:table-cell>
          <table:table-cell office:value-type="float" office:value="0.0606899546038988" calcext:value-type="float">
            <text:p>0.0606899546038988</text:p>
          </table:table-cell>
          <table:table-cell office:value-type="float" office:value="0.0299852194388121" calcext:value-type="float">
            <text:p>0.0299852194388121</text:p>
          </table:table-cell>
          <table:table-cell office:value-type="float" office:value="0.0295855379511198" calcext:value-type="float">
            <text:p>0.0295855379511198</text:p>
          </table:table-cell>
          <table:table-cell office:value-type="float" office:value="0.0303849009265044" calcext:value-type="float">
            <text:p>0.0303849009265044</text:p>
          </table:table-cell>
          <table:table-cell office:value-type="float" office:value="0.0372313708367953" calcext:value-type="float">
            <text:p>0.0372313708367953</text:p>
          </table:table-cell>
          <table:table-cell office:value-type="float" office:value="0.0368081870201348" calcext:value-type="float">
            <text:p>0.0368081870201348</text:p>
          </table:table-cell>
          <table:table-cell office:value-type="float" office:value="0.0376545546534557" calcext:value-type="float">
            <text:p>0.0376545546534557</text:p>
          </table:table-cell>
          <table:table-cell office:value-type="float" office:value="0.0192395842233428" calcext:value-type="float">
            <text:p>0.0192395842233428</text:p>
          </table:table-cell>
          <table:table-cell office:value-type="float" office:value="0.0189027434354771" calcext:value-type="float">
            <text:p>0.0189027434354771</text:p>
          </table:table-cell>
          <table:table-cell office:value-type="float" office:value="0.0195764250112086" calcext:value-type="float">
            <text:p>0.0195764250112086</text:p>
          </table:table-cell>
          <table:table-cell office:value-type="float" office:value="0.0192395842233428" calcext:value-type="float">
            <text:p>0.0192395842233428</text:p>
          </table:table-cell>
          <table:table-cell office:value-type="float" office:value="0.0189027434354771" calcext:value-type="float">
            <text:p>0.0189027434354771</text:p>
          </table:table-cell>
          <table:table-cell office:value-type="float" office:value="0.0195764250112086" calcext:value-type="float">
            <text:p>0.0195764250112086</text:p>
          </table:table-cell>
          <table:table-cell office:value-type="float" office:value="0.0372313708367953" calcext:value-type="float">
            <text:p>0.0372313708367953</text:p>
          </table:table-cell>
          <table:table-cell office:value-type="float" office:value="0.0368081870201348" calcext:value-type="float">
            <text:p>0.0368081870201348</text:p>
          </table:table-cell>
          <table:table-cell office:value-type="float" office:value="0.0376545546534557" calcext:value-type="float">
            <text:p>0.0376545546534557</text:p>
          </table:table-cell>
          <table:table-cell office:value-type="float" office:value="0.018913746489118" calcext:value-type="float">
            <text:p>0.018913746489118</text:p>
          </table:table-cell>
          <table:table-cell office:value-type="float" office:value="0.018578065772178" calcext:value-type="float">
            <text:p>0.018578065772178</text:p>
          </table:table-cell>
          <table:table-cell office:value-type="float" office:value="0.0192494272060581" calcext:value-type="float">
            <text:p>0.0192494272060581</text:p>
          </table:table-cell>
          <table:table-cell office:value-type="float" office:value="0.0598968062734566" calcext:value-type="float">
            <text:p>0.0598968062734566</text:p>
          </table:table-cell>
          <table:table-cell office:value-type="float" office:value="0.0593987330570484" calcext:value-type="float">
            <text:p>0.0593987330570484</text:p>
          </table:table-cell>
          <table:table-cell office:value-type="float" office:value="0.0603948794898649" calcext:value-type="float">
            <text:p>0.0603948794898649</text:p>
          </table:table-cell>
          <table:table-cell office:value-type="float" office:value="0.0298139896166592" calcext:value-type="float">
            <text:p>0.0298139896166592</text:p>
          </table:table-cell>
          <table:table-cell office:value-type="float" office:value="0.0294163965278096" calcext:value-type="float">
            <text:p>0.0294163965278096</text:p>
          </table:table-cell>
          <table:table-cell office:value-type="float" office:value="0.0302115827055089" calcext:value-type="float">
            <text:p>0.0302115827055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3911105411854" calcext:value-type="float">
            <text:p>0.993911105411854</text:p>
          </table:table-cell>
          <table:table-cell office:value-type="float" office:value="0.999088894588146" calcext:value-type="float">
            <text:p>0.999088894588146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3911105411854" calcext:value-type="float">
            <text:p>0.993911105411854</text:p>
          </table:table-cell>
          <table:table-cell office:value-type="float" office:value="0.999088894588146" calcext:value-type="float">
            <text:p>0.99908889458814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0513361732409" calcext:value-type="float">
            <text:p>0.030513361732409</text:p>
          </table:table-cell>
          <table:table-cell office:value-type="float" office:value="0.047486638267591" calcext:value-type="float">
            <text:p>0.04748663826759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7144586579749" calcext:value-type="float">
            <text:p>0.0147144586579749</text:p>
          </table:table-cell>
          <table:table-cell office:value-type="float" office:value="0.0272855413420251" calcext:value-type="float">
            <text:p>0.027285541342025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06182667502987" calcext:value-type="float">
            <text:p>0.0906182667502987</text:p>
          </table:table-cell>
          <table:table-cell office:value-type="float" office:value="0.117381733249701" calcext:value-type="float">
            <text:p>0.117381733249701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445489086808505" calcext:value-type="float">
            <text:p>0.0445489086808505</text:p>
          </table:table-cell>
          <table:table-cell office:value-type="float" office:value="0.0644510913191495" calcext:value-type="float">
            <text:p>0.0644510913191495</text:p>
          </table:table-cell>
          <table:table-cell office:value-type="float" office:value="7.481772333" calcext:value-type="float">
            <text:p>7.481772333</text:p>
          </table:table-cell>
        </table:table-row>
        <table:table-row table:style-name="ro1">
          <table:table-cell office:value-type="string" calcext:value-type="string">
            <text:p>bh_indep_unbalanced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54174107339712" calcext:value-type="float">
            <text:p>0.0254174107339712</text:p>
          </table:table-cell>
          <table:table-cell office:value-type="float" office:value="0.0247936162601779" calcext:value-type="float">
            <text:p>0.0247936162601779</text:p>
          </table:table-cell>
          <table:table-cell office:value-type="float" office:value="0.0260412052077644" calcext:value-type="float">
            <text:p>0.0260412052077644</text:p>
          </table:table-cell>
          <table:table-cell office:value-type="float" office:value="0.0257861196612076" calcext:value-type="float">
            <text:p>0.0257861196612076</text:p>
          </table:table-cell>
          <table:table-cell office:value-type="float" office:value="0.0255413945694551" calcext:value-type="float">
            <text:p>0.0255413945694551</text:p>
          </table:table-cell>
          <table:table-cell office:value-type="float" office:value="0.0260308447529602" calcext:value-type="float">
            <text:p>0.0260308447529602</text:p>
          </table:table-cell>
          <table:table-cell office:value-type="float" office:value="0.0257867792918145" calcext:value-type="float">
            <text:p>0.0257867792918145</text:p>
          </table:table-cell>
          <table:table-cell office:value-type="float" office:value="0.0255420203506471" calcext:value-type="float">
            <text:p>0.0255420203506471</text:p>
          </table:table-cell>
          <table:table-cell office:value-type="float" office:value="0.0260315382329819" calcext:value-type="float">
            <text:p>0.0260315382329819</text:p>
          </table:table-cell>
          <table:table-cell office:value-type="float" office:value="0.0261199672190471" calcext:value-type="float">
            <text:p>0.0261199672190471</text:p>
          </table:table-cell>
          <table:table-cell office:value-type="float" office:value="0.0258771252998051" calcext:value-type="float">
            <text:p>0.0258771252998051</text:p>
          </table:table-cell>
          <table:table-cell office:value-type="float" office:value="0.0263628091382892" calcext:value-type="float">
            <text:p>0.0263628091382892</text:p>
          </table:table-cell>
          <table:table-cell office:value-type="float" office:value="0.0135956683752583" calcext:value-type="float">
            <text:p>0.0135956683752583</text:p>
          </table:table-cell>
          <table:table-cell office:value-type="float" office:value="0.0134088569506596" calcext:value-type="float">
            <text:p>0.0134088569506596</text:p>
          </table:table-cell>
          <table:table-cell office:value-type="float" office:value="0.013782479799857" calcext:value-type="float">
            <text:p>0.013782479799857</text:p>
          </table:table-cell>
          <table:table-cell office:value-type="float" office:value="0.045583428931838" calcext:value-type="float">
            <text:p>0.045583428931838</text:p>
          </table:table-cell>
          <table:table-cell office:value-type="float" office:value="0.0452794303374203" calcext:value-type="float">
            <text:p>0.0452794303374203</text:p>
          </table:table-cell>
          <table:table-cell office:value-type="float" office:value="0.0458874275262556" calcext:value-type="float">
            <text:p>0.0458874275262556</text:p>
          </table:table-cell>
          <table:table-cell office:value-type="float" office:value="0.0232454021613145" calcext:value-type="float">
            <text:p>0.0232454021613145</text:p>
          </table:table-cell>
          <table:table-cell office:value-type="float" office:value="0.0230131895365613" calcext:value-type="float">
            <text:p>0.0230131895365613</text:p>
          </table:table-cell>
          <table:table-cell office:value-type="float" office:value="0.0234776147860678" calcext:value-type="float">
            <text:p>0.0234776147860678</text:p>
          </table:table-cell>
          <table:table-cell office:value-type="float" office:value="0.0254174107339712" calcext:value-type="float">
            <text:p>0.0254174107339712</text:p>
          </table:table-cell>
          <table:table-cell office:value-type="float" office:value="0.0247936162601779" calcext:value-type="float">
            <text:p>0.0247936162601779</text:p>
          </table:table-cell>
          <table:table-cell office:value-type="float" office:value="0.0260412052077644" calcext:value-type="float">
            <text:p>0.0260412052077644</text:p>
          </table:table-cell>
          <table:table-cell office:value-type="float" office:value="0.0592926381544569" calcext:value-type="float">
            <text:p>0.0592926381544569</text:p>
          </table:table-cell>
          <table:table-cell office:value-type="float" office:value="0.0584952063013411" calcext:value-type="float">
            <text:p>0.0584952063013411</text:p>
          </table:table-cell>
          <table:table-cell office:value-type="float" office:value="0.0600900700075728" calcext:value-type="float">
            <text:p>0.0600900700075728</text:p>
          </table:table-cell>
          <table:table-cell office:value-type="float" office:value="0.0592926381544569" calcext:value-type="float">
            <text:p>0.0592926381544569</text:p>
          </table:table-cell>
          <table:table-cell office:value-type="float" office:value="0.0584952063013411" calcext:value-type="float">
            <text:p>0.0584952063013411</text:p>
          </table:table-cell>
          <table:table-cell office:value-type="float" office:value="0.0600900700075728" calcext:value-type="float">
            <text:p>0.0600900700075728</text:p>
          </table:table-cell>
          <table:table-cell office:value-type="float" office:value="0.0254174107339712" calcext:value-type="float">
            <text:p>0.0254174107339712</text:p>
          </table:table-cell>
          <table:table-cell office:value-type="float" office:value="0.0247936162601779" calcext:value-type="float">
            <text:p>0.0247936162601779</text:p>
          </table:table-cell>
          <table:table-cell office:value-type="float" office:value="0.0260412052077644" calcext:value-type="float">
            <text:p>0.0260412052077644</text:p>
          </table:table-cell>
          <table:table-cell office:value-type="float" office:value="0.0126482998394763" calcext:value-type="float">
            <text:p>0.0126482998394763</text:p>
          </table:table-cell>
          <table:table-cell office:value-type="float" office:value="0.0121618294922935" calcext:value-type="float">
            <text:p>0.0121618294922935</text:p>
          </table:table-cell>
          <table:table-cell office:value-type="float" office:value="0.013134770186659" calcext:value-type="float">
            <text:p>0.013134770186659</text:p>
          </table:table-cell>
          <table:table-cell office:value-type="float" office:value="0.0705571028724762" calcext:value-type="float">
            <text:p>0.0705571028724762</text:p>
          </table:table-cell>
          <table:table-cell office:value-type="float" office:value="0.0696672298368347" calcext:value-type="float">
            <text:p>0.0696672298368347</text:p>
          </table:table-cell>
          <table:table-cell office:value-type="float" office:value="0.0714469759081177" calcext:value-type="float">
            <text:p>0.0714469759081177</text:p>
          </table:table-cell>
          <table:table-cell office:value-type="float" office:value="0.0357643757537125" calcext:value-type="float">
            <text:p>0.0357643757537125</text:p>
          </table:table-cell>
          <table:table-cell office:value-type="float" office:value="0.0350679598043893" calcext:value-type="float">
            <text:p>0.0350679598043893</text:p>
          </table:table-cell>
          <table:table-cell office:value-type="float" office:value="0.0364607917030357" calcext:value-type="float">
            <text:p>0.03646079170303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9668565376639" calcext:value-type="float">
            <text:p>0.0169668565376639</text:p>
          </table:table-cell>
          <table:table-cell office:value-type="float" office:value="0.0167433289894147" calcext:value-type="float">
            <text:p>0.0167433289894147</text:p>
          </table:table-cell>
          <table:table-cell office:value-type="float" office:value="0.0171903840859131" calcext:value-type="float">
            <text:p>0.0171903840859131</text:p>
          </table:table-cell>
          <table:table-cell office:value-type="float" office:value="0.0169668565376639" calcext:value-type="float">
            <text:p>0.0169668565376639</text:p>
          </table:table-cell>
          <table:table-cell office:value-type="float" office:value="0.0167433289894147" calcext:value-type="float">
            <text:p>0.0167433289894147</text:p>
          </table:table-cell>
          <table:table-cell office:value-type="float" office:value="0.0171903840859131" calcext:value-type="float">
            <text:p>0.0171903840859131</text:p>
          </table:table-cell>
          <table:table-cell office:value-type="float" office:value="0.026202909226552" calcext:value-type="float">
            <text:p>0.026202909226552</text:p>
          </table:table-cell>
          <table:table-cell office:value-type="float" office:value="0.0259359199472423" calcext:value-type="float">
            <text:p>0.0259359199472423</text:p>
          </table:table-cell>
          <table:table-cell office:value-type="float" office:value="0.0264698985058617" calcext:value-type="float">
            <text:p>0.0264698985058617</text:p>
          </table:table-cell>
          <table:table-cell office:value-type="float" office:value="0.0137260460192643" calcext:value-type="float">
            <text:p>0.0137260460192643</text:p>
          </table:table-cell>
          <table:table-cell office:value-type="float" office:value="0.0135219445968442" calcext:value-type="float">
            <text:p>0.0135219445968442</text:p>
          </table:table-cell>
          <table:table-cell office:value-type="float" office:value="0.0139301474416844" calcext:value-type="float">
            <text:p>0.0139301474416844</text:p>
          </table:table-cell>
          <table:table-cell office:value-type="float" office:value="0.0396935146434855" calcext:value-type="float">
            <text:p>0.0396935146434855</text:p>
          </table:table-cell>
          <table:table-cell office:value-type="float" office:value="0.0393808036695183" calcext:value-type="float">
            <text:p>0.0393808036695183</text:p>
          </table:table-cell>
          <table:table-cell office:value-type="float" office:value="0.0400062256174527" calcext:value-type="float">
            <text:p>0.0400062256174527</text:p>
          </table:table-cell>
          <table:table-cell office:value-type="float" office:value="0.0204586124002944" calcext:value-type="float">
            <text:p>0.0204586124002944</text:p>
          </table:table-cell>
          <table:table-cell office:value-type="float" office:value="0.0202175934750631" calcext:value-type="float">
            <text:p>0.0202175934750631</text:p>
          </table:table-cell>
          <table:table-cell office:value-type="float" office:value="0.0206996313255257" calcext:value-type="float">
            <text:p>0.0206996313255257</text:p>
          </table:table-cell>
          <table:table-cell office:value-type="float" office:value="7.319239917" calcext:value-type="float">
            <text:p>7.319239917</text:p>
          </table:table-cell>
        </table:table-row>
        <table:table-row table:style-name="ro1">
          <table:table-cell office:value-type="string" calcext:value-type="string">
            <text:p>bky_dep_balanced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68136139373055" calcext:value-type="float">
            <text:p>0.0268136139373055</text:p>
          </table:table-cell>
          <table:table-cell office:value-type="float" office:value="0.0218990269194919" calcext:value-type="float">
            <text:p>0.0218990269194919</text:p>
          </table:table-cell>
          <table:table-cell office:value-type="float" office:value="0.0317282009551192" calcext:value-type="float">
            <text:p>0.0317282009551192</text:p>
          </table:table-cell>
          <table:table-cell office:value-type="float" office:value="0.0328686325846547" calcext:value-type="float">
            <text:p>0.0328686325846547</text:p>
          </table:table-cell>
          <table:table-cell office:value-type="float" office:value="0.0278231283547498" calcext:value-type="float">
            <text:p>0.0278231283547498</text:p>
          </table:table-cell>
          <table:table-cell office:value-type="float" office:value="0.0379141368145597" calcext:value-type="float">
            <text:p>0.0379141368145597</text:p>
          </table:table-cell>
          <table:table-cell office:value-type="float" office:value="0.0255173997020756" calcext:value-type="float">
            <text:p>0.0255173997020756</text:p>
          </table:table-cell>
          <table:table-cell office:value-type="float" office:value="0.0213756697039889" calcext:value-type="float">
            <text:p>0.0213756697039889</text:p>
          </table:table-cell>
          <table:table-cell office:value-type="float" office:value="0.0296591297001622" calcext:value-type="float">
            <text:p>0.0296591297001622</text:p>
          </table:table-cell>
          <table:table-cell office:value-type="float" office:value="0.0604402692359335" calcext:value-type="float">
            <text:p>0.0604402692359335</text:p>
          </table:table-cell>
          <table:table-cell office:value-type="float" office:value="0.0533898506373495" calcext:value-type="float">
            <text:p>0.0533898506373495</text:p>
          </table:table-cell>
          <table:table-cell office:value-type="float" office:value="0.0674906878345175" calcext:value-type="float">
            <text:p>0.0674906878345175</text:p>
          </table:table-cell>
          <table:table-cell office:value-type="float" office:value="0.0323298772109688" calcext:value-type="float">
            <text:p>0.0323298772109688</text:p>
          </table:table-cell>
          <table:table-cell office:value-type="float" office:value="0.0272473947315112" calcext:value-type="float">
            <text:p>0.0272473947315112</text:p>
          </table:table-cell>
          <table:table-cell office:value-type="float" office:value="0.0374123596904265" calcext:value-type="float">
            <text:p>0.0374123596904265</text:p>
          </table:table-cell>
          <table:table-cell office:value-type="float" office:value="0.103362182793418" calcext:value-type="float">
            <text:p>0.103362182793418</text:p>
          </table:table-cell>
          <table:table-cell office:value-type="float" office:value="0.0940237651147635" calcext:value-type="float">
            <text:p>0.0940237651147635</text:p>
          </table:table-cell>
          <table:table-cell office:value-type="float" office:value="0.112700600472073" calcext:value-type="float">
            <text:p>0.112700600472073</text:p>
          </table:table-cell>
          <table:table-cell office:value-type="float" office:value="0.0512400572126134" calcext:value-type="float">
            <text:p>0.0512400572126134</text:p>
          </table:table-cell>
          <table:table-cell office:value-type="float" office:value="0.0444054746460368" calcext:value-type="float">
            <text:p>0.0444054746460368</text:p>
          </table:table-cell>
          <table:table-cell office:value-type="float" office:value="0.05807463977919" calcext:value-type="float">
            <text:p>0.05807463977919</text:p>
          </table:table-cell>
          <table:table-cell office:value-type="float" office:value="0.0268136139373055" calcext:value-type="float">
            <text:p>0.0268136139373055</text:p>
          </table:table-cell>
          <table:table-cell office:value-type="float" office:value="0.0218990269194919" calcext:value-type="float">
            <text:p>0.0218990269194919</text:p>
          </table:table-cell>
          <table:table-cell office:value-type="float" office:value="0.0317282009551192" calcext:value-type="float">
            <text:p>0.0317282009551192</text:p>
          </table:table-cell>
          <table:table-cell office:value-type="float" office:value="0.0151745859979409" calcext:value-type="float">
            <text:p>0.0151745859979409</text:p>
          </table:table-cell>
          <table:table-cell office:value-type="float" office:value="0.0115969920436261" calcext:value-type="float">
            <text:p>0.0115969920436261</text:p>
          </table:table-cell>
          <table:table-cell office:value-type="float" office:value="0.0187521799522558" calcext:value-type="float">
            <text:p>0.0187521799522558</text:p>
          </table:table-cell>
          <table:table-cell office:value-type="float" office:value="0.0115361417303119" calcext:value-type="float">
            <text:p>0.0115361417303119</text:p>
          </table:table-cell>
          <table:table-cell office:value-type="float" office:value="0.00861899087920895" calcext:value-type="float">
            <text:p>0.00861899087920895</text:p>
          </table:table-cell>
          <table:table-cell office:value-type="float" office:value="0.0144532925814149" calcext:value-type="float">
            <text:p>0.0144532925814149</text:p>
          </table:table-cell>
          <table:table-cell office:value-type="float" office:value="0.0268136139373055" calcext:value-type="float">
            <text:p>0.0268136139373055</text:p>
          </table:table-cell>
          <table:table-cell office:value-type="float" office:value="0.0218990269194919" calcext:value-type="float">
            <text:p>0.0218990269194919</text:p>
          </table:table-cell>
          <table:table-cell office:value-type="float" office:value="0.0317282009551192" calcext:value-type="float">
            <text:p>0.0317282009551192</text:p>
          </table:table-cell>
          <table:table-cell office:value-type="float" office:value="0.0145499191548674" calcext:value-type="float">
            <text:p>0.0145499191548674</text:p>
          </table:table-cell>
          <table:table-cell office:value-type="float" office:value="0.0109853210211528" calcext:value-type="float">
            <text:p>0.0109853210211528</text:p>
          </table:table-cell>
          <table:table-cell office:value-type="float" office:value="0.018114517288582" calcext:value-type="float">
            <text:p>0.018114517288582</text:p>
          </table:table-cell>
          <table:table-cell office:value-type="float" office:value="0.0491181172963947" calcext:value-type="float">
            <text:p>0.0491181172963947</text:p>
          </table:table-cell>
          <table:table-cell office:value-type="float" office:value="0.0425613882575393" calcext:value-type="float">
            <text:p>0.0425613882575393</text:p>
          </table:table-cell>
          <table:table-cell office:value-type="float" office:value="0.05567484633525" calcext:value-type="float">
            <text:p>0.05567484633525</text:p>
          </table:table-cell>
          <table:table-cell office:value-type="float" office:value="0.0229728397968742" calcext:value-type="float">
            <text:p>0.0229728397968742</text:p>
          </table:table-cell>
          <table:table-cell office:value-type="float" office:value="0.0181850554355223" calcext:value-type="float">
            <text:p>0.0181850554355223</text:p>
          </table:table-cell>
          <table:table-cell office:value-type="float" office:value="0.0277606241582261" calcext:value-type="float">
            <text:p>0.0277606241582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2067049341379" calcext:value-type="float">
            <text:p>0.0192067049341379</text:p>
          </table:table-cell>
          <table:table-cell office:value-type="float" office:value="0.0154460161418852" calcext:value-type="float">
            <text:p>0.0154460161418852</text:p>
          </table:table-cell>
          <table:table-cell office:value-type="float" office:value="0.0229673937263906" calcext:value-type="float">
            <text:p>0.0229673937263906</text:p>
          </table:table-cell>
          <table:table-cell office:value-type="float" office:value="0.0150090850751692" calcext:value-type="float">
            <text:p>0.0150090850751692</text:p>
          </table:table-cell>
          <table:table-cell office:value-type="float" office:value="0.0119645953437578" calcext:value-type="float">
            <text:p>0.0119645953437578</text:p>
          </table:table-cell>
          <table:table-cell office:value-type="float" office:value="0.0180535748065807" calcext:value-type="float">
            <text:p>0.0180535748065807</text:p>
          </table:table-cell>
          <table:table-cell office:value-type="float" office:value="0.034150425369023" calcext:value-type="float">
            <text:p>0.034150425369023</text:p>
          </table:table-cell>
          <table:table-cell office:value-type="float" office:value="0.0287693444949055" calcext:value-type="float">
            <text:p>0.0287693444949055</text:p>
          </table:table-cell>
          <table:table-cell office:value-type="float" office:value="0.0395315062431405" calcext:value-type="float">
            <text:p>0.0395315062431405</text:p>
          </table:table-cell>
          <table:table-cell office:value-type="float" office:value="0.0181040890448666" calcext:value-type="float">
            <text:p>0.0181040890448666</text:p>
          </table:table-cell>
          <table:table-cell office:value-type="float" office:value="0.014349071952044" calcext:value-type="float">
            <text:p>0.014349071952044</text:p>
          </table:table-cell>
          <table:table-cell office:value-type="float" office:value="0.0218591061376891" calcext:value-type="float">
            <text:p>0.0218591061376891</text:p>
          </table:table-cell>
          <table:table-cell office:value-type="float" office:value="0.0623700113159336" calcext:value-type="float">
            <text:p>0.0623700113159336</text:p>
          </table:table-cell>
          <table:table-cell office:value-type="float" office:value="0.054943890869066" calcext:value-type="float">
            <text:p>0.054943890869066</text:p>
          </table:table-cell>
          <table:table-cell office:value-type="float" office:value="0.0697961317628013" calcext:value-type="float">
            <text:p>0.0697961317628013</text:p>
          </table:table-cell>
          <table:table-cell office:value-type="float" office:value="0.0291232554729059" calcext:value-type="float">
            <text:p>0.0291232554729059</text:p>
          </table:table-cell>
          <table:table-cell office:value-type="float" office:value="0.0239658472252412" calcext:value-type="float">
            <text:p>0.0239658472252412</text:p>
          </table:table-cell>
          <table:table-cell office:value-type="float" office:value="0.0342806637205706" calcext:value-type="float">
            <text:p>0.0342806637205706</text:p>
          </table:table-cell>
          <table:table-cell office:value-type="float" office:value="276.995468375" calcext:value-type="float">
            <text:p>276.995468375</text:p>
          </table:table-cell>
        </table:table-row>
        <table:table-row table:style-name="ro1">
          <table:table-cell office:value-type="string" calcext:value-type="string">
            <text:p>bky_dep_negonl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86000538785619" calcext:value-type="float">
            <text:p>0.00486000538785619</text:p>
          </table:table-cell>
          <table:table-cell office:value-type="float" office:value="0.0131399946121438" calcext:value-type="float">
            <text:p>0.0131399946121438</text:p>
          </table:table-cell>
          <table:table-cell office:value-type="float" office:value="0.0298058040623167" calcext:value-type="float">
            <text:p>0.0298058040623167</text:p>
          </table:table-cell>
          <table:table-cell office:value-type="float" office:value="0.0238773647735073" calcext:value-type="float">
            <text:p>0.0238773647735073</text:p>
          </table:table-cell>
          <table:table-cell office:value-type="float" office:value="0.035734243351126" calcext:value-type="float">
            <text:p>0.035734243351126</text:p>
          </table:table-cell>
          <table:table-cell office:value-type="float" office:value="0.0238493431756755" calcext:value-type="float">
            <text:p>0.0238493431756755</text:p>
          </table:table-cell>
          <table:table-cell office:value-type="float" office:value="0.0187973927581422" calcext:value-type="float">
            <text:p>0.0187973927581422</text:p>
          </table:table-cell>
          <table:table-cell office:value-type="float" office:value="0.0289012935932087" calcext:value-type="float">
            <text:p>0.0289012935932087</text:p>
          </table:table-cell>
          <table:table-cell office:value-type="float" office:value="0.0556946321893471" calcext:value-type="float">
            <text:p>0.0556946321893471</text:p>
          </table:table-cell>
          <table:table-cell office:value-type="float" office:value="0.0476011976173791" calcext:value-type="float">
            <text:p>0.0476011976173791</text:p>
          </table:table-cell>
          <table:table-cell office:value-type="float" office:value="0.0637880667613152" calcext:value-type="float">
            <text:p>0.0637880667613152</text:p>
          </table:table-cell>
          <table:table-cell office:value-type="float" office:value="0.0299074331974776" calcext:value-type="float">
            <text:p>0.0299074331974776</text:p>
          </table:table-cell>
          <table:table-cell office:value-type="float" office:value="0.0239644457657816" calcext:value-type="float">
            <text:p>0.0239644457657816</text:p>
          </table:table-cell>
          <table:table-cell office:value-type="float" office:value="0.0358504206291735" calcext:value-type="float">
            <text:p>0.0358504206291735</text:p>
          </table:table-cell>
          <table:table-cell office:value-type="float" office:value="0.0658094819752944" calcext:value-type="float">
            <text:p>0.0658094819752944</text:p>
          </table:table-cell>
          <table:table-cell office:value-type="float" office:value="0.0571478180629031" calcext:value-type="float">
            <text:p>0.0571478180629031</text:p>
          </table:table-cell>
          <table:table-cell office:value-type="float" office:value="0.0744711458876857" calcext:value-type="float">
            <text:p>0.0744711458876857</text:p>
          </table:table-cell>
          <table:table-cell office:value-type="float" office:value="0.0316542381638838" calcext:value-type="float">
            <text:p>0.0316542381638838</text:p>
          </table:table-cell>
          <table:table-cell office:value-type="float" office:value="0.0255035800676496" calcext:value-type="float">
            <text:p>0.0255035800676496</text:p>
          </table:table-cell>
          <table:table-cell office:value-type="float" office:value="0.0378048962601181" calcext:value-type="float">
            <text:p>0.037804896260118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86000538785619" calcext:value-type="float">
            <text:p>0.00486000538785619</text:p>
          </table:table-cell>
          <table:table-cell office:value-type="float" office:value="0.0131399946121438" calcext:value-type="float">
            <text:p>0.0131399946121438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225790726923438" calcext:value-type="float">
            <text:p>0.00225790726923438</text:p>
          </table:table-cell>
          <table:table-cell office:value-type="float" office:value="0.00874209273076562" calcext:value-type="float">
            <text:p>0.00874209273076562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225790726923438" calcext:value-type="float">
            <text:p>0.00225790726923438</text:p>
          </table:table-cell>
          <table:table-cell office:value-type="float" office:value="0.00874209273076562" calcext:value-type="float">
            <text:p>0.0087420927307656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86000538785619" calcext:value-type="float">
            <text:p>0.00486000538785619</text:p>
          </table:table-cell>
          <table:table-cell office:value-type="float" office:value="0.0131399946121438" calcext:value-type="float">
            <text:p>0.0131399946121438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225790726923438" calcext:value-type="float">
            <text:p>0.00225790726923438</text:p>
          </table:table-cell>
          <table:table-cell office:value-type="float" office:value="0.00874209273076562" calcext:value-type="float">
            <text:p>0.00874209273076562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00847887505674" calcext:value-type="float">
            <text:p>0.0100847887505674</text:p>
          </table:table-cell>
          <table:table-cell office:value-type="float" office:value="0.0209152112494326" calcext:value-type="float">
            <text:p>0.020915211249432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34518550870152" calcext:value-type="float">
            <text:p>0.00334518550870152</text:p>
          </table:table-cell>
          <table:table-cell office:value-type="float" office:value="0.0106548144912985" calcext:value-type="float">
            <text:p>0.0106548144912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3370764334217" calcext:value-type="float">
            <text:p>0.0243370764334217</text:p>
          </table:table-cell>
          <table:table-cell office:value-type="float" office:value="0.0193105632157707" calcext:value-type="float">
            <text:p>0.0193105632157707</text:p>
          </table:table-cell>
          <table:table-cell office:value-type="float" office:value="0.0293635896510728" calcext:value-type="float">
            <text:p>0.0293635896510728</text:p>
          </table:table-cell>
          <table:table-cell office:value-type="float" office:value="0.0183493431756755" calcext:value-type="float">
            <text:p>0.0183493431756755</text:p>
          </table:table-cell>
          <table:table-cell office:value-type="float" office:value="0.014425197785905" calcext:value-type="float">
            <text:p>0.014425197785905</text:p>
          </table:table-cell>
          <table:table-cell office:value-type="float" office:value="0.0222734885654459" calcext:value-type="float">
            <text:p>0.0222734885654459</text:p>
          </table:table-cell>
          <table:table-cell office:value-type="float" office:value="0.0466937566264405" calcext:value-type="float">
            <text:p>0.0466937566264405</text:p>
          </table:table-cell>
          <table:table-cell office:value-type="float" office:value="0.0396243189898775" calcext:value-type="float">
            <text:p>0.0396243189898775</text:p>
          </table:table-cell>
          <table:table-cell office:value-type="float" office:value="0.0537631942630036" calcext:value-type="float">
            <text:p>0.0537631942630036</text:p>
          </table:table-cell>
          <table:table-cell office:value-type="float" office:value="0.0244073706662119" calcext:value-type="float">
            <text:p>0.0244073706662119</text:p>
          </table:table-cell>
          <table:table-cell office:value-type="float" office:value="0.0193751048979297" calcext:value-type="float">
            <text:p>0.0193751048979297</text:p>
          </table:table-cell>
          <table:table-cell office:value-type="float" office:value="0.0294396364344942" calcext:value-type="float">
            <text:p>0.0294396364344942</text:p>
          </table:table-cell>
          <table:table-cell office:value-type="float" office:value="0.0505857687958574" calcext:value-type="float">
            <text:p>0.0505857687958574</text:p>
          </table:table-cell>
          <table:table-cell office:value-type="float" office:value="0.0435373235706119" calcext:value-type="float">
            <text:p>0.0435373235706119</text:p>
          </table:table-cell>
          <table:table-cell office:value-type="float" office:value="0.0576342140211029" calcext:value-type="float">
            <text:p>0.0576342140211029</text:p>
          </table:table-cell>
          <table:table-cell office:value-type="float" office:value="0.0246807859381793" calcext:value-type="float">
            <text:p>0.0246807859381793</text:p>
          </table:table-cell>
          <table:table-cell office:value-type="float" office:value="0.0196572940643726" calcext:value-type="float">
            <text:p>0.0196572940643726</text:p>
          </table:table-cell>
          <table:table-cell office:value-type="float" office:value="0.0297042778119861" calcext:value-type="float">
            <text:p>0.0297042778119861</text:p>
          </table:table-cell>
          <table:table-cell office:value-type="float" office:value="262.156312334" calcext:value-type="float">
            <text:p>262.156312334</text:p>
          </table:table-cell>
        </table:table-row>
        <table:table-row table:style-name="ro1">
          <table:table-cell office:value-type="string" calcext:value-type="string">
            <text:p>bky_dep_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09156729104322" calcext:value-type="float">
            <text:p>0.0109156729104322</text:p>
          </table:table-cell>
          <table:table-cell office:value-type="float" office:value="0.0220843270895678" calcext:value-type="float">
            <text:p>0.0220843270895678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00847887505674" calcext:value-type="float">
            <text:p>0.0100847887505674</text:p>
          </table:table-cell>
          <table:table-cell office:value-type="float" office:value="0.0209152112494326" calcext:value-type="float">
            <text:p>0.0209152112494326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00847887505674" calcext:value-type="float">
            <text:p>0.0100847887505674</text:p>
          </table:table-cell>
          <table:table-cell office:value-type="float" office:value="0.0209152112494326" calcext:value-type="float">
            <text:p>0.020915211249432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2846725699043" calcext:value-type="float">
            <text:p>0.0242846725699043</text:p>
          </table:table-cell>
          <table:table-cell office:value-type="float" office:value="0.0397153274300957" calcext:value-type="float">
            <text:p>0.039715327430095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04995371665472" calcext:value-type="float">
            <text:p>0.0104995371665472</text:p>
          </table:table-cell>
          <table:table-cell office:value-type="float" office:value="0.0215004628334528" calcext:value-type="float">
            <text:p>0.021500462833452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2846725699043" calcext:value-type="float">
            <text:p>0.0242846725699043</text:p>
          </table:table-cell>
          <table:table-cell office:value-type="float" office:value="0.0397153274300957" calcext:value-type="float">
            <text:p>0.0397153274300957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00847887505674" calcext:value-type="float">
            <text:p>0.0100847887505674</text:p>
          </table:table-cell>
          <table:table-cell office:value-type="float" office:value="0.0209152112494326" calcext:value-type="float">
            <text:p>0.0209152112494326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09156729104322" calcext:value-type="float">
            <text:p>0.0109156729104322</text:p>
          </table:table-cell>
          <table:table-cell office:value-type="float" office:value="0.0220843270895678" calcext:value-type="float">
            <text:p>0.0220843270895678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371786015076245" calcext:value-type="float">
            <text:p>0.00371786015076245</text:p>
          </table:table-cell>
          <table:table-cell office:value-type="float" office:value="0.0112821398492375" calcext:value-type="float">
            <text:p>0.011282139849237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371786015076245" calcext:value-type="float">
            <text:p>0.00371786015076245</text:p>
          </table:table-cell>
          <table:table-cell office:value-type="float" office:value="0.0112821398492375" calcext:value-type="float">
            <text:p>0.0112821398492375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09156729104322" calcext:value-type="float">
            <text:p>0.0109156729104322</text:p>
          </table:table-cell>
          <table:table-cell office:value-type="float" office:value="0.0220843270895678" calcext:value-type="float">
            <text:p>0.022084327089567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09480680792255" calcext:value-type="float">
            <text:p>0.00409480680792255</text:p>
          </table:table-cell>
          <table:table-cell office:value-type="float" office:value="0.0119051931920775" calcext:value-type="float">
            <text:p>0.0119051931920775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09156729104322" calcext:value-type="float">
            <text:p>0.0109156729104322</text:p>
          </table:table-cell>
          <table:table-cell office:value-type="float" office:value="0.0220843270895678" calcext:value-type="float">
            <text:p>0.0220843270895678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371786015076245" calcext:value-type="float">
            <text:p>0.00371786015076245</text:p>
          </table:table-cell>
          <table:table-cell office:value-type="float" office:value="0.0112821398492375" calcext:value-type="float">
            <text:p>0.0112821398492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09480680792255" calcext:value-type="float">
            <text:p>0.00409480680792255</text:p>
          </table:table-cell>
          <table:table-cell office:value-type="float" office:value="0.0119051931920775" calcext:value-type="float">
            <text:p>0.011905193192077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09480680792255" calcext:value-type="float">
            <text:p>0.00409480680792255</text:p>
          </table:table-cell>
          <table:table-cell office:value-type="float" office:value="0.0119051931920775" calcext:value-type="float">
            <text:p>0.011905193192077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00847887505674" calcext:value-type="float">
            <text:p>0.0100847887505674</text:p>
          </table:table-cell>
          <table:table-cell office:value-type="float" office:value="0.0209152112494326" calcext:value-type="float">
            <text:p>0.020915211249432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09480680792255" calcext:value-type="float">
            <text:p>0.00409480680792255</text:p>
          </table:table-cell>
          <table:table-cell office:value-type="float" office:value="0.0119051931920775" calcext:value-type="float">
            <text:p>0.011905193192077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00847887505674" calcext:value-type="float">
            <text:p>0.0100847887505674</text:p>
          </table:table-cell>
          <table:table-cell office:value-type="float" office:value="0.0209152112494326" calcext:value-type="float">
            <text:p>0.020915211249432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09480680792255" calcext:value-type="float">
            <text:p>0.00409480680792255</text:p>
          </table:table-cell>
          <table:table-cell office:value-type="float" office:value="0.0119051931920775" calcext:value-type="float">
            <text:p>0.0119051931920775</text:p>
          </table:table-cell>
          <table:table-cell office:value-type="float" office:value="298.916603875" calcext:value-type="float">
            <text:p>298.916603875</text:p>
          </table:table-cell>
        </table:table-row>
        <table:table-row table:style-name="ro1">
          <table:table-cell office:value-type="string" calcext:value-type="string">
            <text:p>bky_dep_posonly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34202740968168" calcext:value-type="float">
            <text:p>0.0434202740968168</text:p>
          </table:table-cell>
          <table:table-cell office:value-type="float" office:value="0.0363921013408777" calcext:value-type="float">
            <text:p>0.0363921013408777</text:p>
          </table:table-cell>
          <table:table-cell office:value-type="float" office:value="0.050448446852756" calcext:value-type="float">
            <text:p>0.050448446852756</text:p>
          </table:table-cell>
          <table:table-cell office:value-type="float" office:value="0.0239500561458751" calcext:value-type="float">
            <text:p>0.0239500561458751</text:p>
          </table:table-cell>
          <table:table-cell office:value-type="float" office:value="0.0187356298088228" calcext:value-type="float">
            <text:p>0.0187356298088228</text:p>
          </table:table-cell>
          <table:table-cell office:value-type="float" office:value="0.0291644824829273" calcext:value-type="float">
            <text:p>0.0291644824829273</text:p>
          </table:table-cell>
          <table:table-cell office:value-type="float" office:value="0.0184676076425366" calcext:value-type="float">
            <text:p>0.0184676076425366</text:p>
          </table:table-cell>
          <table:table-cell office:value-type="float" office:value="0.0141448549013817" calcext:value-type="float">
            <text:p>0.0141448549013817</text:p>
          </table:table-cell>
          <table:table-cell office:value-type="float" office:value="0.0227903603836916" calcext:value-type="float">
            <text:p>0.0227903603836916</text:p>
          </table:table-cell>
          <table:table-cell office:value-type="float" office:value="0.0529202740968168" calcext:value-type="float">
            <text:p>0.0529202740968168</text:p>
          </table:table-cell>
          <table:table-cell office:value-type="float" office:value="0.0448028563341312" calcext:value-type="float">
            <text:p>0.0448028563341312</text:p>
          </table:table-cell>
          <table:table-cell office:value-type="float" office:value="0.0610376918595024" calcext:value-type="float">
            <text:p>0.0610376918595024</text:p>
          </table:table-cell>
          <table:table-cell office:value-type="float" office:value="0.0241568781129116" calcext:value-type="float">
            <text:p>0.0241568781129116</text:p>
          </table:table-cell>
          <table:table-cell office:value-type="float" office:value="0.0189076942134631" calcext:value-type="float">
            <text:p>0.0189076942134631</text:p>
          </table:table-cell>
          <table:table-cell office:value-type="float" office:value="0.0294060620123601" calcext:value-type="float">
            <text:p>0.0294060620123601</text:p>
          </table:table-cell>
          <table:table-cell office:value-type="float" office:value="0.0601682651189694" calcext:value-type="float">
            <text:p>0.0601682651189694</text:p>
          </table:table-cell>
          <table:table-cell office:value-type="float" office:value="0.051700953385147" calcext:value-type="float">
            <text:p>0.051700953385147</text:p>
          </table:table-cell>
          <table:table-cell office:value-type="float" office:value="0.0686355768527919" calcext:value-type="float">
            <text:p>0.0686355768527919</text:p>
          </table:table-cell>
          <table:table-cell office:value-type="float" office:value="0.0259563700647924" calcext:value-type="float">
            <text:p>0.0259563700647924</text:p>
          </table:table-cell>
          <table:table-cell office:value-type="float" office:value="0.0204067116206342" calcext:value-type="float">
            <text:p>0.0204067116206342</text:p>
          </table:table-cell>
          <table:table-cell office:value-type="float" office:value="0.0315060285089505" calcext:value-type="float">
            <text:p>0.0315060285089505</text:p>
          </table:table-cell>
          <table:table-cell office:value-type="float" office:value="0.0434194611903636" calcext:value-type="float">
            <text:p>0.0434194611903636</text:p>
          </table:table-cell>
          <table:table-cell office:value-type="float" office:value="0.0363914454740925" calcext:value-type="float">
            <text:p>0.0363914454740925</text:p>
          </table:table-cell>
          <table:table-cell office:value-type="float" office:value="0.0504474769066347" calcext:value-type="float">
            <text:p>0.0504474769066347</text:p>
          </table:table-cell>
          <table:table-cell office:value-type="float" office:value="0.0219539772897864" calcext:value-type="float">
            <text:p>0.0219539772897864</text:p>
          </table:table-cell>
          <table:table-cell office:value-type="float" office:value="0.0171023678089184" calcext:value-type="float">
            <text:p>0.0171023678089184</text:p>
          </table:table-cell>
          <table:table-cell office:value-type="float" office:value="0.0268055867706544" calcext:value-type="float">
            <text:p>0.0268055867706544</text:p>
          </table:table-cell>
          <table:table-cell office:value-type="float" office:value="0.0164683768705822" calcext:value-type="float">
            <text:p>0.0164683768705822</text:p>
          </table:table-cell>
          <table:table-cell office:value-type="float" office:value="0.0125979780945952" calcext:value-type="float">
            <text:p>0.0125979780945952</text:p>
          </table:table-cell>
          <table:table-cell office:value-type="float" office:value="0.0203387756465692" calcext:value-type="float">
            <text:p>0.0203387756465692</text:p>
          </table:table-cell>
          <table:table-cell office:value-type="float" office:value="0.0434194611903636" calcext:value-type="float">
            <text:p>0.0434194611903636</text:p>
          </table:table-cell>
          <table:table-cell office:value-type="float" office:value="0.0363914454740925" calcext:value-type="float">
            <text:p>0.0363914454740925</text:p>
          </table:table-cell>
          <table:table-cell office:value-type="float" office:value="0.0504474769066347" calcext:value-type="float">
            <text:p>0.0504474769066347</text:p>
          </table:table-cell>
          <table:table-cell office:value-type="float" office:value="0.0221567530503804" calcext:value-type="float">
            <text:p>0.0221567530503804</text:p>
          </table:table-cell>
          <table:table-cell office:value-type="float" office:value="0.0172691971509362" calcext:value-type="float">
            <text:p>0.0172691971509362</text:p>
          </table:table-cell>
          <table:table-cell office:value-type="float" office:value="0.0270443089498245" calcext:value-type="float">
            <text:p>0.0270443089498245</text:p>
          </table:table-cell>
          <table:table-cell office:value-type="float" office:value="0.0468461287210368" calcext:value-type="float">
            <text:p>0.0468461287210368</text:p>
          </table:table-cell>
          <table:table-cell office:value-type="float" office:value="0.0398342989268108" calcext:value-type="float">
            <text:p>0.0398342989268108</text:p>
          </table:table-cell>
          <table:table-cell office:value-type="float" office:value="0.0538579585152629" calcext:value-type="float">
            <text:p>0.0538579585152629</text:p>
          </table:table-cell>
          <table:table-cell office:value-type="float" office:value="0.0219716094599922" calcext:value-type="float">
            <text:p>0.0219716094599922</text:p>
          </table:table-cell>
          <table:table-cell office:value-type="float" office:value="0.0171200791011845" calcext:value-type="float">
            <text:p>0.0171200791011845</text:p>
          </table:table-cell>
          <table:table-cell office:value-type="float" office:value="0.0268231398188" calcext:value-type="float">
            <text:p>0.0268231398188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297724607057315" calcext:value-type="float">
            <text:p>0.00297724607057315</text:p>
          </table:table-cell>
          <table:table-cell office:value-type="float" office:value="0.0100227539294269" calcext:value-type="float">
            <text:p>0.010022753929426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602548112239761" calcext:value-type="float">
            <text:p>0.000602548112239761</text:p>
          </table:table-cell>
          <table:table-cell office:value-type="float" office:value="0.00539745188776024" calcext:value-type="float">
            <text:p>0.0053974518877602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41507276008487" calcext:value-type="float">
            <text:p>4.1507276008487E-05</text:p>
          </table:table-cell>
          <table:table-cell office:value-type="float" office:value="0.00395849272399151" calcext:value-type="float">
            <text:p>0.00395849272399151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524763302601315" calcext:value-type="float">
            <text:p>0.00524763302601315</text:p>
          </table:table-cell>
          <table:table-cell office:value-type="float" office:value="0.0137523669739868" calcext:value-type="float">
            <text:p>0.013752366973986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41507276008487" calcext:value-type="float">
            <text:p>4.1507276008487E-05</text:p>
          </table:table-cell>
          <table:table-cell office:value-type="float" office:value="0.00395849272399151" calcext:value-type="float">
            <text:p>0.00395849272399151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844108802212873" calcext:value-type="float">
            <text:p>0.00844108802212873</text:p>
          </table:table-cell>
          <table:table-cell office:value-type="float" office:value="0.0185589119778713" calcext:value-type="float">
            <text:p>0.01855891197787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23304969726386" calcext:value-type="float">
            <text:p>0.00123304969726386</text:p>
          </table:table-cell>
          <table:table-cell office:value-type="float" office:value="0.00676695030273614" calcext:value-type="float">
            <text:p>0.00676695030273614</text:p>
          </table:table-cell>
          <table:table-cell office:value-type="float" office:value="282.857268208" calcext:value-type="float">
            <text:p>282.857268208</text:p>
          </table:table-cell>
        </table:table-row>
        <table:table-row table:style-name="ro1">
          <table:table-cell office:value-type="string" calcext:value-type="string">
            <text:p>bky_dep_unbalanced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191647416628595" calcext:value-type="float">
            <text:p>0.0191647416628595</text:p>
          </table:table-cell>
          <table:table-cell office:value-type="float" office:value="0.0145440422211378" calcext:value-type="float">
            <text:p>0.0145440422211378</text:p>
          </table:table-cell>
          <table:table-cell office:value-type="float" office:value="0.0237854411045812" calcext:value-type="float">
            <text:p>0.0237854411045812</text:p>
          </table:table-cell>
          <table:table-cell office:value-type="float" office:value="0.0331745247910356" calcext:value-type="float">
            <text:p>0.0331745247910356</text:p>
          </table:table-cell>
          <table:table-cell office:value-type="float" office:value="0.0282370916079284" calcext:value-type="float">
            <text:p>0.0282370916079284</text:p>
          </table:table-cell>
          <table:table-cell office:value-type="float" office:value="0.0381119579741428" calcext:value-type="float">
            <text:p>0.0381119579741428</text:p>
          </table:table-cell>
          <table:table-cell office:value-type="float" office:value="0.0236456919753507" calcext:value-type="float">
            <text:p>0.0236456919753507</text:p>
          </table:table-cell>
          <table:table-cell office:value-type="float" office:value="0.0196160364359488" calcext:value-type="float">
            <text:p>0.0196160364359488</text:p>
          </table:table-cell>
          <table:table-cell office:value-type="float" office:value="0.0276753475147526" calcext:value-type="float">
            <text:p>0.0276753475147526</text:p>
          </table:table-cell>
          <table:table-cell office:value-type="float" office:value="0.0671263270018982" calcext:value-type="float">
            <text:p>0.0671263270018982</text:p>
          </table:table-cell>
          <table:table-cell office:value-type="float" office:value="0.0597710480746716" calcext:value-type="float">
            <text:p>0.0597710480746716</text:p>
          </table:table-cell>
          <table:table-cell office:value-type="float" office:value="0.0744816059291248" calcext:value-type="float">
            <text:p>0.0744816059291248</text:p>
          </table:table-cell>
          <table:table-cell office:value-type="float" office:value="0.0324880120504768" calcext:value-type="float">
            <text:p>0.0324880120504768</text:p>
          </table:table-cell>
          <table:table-cell office:value-type="float" office:value="0.0274960715253761" calcext:value-type="float">
            <text:p>0.0274960715253761</text:p>
          </table:table-cell>
          <table:table-cell office:value-type="float" office:value="0.0374799525755774" calcext:value-type="float">
            <text:p>0.0374799525755774</text:p>
          </table:table-cell>
          <table:table-cell office:value-type="float" office:value="0.102374582429394" calcext:value-type="float">
            <text:p>0.102374582429394</text:p>
          </table:table-cell>
          <table:table-cell office:value-type="float" office:value="0.0932530174596271" calcext:value-type="float">
            <text:p>0.0932530174596271</text:p>
          </table:table-cell>
          <table:table-cell office:value-type="float" office:value="0.11149614739916" calcext:value-type="float">
            <text:p>0.11149614739916</text:p>
          </table:table-cell>
          <table:table-cell office:value-type="float" office:value="0.0491398173873885" calcext:value-type="float">
            <text:p>0.0491398173873885</text:p>
          </table:table-cell>
          <table:table-cell office:value-type="float" office:value="0.042496085190119" calcext:value-type="float">
            <text:p>0.042496085190119</text:p>
          </table:table-cell>
          <table:table-cell office:value-type="float" office:value="0.055783549584658" calcext:value-type="float">
            <text:p>0.055783549584658</text:p>
          </table:table-cell>
          <table:table-cell office:value-type="float" office:value="0.0191647416628595" calcext:value-type="float">
            <text:p>0.0191647416628595</text:p>
          </table:table-cell>
          <table:table-cell office:value-type="float" office:value="0.0145440422211378" calcext:value-type="float">
            <text:p>0.0145440422211378</text:p>
          </table:table-cell>
          <table:table-cell office:value-type="float" office:value="0.0237854411045812" calcext:value-type="float">
            <text:p>0.0237854411045812</text:p>
          </table:table-cell>
          <table:table-cell office:value-type="float" office:value="0.00958768161540608" calcext:value-type="float">
            <text:p>0.00958768161540608</text:p>
          </table:table-cell>
          <table:table-cell office:value-type="float" office:value="0.00646337801752625" calcext:value-type="float">
            <text:p>0.00646337801752625</text:p>
          </table:table-cell>
          <table:table-cell office:value-type="float" office:value="0.0127119852132859" calcext:value-type="float">
            <text:p>0.0127119852132859</text:p>
          </table:table-cell>
          <table:table-cell office:value-type="float" office:value="0.00873083043691979" calcext:value-type="float">
            <text:p>0.00873083043691979</text:p>
          </table:table-cell>
          <table:table-cell office:value-type="float" office:value="0.00577832735422448" calcext:value-type="float">
            <text:p>0.00577832735422448</text:p>
          </table:table-cell>
          <table:table-cell office:value-type="float" office:value="0.0116833335196151" calcext:value-type="float">
            <text:p>0.0116833335196151</text:p>
          </table:table-cell>
          <table:table-cell office:value-type="float" office:value="0.0191647416628595" calcext:value-type="float">
            <text:p>0.0191647416628595</text:p>
          </table:table-cell>
          <table:table-cell office:value-type="float" office:value="0.0145440422211378" calcext:value-type="float">
            <text:p>0.0145440422211378</text:p>
          </table:table-cell>
          <table:table-cell office:value-type="float" office:value="0.0237854411045812" calcext:value-type="float">
            <text:p>0.0237854411045812</text:p>
          </table:table-cell>
          <table:table-cell office:value-type="float" office:value="0.00941373688789688" calcext:value-type="float">
            <text:p>0.00941373688789688</text:p>
          </table:table-cell>
          <table:table-cell office:value-type="float" office:value="0.00628367887505311" calcext:value-type="float">
            <text:p>0.00628367887505311</text:p>
          </table:table-cell>
          <table:table-cell office:value-type="float" office:value="0.0125437949007407" calcext:value-type="float">
            <text:p>0.0125437949007407</text:p>
          </table:table-cell>
          <table:table-cell office:value-type="float" office:value="0.0391014958826693" calcext:value-type="float">
            <text:p>0.0391014958826693</text:p>
          </table:table-cell>
          <table:table-cell office:value-type="float" office:value="0.0322963397232363" calcext:value-type="float">
            <text:p>0.0322963397232363</text:p>
          </table:table-cell>
          <table:table-cell office:value-type="float" office:value="0.0459066520421023" calcext:value-type="float">
            <text:p>0.0459066520421023</text:p>
          </table:table-cell>
          <table:table-cell office:value-type="float" office:value="0.0189467396948511" calcext:value-type="float">
            <text:p>0.0189467396948511</text:p>
          </table:table-cell>
          <table:table-cell office:value-type="float" office:value="0.0141304541289494" calcext:value-type="float">
            <text:p>0.0141304541289494</text:p>
          </table:table-cell>
          <table:table-cell office:value-type="float" office:value="0.0237630252607529" calcext:value-type="float">
            <text:p>0.02376302526075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684675350551" calcext:value-type="float">
            <text:p>0.025684675350551</text:p>
          </table:table-cell>
          <table:table-cell office:value-type="float" office:value="0.0214327614363617" calcext:value-type="float">
            <text:p>0.0214327614363617</text:p>
          </table:table-cell>
          <table:table-cell office:value-type="float" office:value="0.0299365892647402" calcext:value-type="float">
            <text:p>0.0299365892647402</text:p>
          </table:table-cell>
          <table:table-cell office:value-type="float" office:value="0.0153975260635098" calcext:value-type="float">
            <text:p>0.0153975260635098</text:p>
          </table:table-cell>
          <table:table-cell office:value-type="float" office:value="0.0125591963226545" calcext:value-type="float">
            <text:p>0.0125591963226545</text:p>
          </table:table-cell>
          <table:table-cell office:value-type="float" office:value="0.0182358558043651" calcext:value-type="float">
            <text:p>0.0182358558043651</text:p>
          </table:table-cell>
          <table:table-cell office:value-type="float" office:value="0.0480719790526712" calcext:value-type="float">
            <text:p>0.0480719790526712</text:p>
          </table:table-cell>
          <table:table-cell office:value-type="float" office:value="0.0420501653318427" calcext:value-type="float">
            <text:p>0.0420501653318427</text:p>
          </table:table-cell>
          <table:table-cell office:value-type="float" office:value="0.0540937927734998" calcext:value-type="float">
            <text:p>0.0540937927734998</text:p>
          </table:table-cell>
          <table:table-cell office:value-type="float" office:value="0.0231332993158094" calcext:value-type="float">
            <text:p>0.0231332993158094</text:p>
          </table:table-cell>
          <table:table-cell office:value-type="float" office:value="0.0191392829983956" calcext:value-type="float">
            <text:p>0.0191392829983956</text:p>
          </table:table-cell>
          <table:table-cell office:value-type="float" office:value="0.0271273156332232" calcext:value-type="float">
            <text:p>0.0271273156332232</text:p>
          </table:table-cell>
          <table:table-cell office:value-type="float" office:value="0.0682029280150187" calcext:value-type="float">
            <text:p>0.0682029280150187</text:p>
          </table:table-cell>
          <table:table-cell office:value-type="float" office:value="0.0613327717723629" calcext:value-type="float">
            <text:p>0.0613327717723629</text:p>
          </table:table-cell>
          <table:table-cell office:value-type="float" office:value="0.0750730842576744" calcext:value-type="float">
            <text:p>0.0750730842576744</text:p>
          </table:table-cell>
          <table:table-cell office:value-type="float" office:value="0.0305050398963609" calcext:value-type="float">
            <text:p>0.0305050398963609</text:p>
          </table:table-cell>
          <table:table-cell office:value-type="float" office:value="0.0256683997265656" calcext:value-type="float">
            <text:p>0.0256683997265656</text:p>
          </table:table-cell>
          <table:table-cell office:value-type="float" office:value="0.0353416800661562" calcext:value-type="float">
            <text:p>0.0353416800661562</text:p>
          </table:table-cell>
          <table:table-cell office:value-type="float" office:value="267.373566333" calcext:value-type="float">
            <text:p>267.373566333</text:p>
          </table:table-cell>
        </table:table-row>
        <table:table-row table:style-name="ro1">
          <table:table-cell office:value-type="string" calcext:value-type="string">
            <text:p>bky_indep_balanced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07094954950367" calcext:value-type="float">
            <text:p>0.0307094954950367</text:p>
          </table:table-cell>
          <table:table-cell office:value-type="float" office:value="0.030316272617852" calcext:value-type="float">
            <text:p>0.030316272617852</text:p>
          </table:table-cell>
          <table:table-cell office:value-type="float" office:value="0.0311027183722214" calcext:value-type="float">
            <text:p>0.0311027183722214</text:p>
          </table:table-cell>
          <table:table-cell office:value-type="float" office:value="0.0429369036967067" calcext:value-type="float">
            <text:p>0.0429369036967067</text:p>
          </table:table-cell>
          <table:table-cell office:value-type="float" office:value="0.0426169888285843" calcext:value-type="float">
            <text:p>0.0426169888285843</text:p>
          </table:table-cell>
          <table:table-cell office:value-type="float" office:value="0.0432568185648291" calcext:value-type="float">
            <text:p>0.0432568185648291</text:p>
          </table:table-cell>
          <table:table-cell office:value-type="float" office:value="0.0319631401166731" calcext:value-type="float">
            <text:p>0.0319631401166731</text:p>
          </table:table-cell>
          <table:table-cell office:value-type="float" office:value="0.0316856575903058" calcext:value-type="float">
            <text:p>0.0316856575903058</text:p>
          </table:table-cell>
          <table:table-cell office:value-type="float" office:value="0.0322406226430404" calcext:value-type="float">
            <text:p>0.0322406226430404</text:p>
          </table:table-cell>
          <table:table-cell office:value-type="float" office:value="0.0319771406123745" calcext:value-type="float">
            <text:p>0.0319771406123745</text:p>
          </table:table-cell>
          <table:table-cell office:value-type="float" office:value="0.0316993167375389" calcext:value-type="float">
            <text:p>0.0316993167375389</text:p>
          </table:table-cell>
          <table:table-cell office:value-type="float" office:value="0.0322549644872101" calcext:value-type="float">
            <text:p>0.0322549644872101</text:p>
          </table:table-cell>
          <table:table-cell office:value-type="float" office:value="0.0160695353651578" calcext:value-type="float">
            <text:p>0.0160695353651578</text:p>
          </table:table-cell>
          <table:table-cell office:value-type="float" office:value="0.0158622898941267" calcext:value-type="float">
            <text:p>0.0158622898941267</text:p>
          </table:table-cell>
          <table:table-cell office:value-type="float" office:value="0.016276780836189" calcext:value-type="float">
            <text:p>0.016276780836189</text:p>
          </table:table-cell>
          <table:table-cell office:value-type="float" office:value="0.0969451537562492" calcext:value-type="float">
            <text:p>0.0969451537562492</text:p>
          </table:table-cell>
          <table:table-cell office:value-type="float" office:value="0.0964769815734289" calcext:value-type="float">
            <text:p>0.0964769815734289</text:p>
          </table:table-cell>
          <table:table-cell office:value-type="float" office:value="0.0974133259390695" calcext:value-type="float">
            <text:p>0.0974133259390695</text:p>
          </table:table-cell>
          <table:table-cell office:value-type="float" office:value="0.0430006261987442" calcext:value-type="float">
            <text:p>0.0430006261987442</text:p>
          </table:table-cell>
          <table:table-cell office:value-type="float" office:value="0.0426801459521658" calcext:value-type="float">
            <text:p>0.0426801459521658</text:p>
          </table:table-cell>
          <table:table-cell office:value-type="float" office:value="0.0433211064453226" calcext:value-type="float">
            <text:p>0.0433211064453226</text:p>
          </table:table-cell>
          <table:table-cell office:value-type="float" office:value="0.0307094954950367" calcext:value-type="float">
            <text:p>0.0307094954950367</text:p>
          </table:table-cell>
          <table:table-cell office:value-type="float" office:value="0.030316272617852" calcext:value-type="float">
            <text:p>0.030316272617852</text:p>
          </table:table-cell>
          <table:table-cell office:value-type="float" office:value="0.0311027183722214" calcext:value-type="float">
            <text:p>0.0311027183722214</text:p>
          </table:table-cell>
          <table:table-cell office:value-type="float" office:value="0.0416942742664226" calcext:value-type="float">
            <text:p>0.0416942742664226</text:p>
          </table:table-cell>
          <table:table-cell office:value-type="float" office:value="0.0412538350701496" calcext:value-type="float">
            <text:p>0.0412538350701496</text:p>
          </table:table-cell>
          <table:table-cell office:value-type="float" office:value="0.0421347134626957" calcext:value-type="float">
            <text:p>0.0421347134626957</text:p>
          </table:table-cell>
          <table:table-cell office:value-type="float" office:value="0.0307632873574757" calcext:value-type="float">
            <text:p>0.0307632873574757</text:p>
          </table:table-cell>
          <table:table-cell office:value-type="float" office:value="0.0303792824941186" calcext:value-type="float">
            <text:p>0.0303792824941186</text:p>
          </table:table-cell>
          <table:table-cell office:value-type="float" office:value="0.0311472922208329" calcext:value-type="float">
            <text:p>0.0311472922208329</text:p>
          </table:table-cell>
          <table:table-cell office:value-type="float" office:value="0.0307094954950367" calcext:value-type="float">
            <text:p>0.0307094954950367</text:p>
          </table:table-cell>
          <table:table-cell office:value-type="float" office:value="0.030316272617852" calcext:value-type="float">
            <text:p>0.030316272617852</text:p>
          </table:table-cell>
          <table:table-cell office:value-type="float" office:value="0.0311027183722214" calcext:value-type="float">
            <text:p>0.0311027183722214</text:p>
          </table:table-cell>
          <table:table-cell office:value-type="float" office:value="0.0149260025890845" calcext:value-type="float">
            <text:p>0.0149260025890845</text:p>
          </table:table-cell>
          <table:table-cell office:value-type="float" office:value="0.0146384129222661" calcext:value-type="float">
            <text:p>0.0146384129222661</text:p>
          </table:table-cell>
          <table:table-cell office:value-type="float" office:value="0.015213592255903" calcext:value-type="float">
            <text:p>0.015213592255903</text:p>
          </table:table-cell>
          <table:table-cell office:value-type="float" office:value="0.0950667984558129" calcext:value-type="float">
            <text:p>0.0950667984558129</text:p>
          </table:table-cell>
          <table:table-cell office:value-type="float" office:value="0.0944053795781308" calcext:value-type="float">
            <text:p>0.0944053795781308</text:p>
          </table:table-cell>
          <table:table-cell office:value-type="float" office:value="0.095728217333495" calcext:value-type="float">
            <text:p>0.095728217333495</text:p>
          </table:table-cell>
          <table:table-cell office:value-type="float" office:value="0.0416119681102745" calcext:value-type="float">
            <text:p>0.0416119681102745</text:p>
          </table:table-cell>
          <table:table-cell office:value-type="float" office:value="0.0411604304243289" calcext:value-type="float">
            <text:p>0.0411604304243289</text:p>
          </table:table-cell>
          <table:table-cell office:value-type="float" office:value="0.0420635057962201" calcext:value-type="float">
            <text:p>0.0420635057962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40936178072672" calcext:value-type="float">
            <text:p>0.0440936178072672</text:p>
          </table:table-cell>
          <table:table-cell office:value-type="float" office:value="0.0436573398783713" calcext:value-type="float">
            <text:p>0.0436573398783713</text:p>
          </table:table-cell>
          <table:table-cell office:value-type="float" office:value="0.0445298957361631" calcext:value-type="float">
            <text:p>0.0445298957361631</text:p>
          </table:table-cell>
          <table:table-cell office:value-type="float" office:value="0.0330967954979939" calcext:value-type="float">
            <text:p>0.0330967954979939</text:p>
          </table:table-cell>
          <table:table-cell office:value-type="float" office:value="0.0327146743821166" calcext:value-type="float">
            <text:p>0.0327146743821166</text:p>
          </table:table-cell>
          <table:table-cell office:value-type="float" office:value="0.0334789166138713" calcext:value-type="float">
            <text:p>0.0334789166138713</text:p>
          </table:table-cell>
          <table:table-cell office:value-type="float" office:value="0.0331279276850015" calcext:value-type="float">
            <text:p>0.0331279276850015</text:p>
          </table:table-cell>
          <table:table-cell office:value-type="float" office:value="0.0327387858576975" calcext:value-type="float">
            <text:p>0.0327387858576975</text:p>
          </table:table-cell>
          <table:table-cell office:value-type="float" office:value="0.0335170695123055" calcext:value-type="float">
            <text:p>0.0335170695123055</text:p>
          </table:table-cell>
          <table:table-cell office:value-type="float" office:value="0.0171357238322221" calcext:value-type="float">
            <text:p>0.0171357238322221</text:p>
          </table:table-cell>
          <table:table-cell office:value-type="float" office:value="0.0168378009207278" calcext:value-type="float">
            <text:p>0.0168378009207278</text:p>
          </table:table-cell>
          <table:table-cell office:value-type="float" office:value="0.0174336467437163" calcext:value-type="float">
            <text:p>0.0174336467437163</text:p>
          </table:table-cell>
          <table:table-cell office:value-type="float" office:value="0.0984830222531249" calcext:value-type="float">
            <text:p>0.0984830222531249</text:p>
          </table:table-cell>
          <table:table-cell office:value-type="float" office:value="0.0978266026375975" calcext:value-type="float">
            <text:p>0.0978266026375975</text:p>
          </table:table-cell>
          <table:table-cell office:value-type="float" office:value="0.0991394418686523" calcext:value-type="float">
            <text:p>0.0991394418686523</text:p>
          </table:table-cell>
          <table:table-cell office:value-type="float" office:value="0.0442164408155749" calcext:value-type="float">
            <text:p>0.0442164408155749</text:p>
          </table:table-cell>
          <table:table-cell office:value-type="float" office:value="0.0437642094016531" calcext:value-type="float">
            <text:p>0.0437642094016531</text:p>
          </table:table-cell>
          <table:table-cell office:value-type="float" office:value="0.0446686722294968" calcext:value-type="float">
            <text:p>0.0446686722294968</text:p>
          </table:table-cell>
          <table:table-cell office:value-type="float" office:value="275.189539667" calcext:value-type="float">
            <text:p>275.189539667</text:p>
          </table:table-cell>
        </table:table-row>
        <table:table-row table:style-name="ro1">
          <table:table-cell office:value-type="string" calcext:value-type="string">
            <text:p>bky_indep_negonl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961851391583" calcext:value-type="float">
            <text:p>0.02961851391583</text:p>
          </table:table-cell>
          <table:table-cell office:value-type="float" office:value="0.04638148608417" calcext:value-type="float">
            <text:p>0.04638148608417</text:p>
          </table:table-cell>
          <table:table-cell office:value-type="float" office:value="0.0474951107067201" calcext:value-type="float">
            <text:p>0.0474951107067201</text:p>
          </table:table-cell>
          <table:table-cell office:value-type="float" office:value="0.0469931728062987" calcext:value-type="float">
            <text:p>0.0469931728062987</text:p>
          </table:table-cell>
          <table:table-cell office:value-type="float" office:value="0.0479970486071414" calcext:value-type="float">
            <text:p>0.0479970486071414</text:p>
          </table:table-cell>
          <table:table-cell office:value-type="float" office:value="0.0433831323205072" calcext:value-type="float">
            <text:p>0.0433831323205072</text:p>
          </table:table-cell>
          <table:table-cell office:value-type="float" office:value="0.0429008773727225" calcext:value-type="float">
            <text:p>0.0429008773727225</text:p>
          </table:table-cell>
          <table:table-cell office:value-type="float" office:value="0.0438653872682919" calcext:value-type="float">
            <text:p>0.0438653872682919</text:p>
          </table:table-cell>
          <table:table-cell office:value-type="float" office:value="0.0486878727852944" calcext:value-type="float">
            <text:p>0.0486878727852944</text:p>
          </table:table-cell>
          <table:table-cell office:value-type="float" office:value="0.0482045122821609" calcext:value-type="float">
            <text:p>0.0482045122821609</text:p>
          </table:table-cell>
          <table:table-cell office:value-type="float" office:value="0.0491712332884279" calcext:value-type="float">
            <text:p>0.0491712332884279</text:p>
          </table:table-cell>
          <table:table-cell office:value-type="float" office:value="0.0248972983646375" calcext:value-type="float">
            <text:p>0.0248972983646375</text:p>
          </table:table-cell>
          <table:table-cell office:value-type="float" office:value="0.0245263468982621" calcext:value-type="float">
            <text:p>0.0245263468982621</text:p>
          </table:table-cell>
          <table:table-cell office:value-type="float" office:value="0.0252682498310129" calcext:value-type="float">
            <text:p>0.0252682498310129</text:p>
          </table:table-cell>
          <table:table-cell office:value-type="float" office:value="0.0965791116568122" calcext:value-type="float">
            <text:p>0.0965791116568122</text:p>
          </table:table-cell>
          <table:table-cell office:value-type="float" office:value="0.0959290491934308" calcext:value-type="float">
            <text:p>0.0959290491934308</text:p>
          </table:table-cell>
          <table:table-cell office:value-type="float" office:value="0.0972291741201936" calcext:value-type="float">
            <text:p>0.0972291741201936</text:p>
          </table:table-cell>
          <table:table-cell office:value-type="float" office:value="0.0453764005483842" calcext:value-type="float">
            <text:p>0.0453764005483842</text:p>
          </table:table-cell>
          <table:table-cell office:value-type="float" office:value="0.0449050701765708" calcext:value-type="float">
            <text:p>0.0449050701765708</text:p>
          </table:table-cell>
          <table:table-cell office:value-type="float" office:value="0.0458477309201976" calcext:value-type="float">
            <text:p>0.045847730920197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961851391583" calcext:value-type="float">
            <text:p>0.02961851391583</text:p>
          </table:table-cell>
          <table:table-cell office:value-type="float" office:value="0.04638148608417" calcext:value-type="float">
            <text:p>0.046381486084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614442868295" calcext:value-type="float">
            <text:p>0.997614442868295</text:p>
          </table:table-cell>
          <table:table-cell office:value-type="float" office:value="1.00038555713171" calcext:value-type="float">
            <text:p>1.0003855571317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961851391583" calcext:value-type="float">
            <text:p>0.02961851391583</text:p>
          </table:table-cell>
          <table:table-cell office:value-type="float" office:value="0.04638148608417" calcext:value-type="float">
            <text:p>0.04638148608417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17518644909788" calcext:value-type="float">
            <text:p>0.0117518644909788</text:p>
          </table:table-cell>
          <table:table-cell office:value-type="float" office:value="0.0232481355090212" calcext:value-type="float">
            <text:p>0.0232481355090212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0920333957885964" calcext:value-type="float">
            <text:p>0.0920333957885964</text:p>
          </table:table-cell>
          <table:table-cell office:value-type="float" office:value="0.118966604211404" calcext:value-type="float">
            <text:p>0.11896660421140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536974890931" calcext:value-type="float">
            <text:p>0.039536974890931</text:p>
          </table:table-cell>
          <table:table-cell office:value-type="float" office:value="0.058463025109069" calcext:value-type="float">
            <text:p>0.058463025109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3742738747814" calcext:value-type="float">
            <text:p>0.0253742738747814</text:p>
          </table:table-cell>
          <table:table-cell office:value-type="float" office:value="0.025002546973595" calcext:value-type="float">
            <text:p>0.025002546973595</text:p>
          </table:table-cell>
          <table:table-cell office:value-type="float" office:value="0.0257460007759678" calcext:value-type="float">
            <text:p>0.0257460007759678</text:p>
          </table:table-cell>
          <table:table-cell office:value-type="float" office:value="0.0232291006274236" calcext:value-type="float">
            <text:p>0.0232291006274236</text:p>
          </table:table-cell>
          <table:table-cell office:value-type="float" office:value="0.022871349463503" calcext:value-type="float">
            <text:p>0.022871349463503</text:p>
          </table:table-cell>
          <table:table-cell office:value-type="float" office:value="0.0235868517913442" calcext:value-type="float">
            <text:p>0.0235868517913442</text:p>
          </table:table-cell>
          <table:table-cell office:value-type="float" office:value="0.0485924920924316" calcext:value-type="float">
            <text:p>0.0485924920924316</text:p>
          </table:table-cell>
          <table:table-cell office:value-type="float" office:value="0.0481095522425766" calcext:value-type="float">
            <text:p>0.0481095522425766</text:p>
          </table:table-cell>
          <table:table-cell office:value-type="float" office:value="0.0490754319422866" calcext:value-type="float">
            <text:p>0.0490754319422866</text:p>
          </table:table-cell>
          <table:table-cell office:value-type="float" office:value="0.0248460710043528" calcext:value-type="float">
            <text:p>0.0248460710043528</text:p>
          </table:table-cell>
          <table:table-cell office:value-type="float" office:value="0.0244756117837652" calcext:value-type="float">
            <text:p>0.0244756117837652</text:p>
          </table:table-cell>
          <table:table-cell office:value-type="float" office:value="0.0252165302249405" calcext:value-type="float">
            <text:p>0.0252165302249405</text:p>
          </table:table-cell>
          <table:table-cell office:value-type="float" office:value="0.0963244151039973" calcext:value-type="float">
            <text:p>0.0963244151039973</text:p>
          </table:table-cell>
          <table:table-cell office:value-type="float" office:value="0.095674476844116" calcext:value-type="float">
            <text:p>0.095674476844116</text:p>
          </table:table-cell>
          <table:table-cell office:value-type="float" office:value="0.0969743533638787" calcext:value-type="float">
            <text:p>0.0969743533638787</text:p>
          </table:table-cell>
          <table:table-cell office:value-type="float" office:value="0.0452434676357911" calcext:value-type="float">
            <text:p>0.0452434676357911</text:p>
          </table:table-cell>
          <table:table-cell office:value-type="float" office:value="0.0447723773940987" calcext:value-type="float">
            <text:p>0.0447723773940987</text:p>
          </table:table-cell>
          <table:table-cell office:value-type="float" office:value="0.0457145578774835" calcext:value-type="float">
            <text:p>0.0457145578774835</text:p>
          </table:table-cell>
          <table:table-cell office:value-type="float" office:value="217.309465959" calcext:value-type="float">
            <text:p>217.309465959</text:p>
          </table:table-cell>
        </table:table-row>
        <table:table-row table:style-name="ro1">
          <table:table-cell office:value-type="string" calcext:value-type="string">
            <text:p>bky_indep_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99913173311165" calcext:value-type="float">
            <text:p>0.0399913173311165</text:p>
          </table:table-cell>
          <table:table-cell office:value-type="float" office:value="0.0590086826688835" calcext:value-type="float">
            <text:p>0.059008682668883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6291111459918" calcext:value-type="float">
            <text:p>0.0386291111459918</text:p>
          </table:table-cell>
          <table:table-cell office:value-type="float" office:value="0.0573708888540082" calcext:value-type="float">
            <text:p>0.057370888854008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6291111459918" calcext:value-type="float">
            <text:p>0.0386291111459918</text:p>
          </table:table-cell>
          <table:table-cell office:value-type="float" office:value="0.0573708888540082" calcext:value-type="float">
            <text:p>0.057370888854008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96753279817636" calcext:value-type="float">
            <text:p>0.0896753279817636</text:p>
          </table:table-cell>
          <table:table-cell office:value-type="float" office:value="0.116324672018236" calcext:value-type="float">
            <text:p>0.116324672018236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381755979550355" calcext:value-type="float">
            <text:p>0.0381755979550355</text:p>
          </table:table-cell>
          <table:table-cell office:value-type="float" office:value="0.0568244020449645" calcext:value-type="float">
            <text:p>0.0568244020449645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17618253316832" calcext:value-type="float">
            <text:p>0.17618253316832</text:p>
          </table:table-cell>
          <table:table-cell office:value-type="float" office:value="0.21081746683168" calcext:value-type="float">
            <text:p>0.21081746683168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089204004627724" calcext:value-type="float">
            <text:p>0.089204004627724</text:p>
          </table:table-cell>
          <table:table-cell office:value-type="float" office:value="0.115795995372276" calcext:value-type="float">
            <text:p>0.115795995372276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99913173311165" calcext:value-type="float">
            <text:p>0.0399913173311165</text:p>
          </table:table-cell>
          <table:table-cell office:value-type="float" office:value="0.0590086826688835" calcext:value-type="float">
            <text:p>0.059008682668883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998832792771" calcext:value-type="float">
            <text:p>0.015998832792771</text:p>
          </table:table-cell>
          <table:table-cell office:value-type="float" office:value="0.029001167207229" calcext:value-type="float">
            <text:p>0.02900116720722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998832792771" calcext:value-type="float">
            <text:p>0.015998832792771</text:p>
          </table:table-cell>
          <table:table-cell office:value-type="float" office:value="0.029001167207229" calcext:value-type="float">
            <text:p>0.029001167207229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99913173311165" calcext:value-type="float">
            <text:p>0.0399913173311165</text:p>
          </table:table-cell>
          <table:table-cell office:value-type="float" office:value="0.0590086826688835" calcext:value-type="float">
            <text:p>0.059008682668883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51416952595747" calcext:value-type="float">
            <text:p>0.0151416952595747</text:p>
          </table:table-cell>
          <table:table-cell office:value-type="float" office:value="0.0278583047404253" calcext:value-type="float">
            <text:p>0.0278583047404253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1561590802545" calcext:value-type="float">
            <text:p>0.091561590802545</text:p>
          </table:table-cell>
          <table:table-cell office:value-type="float" office:value="0.118438409197455" calcext:value-type="float">
            <text:p>0.118438409197455</text:p>
          </table:table-cell>
          <table:table-cell office:value-type="float" office:value="0.05" calcext:value-type="float">
            <text:p>0.05</text:p>
          </table:table-cell>
          <table:table-cell office:value-type="float" office:value="0.0404459282431492" calcext:value-type="float">
            <text:p>0.0404459282431492</text:p>
          </table:table-cell>
          <table:table-cell office:value-type="float" office:value="0.0595540717568508" calcext:value-type="float">
            <text:p>0.0595540717568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454633410554396" calcext:value-type="float">
            <text:p>0.0454633410554396</text:p>
          </table:table-cell>
          <table:table-cell office:value-type="float" office:value="0.0655366589445604" calcext:value-type="float">
            <text:p>0.065536658944560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90239779222221" calcext:value-type="float">
            <text:p>0.0190239779222221</text:p>
          </table:table-cell>
          <table:table-cell office:value-type="float" office:value="0.0329760220777779" calcext:value-type="float">
            <text:p>0.0329760220777779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59075270060199" calcext:value-type="float">
            <text:p>0.0859075270060199</text:p>
          </table:table-cell>
          <table:table-cell office:value-type="float" office:value="0.11209247299398" calcext:value-type="float">
            <text:p>0.11209247299398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445489086808505" calcext:value-type="float">
            <text:p>0.0445489086808505</text:p>
          </table:table-cell>
          <table:table-cell office:value-type="float" office:value="0.0644510913191495" calcext:value-type="float">
            <text:p>0.0644510913191495</text:p>
          </table:table-cell>
          <table:table-cell office:value-type="float" office:value="261.982055042" calcext:value-type="float">
            <text:p>261.982055042</text:p>
          </table:table-cell>
        </table:table-row>
        <table:table-row table:style-name="ro1">
          <table:table-cell office:value-type="string" calcext:value-type="string">
            <text:p>bky_indep_posonly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66113020956279" calcext:value-type="float">
            <text:p>0.0466113020956279</text:p>
          </table:table-cell>
          <table:table-cell office:value-type="float" office:value="0.0461423489899087" calcext:value-type="float">
            <text:p>0.0461423489899087</text:p>
          </table:table-cell>
          <table:table-cell office:value-type="float" office:value="0.0470802552013471" calcext:value-type="float">
            <text:p>0.0470802552013471</text:p>
          </table:table-cell>
          <table:table-cell office:value-type="float" office:value="0.0454954819254086" calcext:value-type="float">
            <text:p>0.0454954819254086</text:p>
          </table:table-cell>
          <table:table-cell office:value-type="float" office:value="0.0450073000314439" calcext:value-type="float">
            <text:p>0.0450073000314439</text:p>
          </table:table-cell>
          <table:table-cell office:value-type="float" office:value="0.0459836638193732" calcext:value-type="float">
            <text:p>0.0459836638193732</text:p>
          </table:table-cell>
          <table:table-cell office:value-type="float" office:value="0.0412818190274881" calcext:value-type="float">
            <text:p>0.0412818190274881</text:p>
          </table:table-cell>
          <table:table-cell office:value-type="float" office:value="0.0408096401438625" calcext:value-type="float">
            <text:p>0.0408096401438625</text:p>
          </table:table-cell>
          <table:table-cell office:value-type="float" office:value="0.0417539979111137" calcext:value-type="float">
            <text:p>0.0417539979111137</text:p>
          </table:table-cell>
          <table:table-cell office:value-type="float" office:value="0.046700094938617" calcext:value-type="float">
            <text:p>0.046700094938617</text:p>
          </table:table-cell>
          <table:table-cell office:value-type="float" office:value="0.046230900000762" calcext:value-type="float">
            <text:p>0.046230900000762</text:p>
          </table:table-cell>
          <table:table-cell office:value-type="float" office:value="0.047169289876472" calcext:value-type="float">
            <text:p>0.047169289876472</text:p>
          </table:table-cell>
          <table:table-cell office:value-type="float" office:value="0.0226576340619424" calcext:value-type="float">
            <text:p>0.0226576340619424</text:p>
          </table:table-cell>
          <table:table-cell office:value-type="float" office:value="0.0223059637232504" calcext:value-type="float">
            <text:p>0.0223059637232504</text:p>
          </table:table-cell>
          <table:table-cell office:value-type="float" office:value="0.0230093044006344" calcext:value-type="float">
            <text:p>0.0230093044006344</text:p>
          </table:table-cell>
          <table:table-cell office:value-type="float" office:value="0.0946077635368278" calcext:value-type="float">
            <text:p>0.0946077635368278</text:p>
          </table:table-cell>
          <table:table-cell office:value-type="float" office:value="0.0939517243416801" calcext:value-type="float">
            <text:p>0.0939517243416801</text:p>
          </table:table-cell>
          <table:table-cell office:value-type="float" office:value="0.0952638027319755" calcext:value-type="float">
            <text:p>0.0952638027319755</text:p>
          </table:table-cell>
          <table:table-cell office:value-type="float" office:value="0.043422848542945" calcext:value-type="float">
            <text:p>0.043422848542945</text:p>
          </table:table-cell>
          <table:table-cell office:value-type="float" office:value="0.0429613047376307" calcext:value-type="float">
            <text:p>0.0429613047376307</text:p>
          </table:table-cell>
          <table:table-cell office:value-type="float" office:value="0.0438843923482594" calcext:value-type="float">
            <text:p>0.0438843923482594</text:p>
          </table:table-cell>
          <table:table-cell office:value-type="float" office:value="0.0466113020956279" calcext:value-type="float">
            <text:p>0.0466113020956279</text:p>
          </table:table-cell>
          <table:table-cell office:value-type="float" office:value="0.0461423489899087" calcext:value-type="float">
            <text:p>0.0461423489899087</text:p>
          </table:table-cell>
          <table:table-cell office:value-type="float" office:value="0.0470802552013471" calcext:value-type="float">
            <text:p>0.0470802552013471</text:p>
          </table:table-cell>
          <table:table-cell office:value-type="float" office:value="0.0232066604663038" calcext:value-type="float">
            <text:p>0.0232066604663038</text:p>
          </table:table-cell>
          <table:table-cell office:value-type="float" office:value="0.0228516092612352" calcext:value-type="float">
            <text:p>0.0228516092612352</text:p>
          </table:table-cell>
          <table:table-cell office:value-type="float" office:value="0.0235617116713725" calcext:value-type="float">
            <text:p>0.0235617116713725</text:p>
          </table:table-cell>
          <table:table-cell office:value-type="float" office:value="0.0210084142249424" calcext:value-type="float">
            <text:p>0.0210084142249424</text:p>
          </table:table-cell>
          <table:table-cell office:value-type="float" office:value="0.0206678410911233" calcext:value-type="float">
            <text:p>0.0206678410911233</text:p>
          </table:table-cell>
          <table:table-cell office:value-type="float" office:value="0.0213489873587614" calcext:value-type="float">
            <text:p>0.0213489873587614</text:p>
          </table:table-cell>
          <table:table-cell office:value-type="float" office:value="0.0466113020956279" calcext:value-type="float">
            <text:p>0.0466113020956279</text:p>
          </table:table-cell>
          <table:table-cell office:value-type="float" office:value="0.0461423489899087" calcext:value-type="float">
            <text:p>0.0461423489899087</text:p>
          </table:table-cell>
          <table:table-cell office:value-type="float" office:value="0.0470802552013471" calcext:value-type="float">
            <text:p>0.0470802552013471</text:p>
          </table:table-cell>
          <table:table-cell office:value-type="float" office:value="0.0226106340992242" calcext:value-type="float">
            <text:p>0.0226106340992242</text:p>
          </table:table-cell>
          <table:table-cell office:value-type="float" office:value="0.0222598073776452" calcext:value-type="float">
            <text:p>0.0222598073776452</text:p>
          </table:table-cell>
          <table:table-cell office:value-type="float" office:value="0.0229614608208031" calcext:value-type="float">
            <text:p>0.0229614608208031</text:p>
          </table:table-cell>
          <table:table-cell office:value-type="float" office:value="0.0943759885018543" calcext:value-type="float">
            <text:p>0.0943759885018543</text:p>
          </table:table-cell>
          <table:table-cell office:value-type="float" office:value="0.0937203384992342" calcext:value-type="float">
            <text:p>0.0937203384992342</text:p>
          </table:table-cell>
          <table:table-cell office:value-type="float" office:value="0.0950316385044744" calcext:value-type="float">
            <text:p>0.0950316385044744</text:p>
          </table:table-cell>
          <table:table-cell office:value-type="float" office:value="0.0432921457260204" calcext:value-type="float">
            <text:p>0.0432921457260204</text:p>
          </table:table-cell>
          <table:table-cell office:value-type="float" office:value="0.0428311296789954" calcext:value-type="float">
            <text:p>0.0428311296789954</text:p>
          </table:table-cell>
          <table:table-cell office:value-type="float" office:value="0.0437531617730453" calcext:value-type="float">
            <text:p>0.0437531617730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614442868295" calcext:value-type="float">
            <text:p>0.997614442868295</text:p>
          </table:table-cell>
          <table:table-cell office:value-type="float" office:value="1.00038555713171" calcext:value-type="float">
            <text:p>1.0003855571317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614442868295" calcext:value-type="float">
            <text:p>0.997614442868295</text:p>
          </table:table-cell>
          <table:table-cell office:value-type="float" office:value="1.00038555713171" calcext:value-type="float">
            <text:p>1.0003855571317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78335847138419" calcext:value-type="float">
            <text:p>0.0278335847138419</text:p>
          </table:table-cell>
          <table:table-cell office:value-type="float" office:value="0.0441664152861581" calcext:value-type="float">
            <text:p>0.044166415286158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04995371665472" calcext:value-type="float">
            <text:p>0.0104995371665472</text:p>
          </table:table-cell>
          <table:table-cell office:value-type="float" office:value="0.0215004628334528" calcext:value-type="float">
            <text:p>0.021500462833452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59075270060199" calcext:value-type="float">
            <text:p>0.0859075270060199</text:p>
          </table:table-cell>
          <table:table-cell office:value-type="float" office:value="0.11209247299398" calcext:value-type="float">
            <text:p>0.1120924729939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536974890931" calcext:value-type="float">
            <text:p>0.039536974890931</text:p>
          </table:table-cell>
          <table:table-cell office:value-type="float" office:value="0.058463025109069" calcext:value-type="float">
            <text:p>0.058463025109069</text:p>
          </table:table-cell>
          <table:table-cell office:value-type="float" office:value="251.283703667" calcext:value-type="float">
            <text:p>251.283703667</text:p>
          </table:table-cell>
        </table:table-row>
        <table:table-row table:style-name="ro1">
          <table:table-cell office:value-type="string" calcext:value-type="string">
            <text:p>bky_indep_unbalanced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65569204053444" calcext:value-type="float">
            <text:p>0.0265569204053444</text:p>
          </table:table-cell>
          <table:table-cell office:value-type="float" office:value="0.0259106350234338" calcext:value-type="float">
            <text:p>0.0259106350234338</text:p>
          </table:table-cell>
          <table:table-cell office:value-type="float" office:value="0.0272032057872551" calcext:value-type="float">
            <text:p>0.0272032057872551</text:p>
          </table:table-cell>
          <table:table-cell office:value-type="float" office:value="0.0429282235853868" calcext:value-type="float">
            <text:p>0.0429282235853868</text:p>
          </table:table-cell>
          <table:table-cell office:value-type="float" office:value="0.04260713026317" calcext:value-type="float">
            <text:p>0.04260713026317</text:p>
          </table:table-cell>
          <table:table-cell office:value-type="float" office:value="0.0432493169076035" calcext:value-type="float">
            <text:p>0.0432493169076035</text:p>
          </table:table-cell>
          <table:table-cell office:value-type="float" office:value="0.0317385412943319" calcext:value-type="float">
            <text:p>0.0317385412943319</text:p>
          </table:table-cell>
          <table:table-cell office:value-type="float" office:value="0.03146453593415" calcext:value-type="float">
            <text:p>0.03146453593415</text:p>
          </table:table-cell>
          <table:table-cell office:value-type="float" office:value="0.0320125466545138" calcext:value-type="float">
            <text:p>0.0320125466545138</text:p>
          </table:table-cell>
          <table:table-cell office:value-type="float" office:value="0.0371751314322635" calcext:value-type="float">
            <text:p>0.0371751314322635</text:p>
          </table:table-cell>
          <table:table-cell office:value-type="float" office:value="0.0368856213006266" calcext:value-type="float">
            <text:p>0.0368856213006266</text:p>
          </table:table-cell>
          <table:table-cell office:value-type="float" office:value="0.0374646415639003" calcext:value-type="float">
            <text:p>0.0374646415639003</text:p>
          </table:table-cell>
          <table:table-cell office:value-type="float" office:value="0.0181682666990817" calcext:value-type="float">
            <text:p>0.0181682666990817</text:p>
          </table:table-cell>
          <table:table-cell office:value-type="float" office:value="0.0179560089232179" calcext:value-type="float">
            <text:p>0.0179560089232179</text:p>
          </table:table-cell>
          <table:table-cell office:value-type="float" office:value="0.0183805244749454" calcext:value-type="float">
            <text:p>0.0183805244749454</text:p>
          </table:table-cell>
          <table:table-cell office:value-type="float" office:value="0.100256229247777" calcext:value-type="float">
            <text:p>0.100256229247777</text:p>
          </table:table-cell>
          <table:table-cell office:value-type="float" office:value="0.0997511784840754" calcext:value-type="float">
            <text:p>0.0997511784840754</text:p>
          </table:table-cell>
          <table:table-cell office:value-type="float" office:value="0.100761280011478" calcext:value-type="float">
            <text:p>0.100761280011478</text:p>
          </table:table-cell>
          <table:table-cell office:value-type="float" office:value="0.0426018819127895" calcext:value-type="float">
            <text:p>0.0426018819127895</text:p>
          </table:table-cell>
          <table:table-cell office:value-type="float" office:value="0.0422856724175077" calcext:value-type="float">
            <text:p>0.0422856724175077</text:p>
          </table:table-cell>
          <table:table-cell office:value-type="float" office:value="0.0429180914080714" calcext:value-type="float">
            <text:p>0.0429180914080714</text:p>
          </table:table-cell>
          <table:table-cell office:value-type="float" office:value="0.0265569204053444" calcext:value-type="float">
            <text:p>0.0265569204053444</text:p>
          </table:table-cell>
          <table:table-cell office:value-type="float" office:value="0.0259106350234338" calcext:value-type="float">
            <text:p>0.0259106350234338</text:p>
          </table:table-cell>
          <table:table-cell office:value-type="float" office:value="0.0272032057872551" calcext:value-type="float">
            <text:p>0.0272032057872551</text:p>
          </table:table-cell>
          <table:table-cell office:value-type="float" office:value="0.0984644130822282" calcext:value-type="float">
            <text:p>0.0984644130822282</text:p>
          </table:table-cell>
          <table:table-cell office:value-type="float" office:value="0.0974916422871283" calcext:value-type="float">
            <text:p>0.0974916422871283</text:p>
          </table:table-cell>
          <table:table-cell office:value-type="float" office:value="0.099437183877328" calcext:value-type="float">
            <text:p>0.099437183877328</text:p>
          </table:table-cell>
          <table:table-cell office:value-type="float" office:value="0.0734229589961607" calcext:value-type="float">
            <text:p>0.0734229589961607</text:p>
          </table:table-cell>
          <table:table-cell office:value-type="float" office:value="0.0725535429012503" calcext:value-type="float">
            <text:p>0.0725535429012503</text:p>
          </table:table-cell>
          <table:table-cell office:value-type="float" office:value="0.0742923750910711" calcext:value-type="float">
            <text:p>0.0742923750910711</text:p>
          </table:table-cell>
          <table:table-cell office:value-type="float" office:value="0.0265569204053444" calcext:value-type="float">
            <text:p>0.0265569204053444</text:p>
          </table:table-cell>
          <table:table-cell office:value-type="float" office:value="0.0259106350234338" calcext:value-type="float">
            <text:p>0.0259106350234338</text:p>
          </table:table-cell>
          <table:table-cell office:value-type="float" office:value="0.0272032057872551" calcext:value-type="float">
            <text:p>0.0272032057872551</text:p>
          </table:table-cell>
          <table:table-cell office:value-type="float" office:value="0.012843617651048" calcext:value-type="float">
            <text:p>0.012843617651048</text:p>
          </table:table-cell>
          <table:table-cell office:value-type="float" office:value="0.0123546699340282" calcext:value-type="float">
            <text:p>0.0123546699340282</text:p>
          </table:table-cell>
          <table:table-cell office:value-type="float" office:value="0.0133325653680677" calcext:value-type="float">
            <text:p>0.0133325653680677</text:p>
          </table:table-cell>
          <table:table-cell office:value-type="float" office:value="0.0942541671227356" calcext:value-type="float">
            <text:p>0.0942541671227356</text:p>
          </table:table-cell>
          <table:table-cell office:value-type="float" office:value="0.0932149710782021" calcext:value-type="float">
            <text:p>0.0932149710782021</text:p>
          </table:table-cell>
          <table:table-cell office:value-type="float" office:value="0.0952933631672692" calcext:value-type="float">
            <text:p>0.0952933631672692</text:p>
          </table:table-cell>
          <table:table-cell office:value-type="float" office:value="0.0445998578326734" calcext:value-type="float">
            <text:p>0.0445998578326734</text:p>
          </table:table-cell>
          <table:table-cell office:value-type="float" office:value="0.0438261289872134" calcext:value-type="float">
            <text:p>0.0438261289872134</text:p>
          </table:table-cell>
          <table:table-cell office:value-type="float" office:value="0.0453735866781335" calcext:value-type="float">
            <text:p>0.045373586678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8602644622255" calcext:value-type="float">
            <text:p>0.0278602644622255</text:p>
          </table:table-cell>
          <table:table-cell office:value-type="float" office:value="0.0275831073785473" calcext:value-type="float">
            <text:p>0.0275831073785473</text:p>
          </table:table-cell>
          <table:table-cell office:value-type="float" office:value="0.0281374215459036" calcext:value-type="float">
            <text:p>0.0281374215459036</text:p>
          </table:table-cell>
          <table:table-cell office:value-type="float" office:value="0.0206477192304465" calcext:value-type="float">
            <text:p>0.0206477192304465</text:p>
          </table:table-cell>
          <table:table-cell office:value-type="float" office:value="0.0204095785604741" calcext:value-type="float">
            <text:p>0.0204095785604741</text:p>
          </table:table-cell>
          <table:table-cell office:value-type="float" office:value="0.020885859900419" calcext:value-type="float">
            <text:p>0.020885859900419</text:p>
          </table:table-cell>
          <table:table-cell office:value-type="float" office:value="0.0389937629251331" calcext:value-type="float">
            <text:p>0.0389937629251331</text:p>
          </table:table-cell>
          <table:table-cell office:value-type="float" office:value="0.0386698655780805" calcext:value-type="float">
            <text:p>0.0386698655780805</text:p>
          </table:table-cell>
          <table:table-cell office:value-type="float" office:value="0.0393176602721857" calcext:value-type="float">
            <text:p>0.0393176602721857</text:p>
          </table:table-cell>
          <table:table-cell office:value-type="float" office:value="0.0190074978058204" calcext:value-type="float">
            <text:p>0.0190074978058204</text:p>
          </table:table-cell>
          <table:table-cell office:value-type="float" office:value="0.018774503883357" calcext:value-type="float">
            <text:p>0.018774503883357</text:p>
          </table:table-cell>
          <table:table-cell office:value-type="float" office:value="0.0192404917282839" calcext:value-type="float">
            <text:p>0.0192404917282839</text:p>
          </table:table-cell>
          <table:table-cell office:value-type="float" office:value="0.101349077114836" calcext:value-type="float">
            <text:p>0.101349077114836</text:p>
          </table:table-cell>
          <table:table-cell office:value-type="float" office:value="0.100783456194585" calcext:value-type="float">
            <text:p>0.100783456194585</text:p>
          </table:table-cell>
          <table:table-cell office:value-type="float" office:value="0.101914698035087" calcext:value-type="float">
            <text:p>0.101914698035087</text:p>
          </table:table-cell>
          <table:table-cell office:value-type="float" office:value="0.0421050372615336" calcext:value-type="float">
            <text:p>0.0421050372615336</text:p>
          </table:table-cell>
          <table:table-cell office:value-type="float" office:value="0.0417592747206258" calcext:value-type="float">
            <text:p>0.0417592747206258</text:p>
          </table:table-cell>
          <table:table-cell office:value-type="float" office:value="0.0424507998024415" calcext:value-type="float">
            <text:p>0.0424507998024415</text:p>
          </table:table-cell>
          <table:table-cell office:value-type="float" office:value="267.8541735" calcext:value-type="float">
            <text:p>267.8541735</text:p>
          </table:table-cell>
        </table:table-row>
      </table:table>
      <table:named-expressions/>
      <table:database-ranges>
        <table:database-range table:name="__Anonymous_Sheet_DB__0" table:target-range-address="formatted.A2:formatted.Z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a933"/>
    </style:style>
    <style:style style:name="Blue" style:family="table-cell" style:parent-style-name="Default">
      <style:text-properties fo:color="#2a60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3T15:56:34.947861999</dc:date>
    <meta:editing-duration>PT9H4M56S</meta:editing-duration>
    <meta:editing-cycles>11</meta:editing-cycles>
    <meta:generator>LibreOffice/7.4.1.2$MacOSX_AARCH64 LibreOffice_project/3c58a8f3a960df8bc8fd77b461821e42c061c5f0</meta:generator>
    <meta:document-statistic meta:table-count="2" meta:cell-count="2145" meta:object-count="0"/>
  </office:meta>
</office:document-meta>
</file>